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14"/>
    <style:style style:name="ce4" style:family="table-cell" style:parent-style-name="Default" style:data-style-name="N2"/>
    <style:style style:name="ce5" style:family="table-cell" style:parent-style-name="Default" style:data-style-name="N30"/>
    <style:style style:name="ce6" style:family="table-cell" style:parent-style-name="Percent" style:data-style-name="N14">
      <style:text-properties fo:color="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2.38125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3.65125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2.72520833333333cm"/>
    </style:style>
    <style:style style:name="co18" style:family="table-column">
      <style:table-column-properties fo:break-before="auto" style:column-width="3.81cm"/>
    </style:style>
    <style:style style:name="co19" style:family="table-column">
      <style:table-column-properties fo:break-before="auto" style:column-width="3.83645833333333cm"/>
    </style:style>
    <style:style style:name="co20" style:family="table-column">
      <style:table-column-properties fo:break-before="auto" style:column-width="4.94770833333333cm"/>
    </style:style>
    <style:style style:name="co21" style:family="table-column">
      <style:table-column-properties fo:break-before="auto" style:column-width="2.301875cm"/>
    </style:style>
    <style:style style:name="co22" style:family="table-column">
      <style:table-column-properties fo:break-before="auto" style:column-width="5.476875cm"/>
    </style:style>
    <style:style style:name="co23" style:family="table-column">
      <style:table-column-properties fo:break-before="auto" style:column-width="4.81541666666667cm"/>
    </style:style>
    <style:style style:name="co24" style:family="table-column">
      <style:table-column-properties fo:break-before="auto" style:column-width="4.89479166666667cm"/>
    </style:style>
    <style:style style:name="co25" style:family="table-column">
      <style:table-column-properties fo:break-before="auto" style:column-width="4.84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ace_ol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1" table:default-cell-style-name="ce1"/>
        <table:table-column table:style-name="co4" table:number-columns-repeated="16365" table:default-cell-style-name="ce1"/>
        <table:table-row table:style-name="ro1">
          <table:table-cell office:value-type="string" table:style-name="ce1">
            <text:p>CSA</text:p>
          </table:table-cell>
          <table:table-cell office:value-type="string" table:style-name="ce1">
            <text:p>baseline</text:p>
          </table:table-cell>
          <table:table-cell office:value-type="float" office:value="32" table:style-name="ce1">
            <text:p>32</text:p>
          </table:table-cell>
          <table:table-cell office:value-type="float" office:value="128" table:style-name="ce1">
            <text:p>128</text:p>
          </table:table-cell>
          <table:table-cell office:value-type="float" office:value="512" table:style-name="ce1">
            <text:p>512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35573340" table:style-name="ce1">
            <text:p>35573340</text:p>
          </table:table-cell>
          <table:table-cell table:number-columns-repeated="2" table:style-name="ce1"/>
          <table:table-cell office:value-type="string" table:style-name="ce1">
            <text:p>plai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bps</text:p>
          </table:table-cell>
          <table:table-cell office:value-type="float" office:value="16" table:style-name="ce1">
            <text:p>16</text:p>
          </table:table-cell>
          <table:table-cell office:value-type="float" office:value="7.2880000000000003" table:style-name="ce1">
            <text:p>7.288</text:p>
          </table:table-cell>
          <table:table-cell office:value-type="float" office:value="6.069" table:style-name="ce1">
            <text:p>6.069</text:p>
          </table:table-cell>
          <table:table-cell office:value-type="float" office:value="5.7610000000000001" table:style-name="ce1">
            <text:p>5.761</text:p>
          </table:table-cell>
          <table:table-cell table:style-name="ce1"/>
          <table:table-cell office:value-type="string" table:style-name="ce1">
            <text:p>n_traj</text:p>
          </table:table-cell>
          <table:table-cell office:value-type="float" office:value="10000000" table:style-name="ce1">
            <text:p>10000000</text:p>
          </table:table-cell>
          <table:table-cell table:style-name="ce1"/>
          <table:table-cell office:value-type="string" table:style-name="ce1">
            <text:p>size</text:p>
          </table:table-cell>
          <table:table-cell office:value-type="float" office:value="115900025" table:formula="of:=[.B3]+[.B10]" table:style-name="ce1">
            <text:p>11590002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float" office:value="71146680" table:formula="of:=[.B2]*[.$H$1]/8" table:style-name="ce1">
            <text:p>71146680</text:p>
          </table:table-cell>
          <table:table-cell office:value-type="float" office:value="32407312.740000002" table:formula="of:=[.C2]*[.$H$1]/8" table:style-name="ce1">
            <text:p>32407312.74</text:p>
          </table:table-cell>
          <table:table-cell office:value-type="float" office:value="26986825.057500001" table:formula="of:=[.D2]*[.$H$1]/8" table:style-name="ce1">
            <text:p>26986825.06</text:p>
          </table:table-cell>
          <table:table-cell office:value-type="float" office:value="25617251.467500001" table:formula="of:=[.E2]*[.$H$1]/8" table:style-name="ce1">
            <text:p>25617251.47</text:p>
          </table:table-cell>
          <table:table-cell table:style-name="ce1"/>
          <table:table-cell office:value-type="string" table:style-name="ce1">
            <text:p>n_wm</text:p>
          </table:table-cell>
          <table:table-cell office:value-type="float" office:value="25573340" table:formula="of:=[.H1]-[.H2]" table:style-name="ce1">
            <text:p>25573340</text:p>
          </table:table-cell>
          <table:table-cell table:style-name="ce1"/>
          <table:table-cell office:value-type="string" table:style-name="ce1">
            <text:p>mb</text:p>
          </table:table-cell>
          <table:table-cell office:value-type="float" office:value="110.53087711334229" table:formula="of:=[.K2]/1024/1024" table:style-name="ce1">
            <text:p>110.530877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ize (MB)</text:p>
          </table:table-cell>
          <table:table-cell office:value-type="float" office:value="67.850761413574219" table:formula="of:=[.B3]/1024/1024" table:style-name="ce2">
            <text:p>67.85</text:p>
          </table:table-cell>
          <table:table-cell office:value-type="float" office:value="30.906021823883059" table:formula="of:=[.C3]/1024/1024" table:style-name="ce2">
            <text:p>30.91</text:p>
          </table:table-cell>
          <table:table-cell office:value-type="float" office:value="25.736641938686372" table:formula="of:=[.D3]/1024/1024" table:style-name="ce2">
            <text:p>25.74</text:p>
          </table:table-cell>
          <table:table-cell office:value-type="float" office:value="24.430514781475068" table:formula="of:=[.E3]/1024/1024" table:style-name="ce2">
            <text:p>24.43</text:p>
          </table:table-cell>
          <table:table-cell table:number-columns-repeated="4" table:style-name="ce1"/>
          <table:table-cell office:value-type="string" table:style-name="ce1">
            <text:p>mb_real</text:p>
          </table:table-cell>
          <table:table-cell office:value-type="float" office:value="165.38623094558716" table:formula="of:=[space_new.$K$3]" table:style-name="ce1">
            <text:p>165.386230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ompr</text:p>
          </table:table-cell>
          <table:table-cell office:value-type="percentage" office:value="1" table:formula="of:=[.B3]/[.$B$3]" table:style-name="ce3">
            <text:p>100.00%</text:p>
          </table:table-cell>
          <table:table-cell office:value-type="percentage" office:value="0.45550000000000002" table:formula="of:=[.C3]/[.$B$3]" table:style-name="ce3">
            <text:p>45.55%</text:p>
          </table:table-cell>
          <table:table-cell office:value-type="percentage" office:value="0.3793125" table:formula="of:=[.D3]/[.$B$3]" table:style-name="ce3">
            <text:p>37.93%</text:p>
          </table:table-cell>
          <table:table-cell office:value-type="percentage" office:value="0.36006250000000001" table:formula="of:=[.E3]/[.$B$3]" table:style-name="ce3">
            <text:p>36.01%</text:p>
          </table:table-cell>
          <table:table-cell table:number-columns-repeated="16379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32+RG32</text:p>
          </table:table-cell>
          <table:table-cell office:value-type="string" table:style-name="ce2">
            <text:p>32+RRR32</text:p>
          </table:table-cell>
          <table:table-cell office:value-type="string" table:style-name="ce1">
            <text:p>32+RRR64</text:p>
          </table:table-cell>
          <table:table-cell office:value-type="string" table:style-name="ce1">
            <text:p>32+RRR128</text:p>
          </table:table-cell>
          <table:table-cell office:value-type="string" table:style-name="ce1">
            <text:p>128+RG32</text:p>
          </table:table-cell>
          <table:table-cell office:value-type="string" table:style-name="ce1">
            <text:p>128+RRR32</text:p>
          </table:table-cell>
          <table:table-cell office:value-type="string" table:style-name="ce1">
            <text:p>128+RRR64</text:p>
          </table:table-cell>
          <table:table-cell office:value-type="string" table:style-name="ce1">
            <text:p>128+RRR128</text:p>
          </table:table-cell>
          <table:table-cell office:value-type="string" table:style-name="ce1">
            <text:p>512+RG32</text:p>
          </table:table-cell>
          <table:table-cell office:value-type="string" table:style-name="ce1">
            <text:p>512+RRR32</text:p>
          </table:table-cell>
          <table:table-cell office:value-type="string" table:style-name="ce1">
            <text:p>512+RRR64</text:p>
          </table:table-cell>
          <table:table-cell office:value-type="string" table:style-name="ce1">
            <text:p>512+RRR128</text:p>
          </table:table-cell>
          <table:table-cell table:number-columns-repeated="16365"/>
        </table:table-row>
        <table:table-row table:style-name="ro1">
          <table:table-cell table:number-columns-repeated="7" table:style-name="ce1"/>
          <table:table-cell office:value-type="float" office:value="81.72948084354401" table:formula="of:=[.$F$17]+[.$C$4]+[.C11]" table:style-name="ce2">
            <text:p>81.73</text:p>
          </table:table-cell>
          <table:table-cell office:value-type="float" office:value="78.80284433841706" table:formula="of:=[.$F$17]+[.$C$4]+[.D11]" table:style-name="ce2">
            <text:p>78.80</text:p>
          </table:table-cell>
          <table:table-cell office:value-type="float" office:value="76.705421509742735" table:formula="of:=[.$F$17]+[.$C$4]+[.E11]" table:style-name="ce2">
            <text:p>76.71</text:p>
          </table:table-cell>
          <table:table-cell office:value-type="float" office:value="75.656710095405572" table:formula="of:=[.$F$17]+[.$C$4]+[.F11]" table:style-name="ce2">
            <text:p>75.66</text:p>
          </table:table-cell>
          <table:table-cell office:value-type="float" office:value="76.560100958347334" table:formula="of:=[.$F$17]+[.$D$4]+[.C11]" table:style-name="ce2">
            <text:p>76.56</text:p>
          </table:table-cell>
          <table:table-cell office:value-type="float" office:value="73.63346445322037" table:formula="of:=[.$F$17]+[.$D$4]+[.D11]" table:style-name="ce2">
            <text:p>73.63</text:p>
          </table:table-cell>
          <table:table-cell office:value-type="float" office:value="71.536041624546044" table:formula="of:=[.$F$17]+[.$D$4]+[.E11]" table:style-name="ce2">
            <text:p>71.54</text:p>
          </table:table-cell>
          <table:table-cell office:value-type="float" office:value="70.487330210208896" table:formula="of:=[.$F$17]+[.$D$4]+[.F11]" table:style-name="ce2">
            <text:p>70.49</text:p>
          </table:table-cell>
          <table:table-cell office:value-type="float" office:value="75.253973801136027" table:formula="of:=[.$F$17]+[.$E$4]+[.C11]" table:style-name="ce2">
            <text:p>75.25</text:p>
          </table:table-cell>
          <table:table-cell office:value-type="float" office:value="72.327337296009063" table:formula="of:=[.$F$17]+[.$E$4]+[.D11]" table:style-name="ce2">
            <text:p>72.33</text:p>
          </table:table-cell>
          <table:table-cell office:value-type="float" office:value="70.229914467334737" table:formula="of:=[.$F$17]+[.$E$4]+[.E11]" table:style-name="ce2">
            <text:p>70.23</text:p>
          </table:table-cell>
          <table:table-cell office:value-type="float" office:value="69.181203052997589" table:formula="of:=[.$F$17]+[.$E$4]+[.F11]" table:style-name="ce2">
            <text:p>69.18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WMJ</text:p>
          </table:table-cell>
          <table:table-cell office:value-type="string" table:style-name="ce1">
            <text:p>baseline</text:p>
          </table:table-cell>
          <table:table-cell office:value-type="string" table:style-name="ce1">
            <text:p>RG32</text:p>
          </table:table-cell>
          <table:table-cell office:value-type="string" table:style-name="ce1">
            <text:p>RG32</text:p>
          </table:table-cell>
          <table:table-cell office:value-type="string" table:style-name="ce1">
            <text:p>RG64</text:p>
          </table:table-cell>
          <table:table-cell office:value-type="string" table:style-name="ce1">
            <text:p>RG128</text:p>
          </table:table-cell>
          <table:table-cell table:style-name="ce1"/>
          <table:table-cell office:value-type="percentage" office:value="0.49417342892609595" table:formula="of:=[.H7]/[.$K$4]" table:style-name="ce6">
            <text:p>49.42%</text:p>
          </table:table-cell>
          <table:table-cell office:value-type="percentage" office:value="0.47647766012845144" table:formula="of:=[.I7]/[.$K$4]" table:style-name="ce6">
            <text:p>47.65%</text:p>
          </table:table-cell>
          <table:table-cell office:value-type="percentage" office:value="0.46379569249013952" table:formula="of:=[.J7]/[.$K$4]" table:style-name="ce6">
            <text:p>46.38%</text:p>
          </table:table-cell>
          <table:table-cell office:value-type="percentage" office:value="0.45745470867098353" table:formula="of:=[.K7]/[.$K$4]" table:style-name="ce6">
            <text:p>45.75%</text:p>
          </table:table-cell>
          <table:table-cell office:value-type="percentage" office:value="0.46291701866968576" table:formula="of:=[.L7]/[.$K$4]" table:style-name="ce6">
            <text:p>46.29%</text:p>
          </table:table-cell>
          <table:table-cell office:value-type="percentage" office:value="0.4452212498720412" table:formula="of:=[.M7]/[.$K$4]" table:style-name="ce6">
            <text:p>44.52%</text:p>
          </table:table-cell>
          <table:table-cell office:value-type="percentage" office:value="0.43253928223372923" table:formula="of:=[.N7]/[.$K$4]" table:style-name="ce6">
            <text:p>43.25%</text:p>
          </table:table-cell>
          <table:table-cell office:value-type="percentage" office:value="0.4261982984145733" table:formula="of:=[.O7]/[.$K$4]" table:style-name="ce6">
            <text:p>42.62%</text:p>
          </table:table-cell>
          <table:table-cell office:value-type="percentage" office:value="0.45501958277224985" table:formula="of:=[.P7]/[.$K$4]" table:style-name="ce6">
            <text:p>45.50%</text:p>
          </table:table-cell>
          <table:table-cell office:value-type="percentage" office:value="0.43732381397460524" table:formula="of:=[.Q7]/[.$K$4]" table:style-name="ce6">
            <text:p>43.73%</text:p>
          </table:table-cell>
          <table:table-cell office:value-type="percentage" office:value="0.42464184633629332" table:formula="of:=[.R7]/[.$K$4]" table:style-name="ce6">
            <text:p>42.46%</text:p>
          </table:table-cell>
          <table:table-cell office:value-type="percentage" office:value="0.41830086251713738" table:formula="of:=[.S7]/[.$K$4]" table:style-name="ce6">
            <text:p>41.83%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ps</text:p>
          </table:table-cell>
          <table:table-cell office:value-type="float" office:value="14" table:style-name="ce1">
            <text:p>14</text:p>
          </table:table-cell>
          <table:table-cell office:value-type="float" office:value="14.438000000000001" table:style-name="ce1">
            <text:p>14.438</text:p>
          </table:table-cell>
          <table:table-cell office:value-type="float" office:value="13.478" table:style-name="ce1">
            <text:p>13.478</text:p>
          </table:table-cell>
          <table:table-cell office:value-type="float" office:value="12.79" table:style-name="ce1">
            <text:p>12.79</text:p>
          </table:table-cell>
          <table:table-cell office:value-type="float" office:value="12.446" table:style-name="ce1">
            <text:p>12.446</text:p>
          </table:table-cell>
          <table:table-cell table:number-columns-repeated="2" table:style-name="ce1"/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float" office:value="44753345" table:formula="of:=[.B9]*[.$H$3]/8" table:style-name="ce1">
            <text:p>44753345</text:p>
          </table:table-cell>
          <table:table-cell office:value-type="float" office:value="46153485.365000002" table:formula="of:=[.C9]*[.$H$3]/8" table:style-name="ce1">
            <text:p>46153485.37</text:p>
          </table:table-cell>
          <table:table-cell office:value-type="float" office:value="43084684.564999998" table:formula="of:=[.D9]*[.$H$3]/8" table:style-name="ce1">
            <text:p>43084684.57</text:p>
          </table:table-cell>
          <table:table-cell office:value-type="float" office:value="40885377.324999996" table:formula="of:=[.E9]*[.$H$3]/8" table:style-name="ce1">
            <text:p>40885377.33</text:p>
          </table:table-cell>
          <table:table-cell office:value-type="float" office:value="39785723.704999998" table:formula="of:=[.F9]*[.$H$3]/8" table:style-name="ce1">
            <text:p>39785723.7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ize (MB)</text:p>
          </table:table-cell>
          <table:table-cell office:value-type="float" office:value="42.680115699768066" table:formula="of:=[.B10]/1024/1024" table:style-name="ce2">
            <text:p>42.68</text:p>
          </table:table-cell>
          <table:table-cell office:value-type="float" office:value="44.015393605232241" table:formula="of:=[.C10]/1024/1024" table:style-name="ce2">
            <text:p>44.02</text:p>
          </table:table-cell>
          <table:table-cell office:value-type="float" office:value="41.088757100105283" table:formula="of:=[.D10]/1024/1024" table:style-name="ce2">
            <text:p>41.09</text:p>
          </table:table-cell>
          <table:table-cell office:value-type="float" office:value="38.991334271430965" table:formula="of:=[.E10]/1024/1024" table:style-name="ce2">
            <text:p>38.99</text:p>
          </table:table-cell>
          <table:table-cell office:value-type="float" office:value="37.942622857093809" table:formula="of:=[.F10]/1024/1024" table:style-name="ce2">
            <text:p>37.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mpr</text:p>
          </table:table-cell>
          <table:table-cell office:value-type="percentage" office:value="1" table:formula="of:=[.B10]/[.$B$10]" table:style-name="ce3">
            <text:p>100.00%</text:p>
          </table:table-cell>
          <table:table-cell office:value-type="percentage" office:value="1.0312857142857144" table:formula="of:=[.C10]/[.$B$10]" table:style-name="ce3">
            <text:p>103.13%</text:p>
          </table:table-cell>
          <table:table-cell office:value-type="percentage" office:value="0.96271428571428563" table:formula="of:=[.D10]/[.$B$10]" table:style-name="ce3">
            <text:p>96.27%</text:p>
          </table:table-cell>
          <table:table-cell office:value-type="percentage" office:value="0.91357142857142848" table:formula="of:=[.E10]/[.$B$10]" table:style-name="ce3">
            <text:p>91.36%</text:p>
          </table:table-cell>
          <table:table-cell office:value-type="percentage" office:value="0.88900000000000001" table:formula="of:=[.F10]/[.$B$10]" table:style-name="ce3">
            <text:p>88.90%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mmons</text:p>
          </table:table-cell>
          <table:table-cell office:value-type="string" table:style-name="ce1">
            <text:p>lineStops</text:p>
          </table:table-cell>
          <table:table-cell office:value-type="string" table:style-name="ce1">
            <text:p>stopLines</text:p>
          </table:table-cell>
          <table:table-cell office:value-type="string" table:style-name="ce1">
            <text:p>avgTimes</text:p>
          </table:table-cell>
          <table:table-cell office:value-type="string" table:style-name="ce1">
            <text:p>initialTimes</text:p>
          </table:table-cell>
          <table:table-cell office:value-type="string" table:style-name="ce1">
            <text:p>tot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float" office:value="121972" table:style-name="ce1">
            <text:p>121972</text:p>
          </table:table-cell>
          <table:table-cell office:value-type="float" office:value="144548" table:style-name="ce1">
            <text:p>144548</text:p>
          </table:table-cell>
          <table:table-cell office:value-type="float" office:value="65182" table:style-name="ce1">
            <text:p>65182</text:p>
          </table:table-cell>
          <table:table-cell office:value-type="float" office:value="6807072" table:style-name="ce1">
            <text:p>6807072</text:p>
          </table:table-cell>
          <table:table-cell office:value-type="float" office:value="7138774" table:formula="of:=SUM([.B16:.E16])" table:style-name="ce1">
            <text:p>713877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ize (MB)</text:p>
          </table:table-cell>
          <table:table-cell office:value-type="float" office:value="0.11632156372070313" table:formula="of:=[.B16]/1024/1024" table:style-name="ce2">
            <text:p>0.12</text:p>
          </table:table-cell>
          <table:table-cell office:value-type="float" office:value="0.13785171508789063" table:formula="of:=[.C16]/1024/1024" table:style-name="ce2">
            <text:p>0.14</text:p>
          </table:table-cell>
          <table:table-cell office:value-type="float" office:value="6.2162399291992188E-2" table:formula="of:=[.D16]/1024/1024" table:style-name="ce2">
            <text:p>0.06</text:p>
          </table:table-cell>
          <table:table-cell office:value-type="float" office:value="6.491729736328125" table:formula="of:=[.E16]/1024/1024" table:style-name="ce2">
            <text:p>6.49</text:p>
          </table:table-cell>
          <table:table-cell office:value-type="float" office:value="6.8080654144287109" table:formula="of:=[.F16]/1024/1024" table:style-name="ce2">
            <text:p>6.81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board_old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3" table:default-cell-style-name="ce1"/>
        <table:table-column table:style-name="co7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config</text:p>
          </table:table-cell>
          <table:table-cell office:value-type="string" table:style-name="ce1">
            <text:p>TTCTR&amp;1board-X</text:p>
          </table:table-cell>
          <table:table-cell office:value-type="string" table:style-name="ce1">
            <text:p>TTCTR&amp;1board-X_{L}</text:p>
          </table:table-cell>
          <table:table-cell office:value-type="string" table:style-name="ce1">
            <text:p>TTCTR&amp;1board-X_{T}</text:p>
          </table:table-cell>
          <table:table-cell office:value-type="string" table:style-name="ce1">
            <text:p>TTCTR&amp;1board-X_{LT}</text:p>
          </table:table-cell>
          <table:table-cell office:value-type="string" table:style-name="ce2">
            <text:p>space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</text:p>
          </table:table-cell>
          <table:table-cell office:value-type="float" office:value="0.16689000000000001" table:style-name="ce2">
            <text:p>0.17</text:p>
          </table:table-cell>
          <table:table-cell office:value-type="float" office:value="0.12494" table:style-name="ce2">
            <text:p>0.12</text:p>
          </table:table-cell>
          <table:table-cell office:value-type="float" office:value="8.2127499999999998" table:style-name="ce2">
            <text:p>8.21</text:p>
          </table:table-cell>
          <table:table-cell office:value-type="float" office:value="3.86557" table:style-name="ce2">
            <text:p>3.87</text:p>
          </table:table-cell>
          <table:table-cell office:value-type="float" office:value="81.72948084354401" table:formula="of:=[space_old.$H$7]" table:style-name="ce2">
            <text:p>81.7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</text:p>
          </table:table-cell>
          <table:table-cell office:value-type="float" office:value="0.16905999999999999" table:style-name="ce2">
            <text:p>0.17</text:p>
          </table:table-cell>
          <table:table-cell office:value-type="float" office:value="0.12492" table:style-name="ce2">
            <text:p>0.12</text:p>
          </table:table-cell>
          <table:table-cell office:value-type="float" office:value="10.916040000000001" table:style-name="ce2">
            <text:p>10.92</text:p>
          </table:table-cell>
          <table:table-cell office:value-type="float" office:value="5.1372499999999999" table:style-name="ce2">
            <text:p>5.14</text:p>
          </table:table-cell>
          <table:table-cell office:value-type="float" office:value="78.80284433841706" table:formula="of:=[space_old.$I$7]" table:style-name="ce2">
            <text:p>78.8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</text:p>
          </table:table-cell>
          <table:table-cell office:value-type="float" office:value="0.17221" table:style-name="ce2">
            <text:p>0.17</text:p>
          </table:table-cell>
          <table:table-cell office:value-type="float" office:value="0.12953000000000001" table:style-name="ce2">
            <text:p>0.13</text:p>
          </table:table-cell>
          <table:table-cell office:value-type="float" office:value="11.711830000000001" table:style-name="ce2">
            <text:p>11.71</text:p>
          </table:table-cell>
          <table:table-cell office:value-type="float" office:value="5.3467500000000001" table:style-name="ce2">
            <text:p>5.35</text:p>
          </table:table-cell>
          <table:table-cell office:value-type="float" office:value="76.705421509742735" table:formula="of:=[space_old.$J$7]" table:style-name="ce2">
            <text:p>76.7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128</text:p>
          </table:table-cell>
          <table:table-cell office:value-type="float" office:value="0.17186999999999999" table:style-name="ce2">
            <text:p>0.17</text:p>
          </table:table-cell>
          <table:table-cell office:value-type="float" office:value="0.12617999999999999" table:style-name="ce2">
            <text:p>0.13</text:p>
          </table:table-cell>
          <table:table-cell office:value-type="float" office:value="13.34976" table:style-name="ce2">
            <text:p>13.35</text:p>
          </table:table-cell>
          <table:table-cell office:value-type="float" office:value="5.9859299999999998" table:style-name="ce2">
            <text:p>5.99</text:p>
          </table:table-cell>
          <table:table-cell office:value-type="float" office:value="75.656710095405572" table:formula="of:=[space_old.$K$7]" table:style-name="ce2">
            <text:p>75.6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</text:p>
          </table:table-cell>
          <table:table-cell office:value-type="float" office:value="0.16771" table:style-name="ce2">
            <text:p>0.17</text:p>
          </table:table-cell>
          <table:table-cell office:value-type="float" office:value="0.12562000000000001" table:style-name="ce2">
            <text:p>0.13</text:p>
          </table:table-cell>
          <table:table-cell office:value-type="float" office:value="8.2414400000000008" table:style-name="ce2">
            <text:p>8.24</text:p>
          </table:table-cell>
          <table:table-cell office:value-type="float" office:value="3.8814299999999999" table:style-name="ce2">
            <text:p>3.88</text:p>
          </table:table-cell>
          <table:table-cell office:value-type="float" office:value="76.560100958347334" table:formula="of:=[space_old.$L$7]" table:style-name="ce2">
            <text:p>76.5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</text:p>
          </table:table-cell>
          <table:table-cell office:value-type="float" office:value="0.17208000000000001" table:style-name="ce2">
            <text:p>0.17</text:p>
          </table:table-cell>
          <table:table-cell office:value-type="float" office:value="0.12967999999999999" table:style-name="ce2">
            <text:p>0.13</text:p>
          </table:table-cell>
          <table:table-cell office:value-type="float" office:value="10.901300000000001" table:style-name="ce2">
            <text:p>10.90</text:p>
          </table:table-cell>
          <table:table-cell office:value-type="float" office:value="5.1210500000000003" table:style-name="ce2">
            <text:p>5.12</text:p>
          </table:table-cell>
          <table:table-cell office:value-type="float" office:value="73.63346445322037" table:formula="of:=[space_old.$M$7]" table:style-name="ce2">
            <text:p>73.6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</text:p>
          </table:table-cell>
          <table:table-cell office:value-type="float" office:value="0.16664000000000001" table:style-name="ce2">
            <text:p>0.17</text:p>
          </table:table-cell>
          <table:table-cell office:value-type="float" office:value="0.1244" table:style-name="ce2">
            <text:p>0.12</text:p>
          </table:table-cell>
          <table:table-cell office:value-type="float" office:value="11.66947" table:style-name="ce2">
            <text:p>11.67</text:p>
          </table:table-cell>
          <table:table-cell office:value-type="float" office:value="5.3597799999999998" table:style-name="ce2">
            <text:p>5.36</text:p>
          </table:table-cell>
          <table:table-cell office:value-type="float" office:value="71.536041624546044" table:formula="of:=[space_old.$N$7]" table:style-name="ce2">
            <text:p>71.5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128</text:p>
          </table:table-cell>
          <table:table-cell office:value-type="float" office:value="0.16750999999999999" table:style-name="ce2">
            <text:p>0.17</text:p>
          </table:table-cell>
          <table:table-cell office:value-type="float" office:value="0.125" table:style-name="ce2">
            <text:p>0.13</text:p>
          </table:table-cell>
          <table:table-cell office:value-type="float" office:value="13.19365" table:style-name="ce2">
            <text:p>13.19</text:p>
          </table:table-cell>
          <table:table-cell office:value-type="float" office:value="5.9178600000000001" table:style-name="ce2">
            <text:p>5.92</text:p>
          </table:table-cell>
          <table:table-cell office:value-type="float" office:value="70.487330210208896" table:formula="of:=[space_old.$O$7]" table:style-name="ce2">
            <text:p>70.4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512+RG32</text:p>
          </table:table-cell>
          <table:table-cell office:value-type="float" office:value="0.17091999999999999" table:style-name="ce2">
            <text:p>0.17</text:p>
          </table:table-cell>
          <table:table-cell office:value-type="float" office:value="0.12837999999999999" table:style-name="ce2">
            <text:p>0.13</text:p>
          </table:table-cell>
          <table:table-cell office:value-type="float" office:value="8.2212800000000001" table:style-name="ce2">
            <text:p>8.22</text:p>
          </table:table-cell>
          <table:table-cell office:value-type="float" office:value="3.8614999999999999" table:style-name="ce2">
            <text:p>3.86</text:p>
          </table:table-cell>
          <table:table-cell office:value-type="float" office:value="75.253973801136027" table:formula="of:=[space_old.$P$7]" table:style-name="ce2">
            <text:p>75.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512+RRR32</text:p>
          </table:table-cell>
          <table:table-cell office:value-type="float" office:value="0.16675999999999999" table:style-name="ce2">
            <text:p>0.17</text:p>
          </table:table-cell>
          <table:table-cell office:value-type="float" office:value="0.12479999999999999" table:style-name="ce2">
            <text:p>0.12</text:p>
          </table:table-cell>
          <table:table-cell office:value-type="float" office:value="10.90156" table:style-name="ce2">
            <text:p>10.90</text:p>
          </table:table-cell>
          <table:table-cell office:value-type="float" office:value="5.11904" table:style-name="ce2">
            <text:p>5.12</text:p>
          </table:table-cell>
          <table:table-cell office:value-type="float" office:value="72.327337296009063" table:formula="of:=[space_old.$Q$7]" table:style-name="ce2">
            <text:p>72.3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512+RRR64</text:p>
          </table:table-cell>
          <table:table-cell office:value-type="float" office:value="0.16952" table:style-name="ce2">
            <text:p>0.17</text:p>
          </table:table-cell>
          <table:table-cell office:value-type="float" office:value="0.12573999999999999" table:style-name="ce2">
            <text:p>0.13</text:p>
          </table:table-cell>
          <table:table-cell office:value-type="float" office:value="11.6409" table:style-name="ce2">
            <text:p>11.64</text:p>
          </table:table-cell>
          <table:table-cell office:value-type="float" office:value="5.4148800000000001" table:style-name="ce2">
            <text:p>5.41</text:p>
          </table:table-cell>
          <table:table-cell office:value-type="float" office:value="70.229914467334737" table:formula="of:=[space_old.$R$7]" table:style-name="ce2">
            <text:p>70.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512+RRR128</text:p>
          </table:table-cell>
          <table:table-cell office:value-type="float" office:value="0.16864000000000001" table:style-name="ce2">
            <text:p>0.17</text:p>
          </table:table-cell>
          <table:table-cell office:value-type="float" office:value="0.12558" table:style-name="ce2">
            <text:p>0.13</text:p>
          </table:table-cell>
          <table:table-cell office:value-type="float" office:value="13.22364" table:style-name="ce2">
            <text:p>13.22</text:p>
          </table:table-cell>
          <table:table-cell office:value-type="float" office:value="5.9504400000000004" table:style-name="ce2">
            <text:p>5.95</text:p>
          </table:table-cell>
          <table:table-cell office:value-type="float" office:value="69.181203052997589" table:formula="of:=[space_old.$S$7]" table:style-name="ce2">
            <text:p>69.18</text:p>
          </table:table-cell>
          <table:table-cell table:number-columns-repeated="16378" table:style-name="ce1"/>
        </table:table-row>
        <table:table-row table:number-rows-repeated="3" table:style-name="ro1">
          <table:table-cell table:style-name="ce1"/>
          <table:table-cell table:number-columns-repeated="8" table:style-name="ce2"/>
          <table:table-cell table:number-columns-repeated="16375"/>
        </table:table-row>
        <table:table-row table:number-rows-repeated="15" table:style-name="ro1">
          <table:table-cell/>
          <table:table-cell table:number-columns-repeated="8" table:style-name="ce2"/>
          <table:table-cell table:number-columns-repeated="16375"/>
        </table:table-row>
        <table:table-row table:number-rows-repeated="1048545" table:style-name="ro2">
          <table:table-cell table:number-columns-repeated="16384"/>
        </table:table-row>
      </table:table>
      <table:table table:name="start_old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config</text:p>
          </table:table-cell>
          <table:table-cell office:value-type="string" table:style-name="ce1">
            <text:p>TTCTR&amp;1start-X</text:p>
          </table:table-cell>
          <table:table-cell office:value-type="string" table:style-name="ce1">
            <text:p>TTCTR&amp;1start-X_{L}</text:p>
          </table:table-cell>
          <table:table-cell office:value-type="string" table:style-name="ce1">
            <text:p>TTCTR&amp;1start-X_{T}</text:p>
          </table:table-cell>
          <table:table-cell office:value-type="string" table:style-name="ce1">
            <text:p>TTCTR&amp;1start-X_{LT}</text:p>
          </table:table-cell>
          <table:table-cell office:value-type="string" table:style-name="ce2">
            <text:p>space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</text:p>
          </table:table-cell>
          <table:table-cell office:value-type="float" office:value="4.2046599999999996" table:style-name="ce2">
            <text:p>4.20</text:p>
          </table:table-cell>
          <table:table-cell office:value-type="float" office:value="4.1577200000000003" table:style-name="ce2">
            <text:p>4.16</text:p>
          </table:table-cell>
          <table:table-cell office:value-type="float" office:value="18.5166" table:style-name="ce2">
            <text:p>18.52</text:p>
          </table:table-cell>
          <table:table-cell office:value-type="float" office:value="8.2212200000000006" table:style-name="ce2">
            <text:p>8.22</text:p>
          </table:table-cell>
          <table:table-cell office:value-type="float" office:value="81.72948084354401" table:formula="of:=[space_old.$H$7]" table:style-name="ce2">
            <text:p>81.7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</text:p>
          </table:table-cell>
          <table:table-cell office:value-type="float" office:value="4.1783299999999999" table:style-name="ce2">
            <text:p>4.18</text:p>
          </table:table-cell>
          <table:table-cell office:value-type="float" office:value="4.1771900000000004" table:style-name="ce2">
            <text:p>4.18</text:p>
          </table:table-cell>
          <table:table-cell office:value-type="float" office:value="21.00543" table:style-name="ce2">
            <text:p>21.01</text:p>
          </table:table-cell>
          <table:table-cell office:value-type="float" office:value="9.4258400000000009" table:style-name="ce2">
            <text:p>9.43</text:p>
          </table:table-cell>
          <table:table-cell office:value-type="float" office:value="78.80284433841706" table:formula="of:=[space_old.$I$7]" table:style-name="ce2">
            <text:p>78.8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</text:p>
          </table:table-cell>
          <table:table-cell office:value-type="float" office:value="4.2119400000000002" table:style-name="ce2">
            <text:p>4.21</text:p>
          </table:table-cell>
          <table:table-cell office:value-type="float" office:value="4.1542700000000004" table:style-name="ce2">
            <text:p>4.15</text:p>
          </table:table-cell>
          <table:table-cell office:value-type="float" office:value="21.702739999999999" table:style-name="ce2">
            <text:p>21.70</text:p>
          </table:table-cell>
          <table:table-cell office:value-type="float" office:value="9.6518499999999996" table:style-name="ce2">
            <text:p>9.65</text:p>
          </table:table-cell>
          <table:table-cell office:value-type="float" office:value="76.705421509742735" table:formula="of:=[space_old.$J$7]" table:style-name="ce2">
            <text:p>76.7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128</text:p>
          </table:table-cell>
          <table:table-cell office:value-type="float" office:value="4.1811999999999996" table:style-name="ce2">
            <text:p>4.18</text:p>
          </table:table-cell>
          <table:table-cell office:value-type="float" office:value="4.1529199999999999" table:style-name="ce2">
            <text:p>4.15</text:p>
          </table:table-cell>
          <table:table-cell office:value-type="float" office:value="23.201779999999999" table:style-name="ce2">
            <text:p>23.20</text:p>
          </table:table-cell>
          <table:table-cell office:value-type="float" office:value="10.21753" table:style-name="ce2">
            <text:p>10.22</text:p>
          </table:table-cell>
          <table:table-cell office:value-type="float" office:value="75.656710095405572" table:formula="of:=[space_old.$K$7]" table:style-name="ce2">
            <text:p>75.6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</text:p>
          </table:table-cell>
          <table:table-cell office:value-type="float" office:value="6.9583500000000003" table:style-name="ce2">
            <text:p>6.96</text:p>
          </table:table-cell>
          <table:table-cell office:value-type="float" office:value="6.9393500000000001" table:style-name="ce2">
            <text:p>6.94</text:p>
          </table:table-cell>
          <table:table-cell office:value-type="float" office:value="25.050660000000001" table:style-name="ce2">
            <text:p>25.05</text:p>
          </table:table-cell>
          <table:table-cell office:value-type="float" office:value="10.67601" table:style-name="ce2">
            <text:p>10.68</text:p>
          </table:table-cell>
          <table:table-cell office:value-type="float" office:value="76.560100958347334" table:formula="of:=[space_old.$L$7]" table:style-name="ce2">
            <text:p>76.5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</text:p>
          </table:table-cell>
          <table:table-cell office:value-type="float" office:value="6.9610000000000003" table:style-name="ce2">
            <text:p>6.96</text:p>
          </table:table-cell>
          <table:table-cell office:value-type="float" office:value="6.9403300000000003" table:style-name="ce2">
            <text:p>6.94</text:p>
          </table:table-cell>
          <table:table-cell office:value-type="float" office:value="27.44389" table:style-name="ce2">
            <text:p>27.44</text:p>
          </table:table-cell>
          <table:table-cell office:value-type="float" office:value="11.77933" table:style-name="ce2">
            <text:p>11.78</text:p>
          </table:table-cell>
          <table:table-cell office:value-type="float" office:value="73.63346445322037" table:formula="of:=[space_old.$M$7]" table:style-name="ce2">
            <text:p>73.6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</text:p>
          </table:table-cell>
          <table:table-cell office:value-type="float" office:value="6.9453199999999997" table:style-name="ce2">
            <text:p>6.95</text:p>
          </table:table-cell>
          <table:table-cell office:value-type="float" office:value="6.9450900000000004" table:style-name="ce2">
            <text:p>6.95</text:p>
          </table:table-cell>
          <table:table-cell office:value-type="float" office:value="28.046559999999999" table:style-name="ce2">
            <text:p>28.05</text:p>
          </table:table-cell>
          <table:table-cell office:value-type="float" office:value="12.041259999999999" table:style-name="ce2">
            <text:p>12.04</text:p>
          </table:table-cell>
          <table:table-cell office:value-type="float" office:value="71.536041624546044" table:formula="of:=[space_old.$N$7]" table:style-name="ce2">
            <text:p>71.5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128</text:p>
          </table:table-cell>
          <table:table-cell office:value-type="float" office:value="6.9390099999999997" table:style-name="ce2">
            <text:p>6.94</text:p>
          </table:table-cell>
          <table:table-cell office:value-type="float" office:value="6.93567" table:style-name="ce2">
            <text:p>6.94</text:p>
          </table:table-cell>
          <table:table-cell office:value-type="float" office:value="29.64358" table:style-name="ce2">
            <text:p>29.64</text:p>
          </table:table-cell>
          <table:table-cell office:value-type="float" office:value="12.61955" table:style-name="ce2">
            <text:p>12.62</text:p>
          </table:table-cell>
          <table:table-cell office:value-type="float" office:value="70.487330210208896" table:formula="of:=[space_old.$O$7]" table:style-name="ce2">
            <text:p>70.4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512+RG32</text:p>
          </table:table-cell>
          <table:table-cell office:value-type="float" office:value="17.00694" table:style-name="ce2">
            <text:p>17.01</text:p>
          </table:table-cell>
          <table:table-cell office:value-type="float" office:value="16.84742" table:style-name="ce2">
            <text:p>16.85</text:p>
          </table:table-cell>
          <table:table-cell office:value-type="float" office:value="51.363990000000001" table:style-name="ce2">
            <text:p>51.36</text:p>
          </table:table-cell>
          <table:table-cell office:value-type="float" office:value="21.127130000000001" table:style-name="ce2">
            <text:p>21.13</text:p>
          </table:table-cell>
          <table:table-cell office:value-type="float" office:value="75.253973801136027" table:formula="of:=[space_old.$P$7]" table:style-name="ce2">
            <text:p>75.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512+RRR32</text:p>
          </table:table-cell>
          <table:table-cell office:value-type="float" office:value="17.029499999999999" table:style-name="ce2">
            <text:p>17.03</text:p>
          </table:table-cell>
          <table:table-cell office:value-type="float" office:value="16.916180000000001" table:style-name="ce2">
            <text:p>16.92</text:p>
          </table:table-cell>
          <table:table-cell office:value-type="float" office:value="53.777209999999997" table:style-name="ce2">
            <text:p>53.78</text:p>
          </table:table-cell>
          <table:table-cell office:value-type="float" office:value="21.8004" table:style-name="ce2">
            <text:p>21.80</text:p>
          </table:table-cell>
          <table:table-cell office:value-type="float" office:value="72.327337296009063" table:formula="of:=[space_old.$Q$7]" table:style-name="ce2">
            <text:p>72.3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512+RRR64</text:p>
          </table:table-cell>
          <table:table-cell office:value-type="float" office:value="17.04579" table:style-name="ce2">
            <text:p>17.05</text:p>
          </table:table-cell>
          <table:table-cell office:value-type="float" office:value="16.862729999999999" table:style-name="ce2">
            <text:p>16.86</text:p>
          </table:table-cell>
          <table:table-cell office:value-type="float" office:value="54.429369999999999" table:style-name="ce2">
            <text:p>54.43</text:p>
          </table:table-cell>
          <table:table-cell office:value-type="float" office:value="22.008870000000002" table:style-name="ce2">
            <text:p>22.01</text:p>
          </table:table-cell>
          <table:table-cell office:value-type="float" office:value="70.229914467334737" table:formula="of:=[space_old.$R$7]" table:style-name="ce2">
            <text:p>70.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512+RRR128</text:p>
          </table:table-cell>
          <table:table-cell office:value-type="float" office:value="17.001349999999999" table:style-name="ce2">
            <text:p>17.00</text:p>
          </table:table-cell>
          <table:table-cell office:value-type="float" office:value="17.077100000000002" table:style-name="ce2">
            <text:p>17.08</text:p>
          </table:table-cell>
          <table:table-cell office:value-type="float" office:value="55.881390000000003" table:style-name="ce2">
            <text:p>55.88</text:p>
          </table:table-cell>
          <table:table-cell office:value-type="float" office:value="22.64629" table:style-name="ce2">
            <text:p>22.65</text:p>
          </table:table-cell>
          <table:table-cell office:value-type="float" office:value="69.181203052997589" table:formula="of:=[space_old.$S$7]" table:style-name="ce2">
            <text:p>69.18</text:p>
          </table:table-cell>
          <table:table-cell table:number-columns-repeated="16378" table:style-name="ce1"/>
        </table:table-row>
        <table:table-row table:number-rows-repeated="3" table:style-name="ro1">
          <table:table-cell table:style-name="ce1"/>
          <table:table-cell table:number-columns-repeated="8" table:style-name="ce2"/>
          <table:table-cell table:number-columns-repeated="16375"/>
        </table:table-row>
        <table:table-row table:number-rows-repeated="15" table:style-name="ro1">
          <table:table-cell/>
          <table:table-cell table:number-columns-repeated="8"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end_old" table:style-name="ta2"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config</text:p>
          </table:table-cell>
          <table:table-cell office:value-type="string" table:style-name="ce1">
            <text:p>TTCTR&amp;1end-X</text:p>
          </table:table-cell>
          <table:table-cell office:value-type="string" table:style-name="ce1">
            <text:p>TTCTR&amp;1end-X_{L}</text:p>
          </table:table-cell>
          <table:table-cell office:value-type="string" table:style-name="ce1">
            <text:p>TTCTR&amp;1end-X_{T}</text:p>
          </table:table-cell>
          <table:table-cell office:value-type="string" table:style-name="ce1">
            <text:p>TTCTR&amp;1end-X_{LT}</text:p>
          </table:table-cell>
          <table:table-cell office:value-type="string" table:style-name="ce2">
            <text:p>space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</text:p>
          </table:table-cell>
          <table:table-cell office:value-type="float" office:value="1.40642" table:style-name="ce4">
            <text:p>1.41</text:p>
          </table:table-cell>
          <table:table-cell office:value-type="float" office:value="35.259729999999998" table:style-name="ce4">
            <text:p>35.26</text:p>
          </table:table-cell>
          <table:table-cell office:value-type="float" office:value="224.44941" table:style-name="ce4">
            <text:p>224.45</text:p>
          </table:table-cell>
          <table:table-cell office:value-type="float" office:value="68.068110000000004" table:style-name="ce4">
            <text:p>68.07</text:p>
          </table:table-cell>
          <table:table-cell office:value-type="float" office:value="81.72948084354401" table:formula="of:=[space_old.$H$7]" table:style-name="ce2">
            <text:p>81.7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</text:p>
          </table:table-cell>
          <table:table-cell office:value-type="float" office:value="1.4047499999999999" table:style-name="ce4">
            <text:p>1.40</text:p>
          </table:table-cell>
          <table:table-cell office:value-type="float" office:value="35.084350000000001" table:style-name="ce4">
            <text:p>35.08</text:p>
          </table:table-cell>
          <table:table-cell office:value-type="float" office:value="251.63033999999999" table:style-name="ce4">
            <text:p>251.63</text:p>
          </table:table-cell>
          <table:table-cell office:value-type="float" office:value="77.047240000000002" table:style-name="ce4">
            <text:p>77.05</text:p>
          </table:table-cell>
          <table:table-cell office:value-type="float" office:value="78.80284433841706" table:formula="of:=[space_old.$I$7]" table:style-name="ce2">
            <text:p>78.8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</text:p>
          </table:table-cell>
          <table:table-cell office:value-type="float" office:value="1.4016999999999999" table:style-name="ce4">
            <text:p>1.40</text:p>
          </table:table-cell>
          <table:table-cell office:value-type="float" office:value="35.244410000000002" table:style-name="ce4">
            <text:p>35.24</text:p>
          </table:table-cell>
          <table:table-cell office:value-type="float" office:value="263.88031999999998" table:style-name="ce4">
            <text:p>263.88</text:p>
          </table:table-cell>
          <table:table-cell office:value-type="float" office:value="80.629469999999998" table:style-name="ce4">
            <text:p>80.63</text:p>
          </table:table-cell>
          <table:table-cell office:value-type="float" office:value="76.705421509742735" table:formula="of:=[space_old.$J$7]" table:style-name="ce2">
            <text:p>76.7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128</text:p>
          </table:table-cell>
          <table:table-cell office:value-type="float" office:value="1.4004700000000001" table:style-name="ce4">
            <text:p>1.40</text:p>
          </table:table-cell>
          <table:table-cell office:value-type="float" office:value="35.120339999999999" table:style-name="ce4">
            <text:p>35.12</text:p>
          </table:table-cell>
          <table:table-cell office:value-type="float" office:value="288.41093999999998" table:style-name="ce4">
            <text:p>288.41</text:p>
          </table:table-cell>
          <table:table-cell office:value-type="float" office:value="88.328339999999997" table:style-name="ce4">
            <text:p>88.33</text:p>
          </table:table-cell>
          <table:table-cell office:value-type="float" office:value="75.656710095405572" table:formula="of:=[space_old.$K$7]" table:style-name="ce2">
            <text:p>75.6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</text:p>
          </table:table-cell>
          <table:table-cell office:value-type="float" office:value="1.4011100000000001" table:style-name="ce4">
            <text:p>1.40</text:p>
          </table:table-cell>
          <table:table-cell office:value-type="float" office:value="83.964410000000001" table:style-name="ce4">
            <text:p>83.96</text:p>
          </table:table-cell>
          <table:table-cell office:value-type="float" office:value="412.51452999999998" table:style-name="ce4">
            <text:p>412.51</text:p>
          </table:table-cell>
          <table:table-cell office:value-type="float" office:value="116.57899" table:style-name="ce4">
            <text:p>116.58</text:p>
          </table:table-cell>
          <table:table-cell office:value-type="float" office:value="76.560100958347334" table:formula="of:=[space_old.$L$7]" table:style-name="ce2">
            <text:p>76.5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</text:p>
          </table:table-cell>
          <table:table-cell office:value-type="float" office:value="1.4212800000000001" table:style-name="ce4">
            <text:p>1.42</text:p>
          </table:table-cell>
          <table:table-cell office:value-type="float" office:value="84.107399999999998" table:style-name="ce4">
            <text:p>84.11</text:p>
          </table:table-cell>
          <table:table-cell office:value-type="float" office:value="439.37324999999998" table:style-name="ce4">
            <text:p>439.37</text:p>
          </table:table-cell>
          <table:table-cell office:value-type="float" office:value="125.26062" table:style-name="ce4">
            <text:p>125.26</text:p>
          </table:table-cell>
          <table:table-cell office:value-type="float" office:value="73.63346445322037" table:formula="of:=[space_old.$M$7]" table:style-name="ce2">
            <text:p>73.6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</text:p>
          </table:table-cell>
          <table:table-cell office:value-type="float" office:value="1.4061699999999999" table:style-name="ce4">
            <text:p>1.41</text:p>
          </table:table-cell>
          <table:table-cell office:value-type="float" office:value="84.044979999999995" table:style-name="ce4">
            <text:p>84.04</text:p>
          </table:table-cell>
          <table:table-cell office:value-type="float" office:value="452.07859999999999" table:style-name="ce4">
            <text:p>452.08</text:p>
          </table:table-cell>
          <table:table-cell office:value-type="float" office:value="129.06972999999999" table:style-name="ce4">
            <text:p>129.07</text:p>
          </table:table-cell>
          <table:table-cell office:value-type="float" office:value="71.536041624546044" table:formula="of:=[space_old.$N$7]" table:style-name="ce2">
            <text:p>71.5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128</text:p>
          </table:table-cell>
          <table:table-cell office:value-type="float" office:value="1.40388" table:style-name="ce4">
            <text:p>1.40</text:p>
          </table:table-cell>
          <table:table-cell office:value-type="float" office:value="84.089910000000003" table:style-name="ce4">
            <text:p>84.09</text:p>
          </table:table-cell>
          <table:table-cell office:value-type="float" office:value="477.22214000000002" table:style-name="ce4">
            <text:p>477.22</text:p>
          </table:table-cell>
          <table:table-cell office:value-type="float" office:value="137.03455" table:style-name="ce4">
            <text:p>137.03</text:p>
          </table:table-cell>
          <table:table-cell office:value-type="float" office:value="70.487330210208896" table:formula="of:=[space_old.$O$7]" table:style-name="ce2">
            <text:p>70.4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512+RG32</text:p>
          </table:table-cell>
          <table:table-cell office:value-type="float" office:value="1.41055" table:style-name="ce4">
            <text:p>1.41</text:p>
          </table:table-cell>
          <table:table-cell office:value-type="float" office:value="272.22334999999998" table:style-name="ce4">
            <text:p>272.22</text:p>
          </table:table-cell>
          <table:table-cell office:value-type="float" office:value="1078.29809" table:style-name="ce4">
            <text:p>1078.30</text:p>
          </table:table-cell>
          <table:table-cell office:value-type="float" office:value="305.41550999999998" table:style-name="ce4">
            <text:p>305.42</text:p>
          </table:table-cell>
          <table:table-cell office:value-type="float" office:value="75.253973801136027" table:formula="of:=[space_old.$P$7]" table:style-name="ce2">
            <text:p>75.2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512+RRR32</text:p>
          </table:table-cell>
          <table:table-cell office:value-type="float" office:value="1.42822" table:style-name="ce4">
            <text:p>1.43</text:p>
          </table:table-cell>
          <table:table-cell office:value-type="float" office:value="272.47262000000001" table:style-name="ce4">
            <text:p>272.47</text:p>
          </table:table-cell>
          <table:table-cell office:value-type="float" office:value="1109.32007" table:style-name="ce4">
            <text:p>1109.32</text:p>
          </table:table-cell>
          <table:table-cell office:value-type="float" office:value="314.62007999999997" table:style-name="ce4">
            <text:p>314.62</text:p>
          </table:table-cell>
          <table:table-cell office:value-type="float" office:value="72.327337296009063" table:formula="of:=[space_old.$Q$7]" table:style-name="ce2">
            <text:p>72.3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512+RRR64</text:p>
          </table:table-cell>
          <table:table-cell office:value-type="float" office:value="1.4059200000000001" table:style-name="ce4">
            <text:p>1.41</text:p>
          </table:table-cell>
          <table:table-cell office:value-type="float" office:value="272.18941000000001" table:style-name="ce4">
            <text:p>272.19</text:p>
          </table:table-cell>
          <table:table-cell office:value-type="float" office:value="1119.28809" table:style-name="ce4">
            <text:p>1119.29</text:p>
          </table:table-cell>
          <table:table-cell office:value-type="float" office:value="318.13008000000002" table:style-name="ce4">
            <text:p>318.13</text:p>
          </table:table-cell>
          <table:table-cell office:value-type="float" office:value="70.229914467334737" table:formula="of:=[space_old.$R$7]" table:style-name="ce2">
            <text:p>70.2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512+RRR128</text:p>
          </table:table-cell>
          <table:table-cell office:value-type="float" office:value="1.4013899999999999" table:style-name="ce4">
            <text:p>1.40</text:p>
          </table:table-cell>
          <table:table-cell office:value-type="float" office:value="272.53262000000001" table:style-name="ce4">
            <text:p>272.53</text:p>
          </table:table-cell>
          <table:table-cell office:value-type="float" office:value="1146.4863700000001" table:style-name="ce4">
            <text:p>1146.49</text:p>
          </table:table-cell>
          <table:table-cell office:value-type="float" office:value="325.90251999999998" table:style-name="ce4">
            <text:p>325.90</text:p>
          </table:table-cell>
          <table:table-cell office:value-type="float" office:value="69.181203052997589" table:formula="of:=[space_old.$S$7]" table:style-name="ce2">
            <text:p>69.18</text:p>
          </table:table-cell>
          <table:table-cell table:number-columns-repeated="16378" table:style-name="ce1"/>
        </table:table-row>
        <table:table-row table:number-rows-repeated="3" table:style-name="ro1">
          <table:table-cell table:style-name="ce1"/>
          <table:table-cell table:number-columns-repeated="8" table:style-name="ce2"/>
          <table:table-cell table:number-columns-repeated="16375"/>
        </table:table-row>
        <table:table-row table:number-rows-repeated="15" table:style-name="ro1">
          <table:table-cell/>
          <table:table-cell table:number-columns-repeated="8"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xy_old" table:style-name="ta2"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4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config</text:p>
          </table:table-cell>
          <table:table-cell office:value-type="string" table:style-name="ce1">
            <text:p>TTCTR&amp;1X-to-Y</text:p>
          </table:table-cell>
          <table:table-cell office:value-type="string" table:style-name="ce1">
            <text:p>TTCTR&amp;1X_{L}-to-Y</text:p>
          </table:table-cell>
          <table:table-cell office:value-type="string" table:style-name="ce1">
            <text:p>TTCTR&amp;1X-to-Y_{L}</text:p>
          </table:table-cell>
          <table:table-cell office:value-type="string" table:style-name="ce1">
            <text:p>TTCTR&amp;1X_{L}-to-Y_{L}</text:p>
          </table:table-cell>
          <table:table-cell office:value-type="string" table:style-name="ce1">
            <text:p>TTCTR&amp;1X_{T}-to-Y</text:p>
          </table:table-cell>
          <table:table-cell office:value-type="string" table:style-name="ce1">
            <text:p>TTCTR&amp;1X_{LT}-to-Y</text:p>
          </table:table-cell>
          <table:table-cell office:value-type="string" table:style-name="ce1">
            <text:p>TTCTR&amp;1X_{T}-to-Y_{L}</text:p>
          </table:table-cell>
          <table:table-cell office:value-type="string" table:style-name="ce1">
            <text:p>TTCTR&amp;1X_{LT}-to-Y_{L}</text:p>
          </table:table-cell>
          <table:table-cell office:value-type="string" table:style-name="ce1">
            <text:p>TTCTR&amp;1X-to-Y_{T}</text:p>
          </table:table-cell>
          <table:table-cell office:value-type="string" table:style-name="ce1">
            <text:p>TTCTR&amp;1X_{L}-to-Y_{T}</text:p>
          </table:table-cell>
          <table:table-cell office:value-type="string" table:style-name="ce1">
            <text:p>TTCTR&amp;1X-to-Y_{LT}</text:p>
          </table:table-cell>
          <table:table-cell office:value-type="string" table:style-name="ce1">
            <text:p>TTCTR&amp;1X_{L}-to-Y_{LT}</text:p>
          </table:table-cell>
          <table:table-cell office:value-type="string" table:style-name="ce1">
            <text:p>TTCTR&amp;1X_{T}-to-Y_{T}</text:p>
          </table:table-cell>
          <table:table-cell office:value-type="string" table:style-name="ce1">
            <text:p>TTCTR&amp;1X_{LT}-to-Y_{T}</text:p>
          </table:table-cell>
          <table:table-cell office:value-type="string" table:style-name="ce1">
            <text:p>TTCTR&amp;1X_{T}-to-Y_{LT}</text:p>
          </table:table-cell>
          <table:table-cell office:value-type="string" table:style-name="ce1">
            <text:p>TTCTR&amp;1X_{LT}-to-Y_{LT}</text:p>
          </table:table-cell>
          <table:table-cell office:value-type="string" table:style-name="ce2">
            <text:p>spac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G32</text:p>
          </table:table-cell>
          <table:table-cell office:value-type="float" office:value="7.1102699999999999" table:style-name="ce2">
            <text:p>7.11</text:p>
          </table:table-cell>
          <table:table-cell office:value-type="float" office:value="7.1044" table:style-name="ce2">
            <text:p>7.10</text:p>
          </table:table-cell>
          <table:table-cell office:value-type="float" office:value="31.239260000000002" table:style-name="ce2">
            <text:p>31.24</text:p>
          </table:table-cell>
          <table:table-cell office:value-type="float" office:value="31.03492" table:style-name="ce2">
            <text:p>31.03</text:p>
          </table:table-cell>
          <table:table-cell office:value-type="float" office:value="21.364999999999998" table:style-name="ce2">
            <text:p>21.37</text:p>
          </table:table-cell>
          <table:table-cell office:value-type="float" office:value="10.37918" table:style-name="ce2">
            <text:p>10.38</text:p>
          </table:table-cell>
          <table:table-cell office:value-type="float" office:value="37.266719999999999" table:style-name="ce2">
            <text:p>37.27</text:p>
          </table:table-cell>
          <table:table-cell office:value-type="float" office:value="23.87886" table:style-name="ce2">
            <text:p>23.88</text:p>
          </table:table-cell>
          <table:table-cell office:value-type="float" office:value="94.47475" table:style-name="ce2">
            <text:p>94.47</text:p>
          </table:table-cell>
          <table:table-cell office:value-type="float" office:value="93.050030000000007" table:style-name="ce2">
            <text:p>93.05</text:p>
          </table:table-cell>
          <table:table-cell office:value-type="float" office:value="34.705860000000001" table:style-name="ce2">
            <text:p>34.71</text:p>
          </table:table-cell>
          <table:table-cell office:value-type="float" office:value="34.114440000000002" table:style-name="ce2">
            <text:p>34.11</text:p>
          </table:table-cell>
          <table:table-cell office:value-type="float" office:value="71.263009999999994" table:style-name="ce2">
            <text:p>71.26</text:p>
          </table:table-cell>
          <table:table-cell office:value-type="float" office:value="50.467410000000001" table:style-name="ce2">
            <text:p>50.47</text:p>
          </table:table-cell>
          <table:table-cell office:value-type="float" office:value="38.479050000000001" table:style-name="ce2">
            <text:p>38.48</text:p>
          </table:table-cell>
          <table:table-cell office:value-type="float" office:value="25.16047" table:style-name="ce2">
            <text:p>25.16</text:p>
          </table:table-cell>
          <table:table-cell office:value-type="float" office:value="81.72948084354401" table:formula="of:=[space_old.$H$7]" table:style-name="ce2">
            <text:p>81.7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32</text:p>
          </table:table-cell>
          <table:table-cell office:value-type="float" office:value="7.1267800000000001" table:style-name="ce2">
            <text:p>7.13</text:p>
          </table:table-cell>
          <table:table-cell office:value-type="float" office:value="7.1096700000000004" table:style-name="ce2">
            <text:p>7.11</text:p>
          </table:table-cell>
          <table:table-cell office:value-type="float" office:value="31.243449999999999" table:style-name="ce2">
            <text:p>31.24</text:p>
          </table:table-cell>
          <table:table-cell office:value-type="float" office:value="31.01699" table:style-name="ce2">
            <text:p>31.02</text:p>
          </table:table-cell>
          <table:table-cell office:value-type="float" office:value="22.25292" table:style-name="ce2">
            <text:p>22.25</text:p>
          </table:table-cell>
          <table:table-cell office:value-type="float" office:value="11.052860000000001" table:style-name="ce2">
            <text:p>11.05</text:p>
          </table:table-cell>
          <table:table-cell office:value-type="float" office:value="39.445360000000001" table:style-name="ce2">
            <text:p>39.45</text:p>
          </table:table-cell>
          <table:table-cell office:value-type="float" office:value="25.741820000000001" table:style-name="ce2">
            <text:p>25.74</text:p>
          </table:table-cell>
          <table:table-cell office:value-type="float" office:value="96.030940000000001" table:style-name="ce2">
            <text:p>96.03</text:p>
          </table:table-cell>
          <table:table-cell office:value-type="float" office:value="94.394769999999994" table:style-name="ce2">
            <text:p>94.39</text:p>
          </table:table-cell>
          <table:table-cell office:value-type="float" office:value="35.594290000000001" table:style-name="ce2">
            <text:p>35.59</text:p>
          </table:table-cell>
          <table:table-cell office:value-type="float" office:value="35.011040000000001" table:style-name="ce2">
            <text:p>35.01</text:p>
          </table:table-cell>
          <table:table-cell office:value-type="float" office:value="74.360200000000006" table:style-name="ce2">
            <text:p>74.36</text:p>
          </table:table-cell>
          <table:table-cell office:value-type="float" office:value="53.031799999999997" table:style-name="ce2">
            <text:p>53.03</text:p>
          </table:table-cell>
          <table:table-cell office:value-type="float" office:value="41.260770000000001" table:style-name="ce2">
            <text:p>41.26</text:p>
          </table:table-cell>
          <table:table-cell office:value-type="float" office:value="27.62021" table:style-name="ce2">
            <text:p>27.62</text:p>
          </table:table-cell>
          <table:table-cell office:value-type="float" office:value="78.80284433841706" table:formula="of:=[space_old.$I$7]" table:style-name="ce2">
            <text:p>78.8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64</text:p>
          </table:table-cell>
          <table:table-cell office:value-type="float" office:value="7.14839" table:style-name="ce2">
            <text:p>7.15</text:p>
          </table:table-cell>
          <table:table-cell office:value-type="float" office:value="7.1350600000000002" table:style-name="ce2">
            <text:p>7.14</text:p>
          </table:table-cell>
          <table:table-cell office:value-type="float" office:value="31.204049999999999" table:style-name="ce2">
            <text:p>31.20</text:p>
          </table:table-cell>
          <table:table-cell office:value-type="float" office:value="30.99869" table:style-name="ce2">
            <text:p>31.00</text:p>
          </table:table-cell>
          <table:table-cell office:value-type="float" office:value="22.457740000000001" table:style-name="ce2">
            <text:p>22.46</text:p>
          </table:table-cell>
          <table:table-cell office:value-type="float" office:value="11.17144" table:style-name="ce2">
            <text:p>11.17</text:p>
          </table:table-cell>
          <table:table-cell office:value-type="float" office:value="40.139989999999997" table:style-name="ce2">
            <text:p>40.14</text:p>
          </table:table-cell>
          <table:table-cell office:value-type="float" office:value="26.40485" table:style-name="ce2">
            <text:p>26.40</text:p>
          </table:table-cell>
          <table:table-cell office:value-type="float" office:value="96.791129999999995" table:style-name="ce2">
            <text:p>96.79</text:p>
          </table:table-cell>
          <table:table-cell office:value-type="float" office:value="94.704589999999996" table:style-name="ce2">
            <text:p>94.70</text:p>
          </table:table-cell>
          <table:table-cell office:value-type="float" office:value="35.861739999999998" table:style-name="ce2">
            <text:p>35.86</text:p>
          </table:table-cell>
          <table:table-cell office:value-type="float" office:value="35.17539" table:style-name="ce2">
            <text:p>35.18</text:p>
          </table:table-cell>
          <table:table-cell office:value-type="float" office:value="75.190179999999998" table:style-name="ce2">
            <text:p>75.19</text:p>
          </table:table-cell>
          <table:table-cell office:value-type="float" office:value="53.686869999999999" table:style-name="ce2">
            <text:p>53.69</text:p>
          </table:table-cell>
          <table:table-cell office:value-type="float" office:value="42.179319999999997" table:style-name="ce2">
            <text:p>42.18</text:p>
          </table:table-cell>
          <table:table-cell office:value-type="float" office:value="28.1966" table:style-name="ce2">
            <text:p>28.20</text:p>
          </table:table-cell>
          <table:table-cell office:value-type="float" office:value="76.705421509742735" table:formula="of:=[space_old.$J$7]" table:style-name="ce2">
            <text:p>76.7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128</text:p>
          </table:table-cell>
          <table:table-cell office:value-type="float" office:value="7.1501999999999999" table:style-name="ce2">
            <text:p>7.15</text:p>
          </table:table-cell>
          <table:table-cell office:value-type="float" office:value="7.1045299999999996" table:style-name="ce2">
            <text:p>7.10</text:p>
          </table:table-cell>
          <table:table-cell office:value-type="float" office:value="32.135370000000002" table:style-name="ce2">
            <text:p>32.14</text:p>
          </table:table-cell>
          <table:table-cell office:value-type="float" office:value="31.045909999999999" table:style-name="ce2">
            <text:p>31.05</text:p>
          </table:table-cell>
          <table:table-cell office:value-type="float" office:value="22.983899999999998" table:style-name="ce2">
            <text:p>22.98</text:p>
          </table:table-cell>
          <table:table-cell office:value-type="float" office:value="11.56935" table:style-name="ce2">
            <text:p>11.57</text:p>
          </table:table-cell>
          <table:table-cell office:value-type="float" office:value="42.001489999999997" table:style-name="ce2">
            <text:p>42.00</text:p>
          </table:table-cell>
          <table:table-cell office:value-type="float" office:value="27.893350000000002" table:style-name="ce2">
            <text:p>27.89</text:p>
          </table:table-cell>
          <table:table-cell office:value-type="float" office:value="97.058890000000005" table:style-name="ce2">
            <text:p>97.06</text:p>
          </table:table-cell>
          <table:table-cell office:value-type="float" office:value="95.368899999999996" table:style-name="ce2">
            <text:p>95.37</text:p>
          </table:table-cell>
          <table:table-cell office:value-type="float" office:value="36.201259999999998" table:style-name="ce2">
            <text:p>36.20</text:p>
          </table:table-cell>
          <table:table-cell office:value-type="float" office:value="35.599499999999999" table:style-name="ce2">
            <text:p>35.60</text:p>
          </table:table-cell>
          <table:table-cell office:value-type="float" office:value="77.218279999999993" table:style-name="ce2">
            <text:p>77.22</text:p>
          </table:table-cell>
          <table:table-cell office:value-type="float" office:value="55.407130000000002" table:style-name="ce2">
            <text:p>55.41</text:p>
          </table:table-cell>
          <table:table-cell office:value-type="float" office:value="44.196339999999999" table:style-name="ce2">
            <text:p>44.20</text:p>
          </table:table-cell>
          <table:table-cell office:value-type="float" office:value="29.910769999999999" table:style-name="ce2">
            <text:p>29.91</text:p>
          </table:table-cell>
          <table:table-cell office:value-type="float" office:value="75.656710095405572" table:formula="of:=[space_old.$K$7]" table:style-name="ce2">
            <text:p>75.6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G32</text:p>
          </table:table-cell>
          <table:table-cell office:value-type="float" office:value="11.617509999999999" table:style-name="ce2">
            <text:p>11.62</text:p>
          </table:table-cell>
          <table:table-cell office:value-type="float" office:value="11.58647" table:style-name="ce2">
            <text:p>11.59</text:p>
          </table:table-cell>
          <table:table-cell office:value-type="float" office:value="65.071610000000007" table:style-name="ce2">
            <text:p>65.07</text:p>
          </table:table-cell>
          <table:table-cell office:value-type="float" office:value="64.598979999999997" table:style-name="ce2">
            <text:p>64.60</text:p>
          </table:table-cell>
          <table:table-cell office:value-type="float" office:value="32.832900000000002" table:style-name="ce2">
            <text:p>32.83</text:p>
          </table:table-cell>
          <table:table-cell office:value-type="float" office:value="15.24597" table:style-name="ce2">
            <text:p>15.25</text:p>
          </table:table-cell>
          <table:table-cell office:value-type="float" office:value="64.043090000000007" table:style-name="ce2">
            <text:p>64.04</text:p>
          </table:table-cell>
          <table:table-cell office:value-type="float" office:value="41.68394" table:style-name="ce2">
            <text:p>41.68</text:p>
          </table:table-cell>
          <table:table-cell office:value-type="float" office:value="214.76900000000001" table:style-name="ce2">
            <text:p>214.77</text:p>
          </table:table-cell>
          <table:table-cell office:value-type="float" office:value="212.42294000000001" table:style-name="ce2">
            <text:p>212.42</text:p>
          </table:table-cell>
          <table:table-cell office:value-type="float" office:value="68.319860000000006" table:style-name="ce2">
            <text:p>68.32</text:p>
          </table:table-cell>
          <table:table-cell office:value-type="float" office:value="67.439170000000004" table:style-name="ce2">
            <text:p>67.44</text:p>
          </table:table-cell>
          <table:table-cell office:value-type="float" office:value="145.78421" table:style-name="ce2">
            <text:p>145.78</text:p>
          </table:table-cell>
          <table:table-cell office:value-type="float" office:value="104.37318" table:style-name="ce2">
            <text:p>104.37</text:p>
          </table:table-cell>
          <table:table-cell office:value-type="float" office:value="65.360280000000003" table:style-name="ce2">
            <text:p>65.36</text:p>
          </table:table-cell>
          <table:table-cell office:value-type="float" office:value="42.971820000000001" table:style-name="ce2">
            <text:p>42.97</text:p>
          </table:table-cell>
          <table:table-cell office:value-type="float" office:value="76.560100958347334" table:formula="of:=[space_old.$L$7]" table:style-name="ce2">
            <text:p>76.5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32</text:p>
          </table:table-cell>
          <table:table-cell office:value-type="float" office:value="11.657999999999999" table:style-name="ce2">
            <text:p>11.66</text:p>
          </table:table-cell>
          <table:table-cell office:value-type="float" office:value="11.585179999999999" table:style-name="ce2">
            <text:p>11.59</text:p>
          </table:table-cell>
          <table:table-cell office:value-type="float" office:value="65.158929999999998" table:style-name="ce2">
            <text:p>65.16</text:p>
          </table:table-cell>
          <table:table-cell office:value-type="float" office:value="64.71987" table:style-name="ce2">
            <text:p>64.72</text:p>
          </table:table-cell>
          <table:table-cell office:value-type="float" office:value="33.908700000000003" table:style-name="ce2">
            <text:p>33.91</text:p>
          </table:table-cell>
          <table:table-cell office:value-type="float" office:value="15.894159999999999" table:style-name="ce2">
            <text:p>15.89</text:p>
          </table:table-cell>
          <table:table-cell office:value-type="float" office:value="66.378619999999998" table:style-name="ce2">
            <text:p>66.38</text:p>
          </table:table-cell>
          <table:table-cell office:value-type="float" office:value="43.768999999999998" table:style-name="ce2">
            <text:p>43.77</text:p>
          </table:table-cell>
          <table:table-cell office:value-type="float" office:value="216.60853" table:style-name="ce2">
            <text:p>216.61</text:p>
          </table:table-cell>
          <table:table-cell office:value-type="float" office:value="214.44121000000001" table:style-name="ce2">
            <text:p>214.44</text:p>
          </table:table-cell>
          <table:table-cell office:value-type="float" office:value="69.402720000000002" table:style-name="ce2">
            <text:p>69.40</text:p>
          </table:table-cell>
          <table:table-cell office:value-type="float" office:value="68.539739999999995" table:style-name="ce2">
            <text:p>68.54</text:p>
          </table:table-cell>
          <table:table-cell office:value-type="float" office:value="149.10749000000001" table:style-name="ce2">
            <text:p>149.11</text:p>
          </table:table-cell>
          <table:table-cell office:value-type="float" office:value="107.27173000000001" table:style-name="ce2">
            <text:p>107.27</text:p>
          </table:table-cell>
          <table:table-cell office:value-type="float" office:value="68.339039999999997" table:style-name="ce2">
            <text:p>68.34</text:p>
          </table:table-cell>
          <table:table-cell office:value-type="float" office:value="45.365409999999997" table:style-name="ce2">
            <text:p>45.37</text:p>
          </table:table-cell>
          <table:table-cell office:value-type="float" office:value="73.63346445322037" table:formula="of:=[space_old.$M$7]" table:style-name="ce2">
            <text:p>73.6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64</text:p>
          </table:table-cell>
          <table:table-cell office:value-type="float" office:value="11.620329999999999" table:style-name="ce2">
            <text:p>11.62</text:p>
          </table:table-cell>
          <table:table-cell office:value-type="float" office:value="11.591889999999999" table:style-name="ce2">
            <text:p>11.59</text:p>
          </table:table-cell>
          <table:table-cell office:value-type="float" office:value="65.128559999999993" table:style-name="ce2">
            <text:p>65.13</text:p>
          </table:table-cell>
          <table:table-cell office:value-type="float" office:value="65.452460000000002" table:style-name="ce2">
            <text:p>65.45</text:p>
          </table:table-cell>
          <table:table-cell office:value-type="float" office:value="33.902430000000003" table:style-name="ce2">
            <text:p>33.90</text:p>
          </table:table-cell>
          <table:table-cell office:value-type="float" office:value="16.040489999999998" table:style-name="ce2">
            <text:p>16.04</text:p>
          </table:table-cell>
          <table:table-cell office:value-type="float" office:value="67.090109999999996" table:style-name="ce2">
            <text:p>67.09</text:p>
          </table:table-cell>
          <table:table-cell office:value-type="float" office:value="44.196860000000001" table:style-name="ce2">
            <text:p>44.20</text:p>
          </table:table-cell>
          <table:table-cell office:value-type="float" office:value="216.64255" table:style-name="ce2">
            <text:p>216.64</text:p>
          </table:table-cell>
          <table:table-cell office:value-type="float" office:value="214.10148000000001" table:style-name="ce2">
            <text:p>214.10</text:p>
          </table:table-cell>
          <table:table-cell office:value-type="float" office:value="69.486450000000005" table:style-name="ce2">
            <text:p>69.49</text:p>
          </table:table-cell>
          <table:table-cell office:value-type="float" office:value="68.585660000000004" table:style-name="ce2">
            <text:p>68.59</text:p>
          </table:table-cell>
          <table:table-cell office:value-type="float" office:value="150.73965000000001" table:style-name="ce2">
            <text:p>150.74</text:p>
          </table:table-cell>
          <table:table-cell office:value-type="float" office:value="107.68789" table:style-name="ce2">
            <text:p>107.69</text:p>
          </table:table-cell>
          <table:table-cell office:value-type="float" office:value="69.007050000000007" table:style-name="ce2">
            <text:p>69.01</text:p>
          </table:table-cell>
          <table:table-cell office:value-type="float" office:value="46.027650000000001" table:style-name="ce2">
            <text:p>46.03</text:p>
          </table:table-cell>
          <table:table-cell office:value-type="float" office:value="71.536041624546044" table:formula="of:=[space_old.$N$7]" table:style-name="ce2">
            <text:p>71.5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128</text:p>
          </table:table-cell>
          <table:table-cell office:value-type="float" office:value="11.621650000000001" table:style-name="ce2">
            <text:p>11.62</text:p>
          </table:table-cell>
          <table:table-cell office:value-type="float" office:value="11.5785" table:style-name="ce2">
            <text:p>11.58</text:p>
          </table:table-cell>
          <table:table-cell office:value-type="float" office:value="65.098070000000007" table:style-name="ce2">
            <text:p>65.10</text:p>
          </table:table-cell>
          <table:table-cell office:value-type="float" office:value="64.657669999999996" table:style-name="ce2">
            <text:p>64.66</text:p>
          </table:table-cell>
          <table:table-cell office:value-type="float" office:value="34.414110000000001" table:style-name="ce2">
            <text:p>34.41</text:p>
          </table:table-cell>
          <table:table-cell office:value-type="float" office:value="16.37369" table:style-name="ce2">
            <text:p>16.37</text:p>
          </table:table-cell>
          <table:table-cell office:value-type="float" office:value="68.934799999999996" table:style-name="ce2">
            <text:p>68.93</text:p>
          </table:table-cell>
          <table:table-cell office:value-type="float" office:value="45.714489999999998" table:style-name="ce2">
            <text:p>45.71</text:p>
          </table:table-cell>
          <table:table-cell office:value-type="float" office:value="218.34870000000001" table:style-name="ce2">
            <text:p>218.35</text:p>
          </table:table-cell>
          <table:table-cell office:value-type="float" office:value="214.48376999999999" table:style-name="ce2">
            <text:p>214.48</text:p>
          </table:table-cell>
          <table:table-cell office:value-type="float" office:value="69.781639999999996" table:style-name="ce2">
            <text:p>69.78</text:p>
          </table:table-cell>
          <table:table-cell office:value-type="float" office:value="69.117990000000006" table:style-name="ce2">
            <text:p>69.12</text:p>
          </table:table-cell>
          <table:table-cell office:value-type="float" office:value="151.66262" table:style-name="ce2">
            <text:p>151.66</text:p>
          </table:table-cell>
          <table:table-cell office:value-type="float" office:value="109.30282" table:style-name="ce2">
            <text:p>109.30</text:p>
          </table:table-cell>
          <table:table-cell office:value-type="float" office:value="71.090729999999994" table:style-name="ce2">
            <text:p>71.09</text:p>
          </table:table-cell>
          <table:table-cell office:value-type="float" office:value="47.689050000000002" table:style-name="ce2">
            <text:p>47.69</text:p>
          </table:table-cell>
          <table:table-cell office:value-type="float" office:value="70.487330210208896" table:formula="of:=[space_old.$O$7]" table:style-name="ce2">
            <text:p>70.4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G32</text:p>
          </table:table-cell>
          <table:table-cell office:value-type="float" office:value="28.368210000000001" table:style-name="ce2">
            <text:p>28.37</text:p>
          </table:table-cell>
          <table:table-cell office:value-type="float" office:value="28.22063" table:style-name="ce2">
            <text:p>28.22</text:p>
          </table:table-cell>
          <table:table-cell office:value-type="float" office:value="195.17989" table:style-name="ce2">
            <text:p>195.18</text:p>
          </table:table-cell>
          <table:table-cell office:value-type="float" office:value="193.63808" table:style-name="ce2">
            <text:p>193.64</text:p>
          </table:table-cell>
          <table:table-cell office:value-type="float" office:value="78.445840000000004" table:style-name="ce2">
            <text:p>78.45</text:p>
          </table:table-cell>
          <table:table-cell office:value-type="float" office:value="34.568860000000001" table:style-name="ce2">
            <text:p>34.57</text:p>
          </table:table-cell>
          <table:table-cell office:value-type="float" office:value="169.97638000000001" table:style-name="ce2">
            <text:p>169.98</text:p>
          </table:table-cell>
          <table:table-cell office:value-type="float" office:value="112.46391" table:style-name="ce2">
            <text:p>112.46</text:p>
          </table:table-cell>
          <table:table-cell office:value-type="float" office:value="630.29247999999995" table:style-name="ce2">
            <text:p>630.29</text:p>
          </table:table-cell>
          <table:table-cell office:value-type="float" office:value="625.12176999999997" table:style-name="ce2">
            <text:p>625.12</text:p>
          </table:table-cell>
          <table:table-cell office:value-type="float" office:value="198.42595" table:style-name="ce2">
            <text:p>198.43</text:p>
          </table:table-cell>
          <table:table-cell office:value-type="float" office:value="196.32883000000001" table:style-name="ce2">
            <text:p>196.33</text:p>
          </table:table-cell>
          <table:table-cell office:value-type="float" office:value="408.11543" table:style-name="ce2">
            <text:p>408.12</text:p>
          </table:table-cell>
          <table:table-cell office:value-type="float" office:value="294.88515000000001" table:style-name="ce2">
            <text:p>294.89</text:p>
          </table:table-cell>
          <table:table-cell office:value-type="float" office:value="171.25907000000001" table:style-name="ce2">
            <text:p>171.26</text:p>
          </table:table-cell>
          <table:table-cell office:value-type="float" office:value="113.6832" table:style-name="ce2">
            <text:p>113.68</text:p>
          </table:table-cell>
          <table:table-cell office:value-type="float" office:value="75.253973801136027" table:formula="of:=[space_old.$P$7]" table:style-name="ce2">
            <text:p>75.2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32</text:p>
          </table:table-cell>
          <table:table-cell office:value-type="float" office:value="28.374790000000001" table:style-name="ce2">
            <text:p>28.37</text:p>
          </table:table-cell>
          <table:table-cell office:value-type="float" office:value="28.206779999999998" table:style-name="ce2">
            <text:p>28.21</text:p>
          </table:table-cell>
          <table:table-cell office:value-type="float" office:value="195.98832999999999" table:style-name="ce2">
            <text:p>195.99</text:p>
          </table:table-cell>
          <table:table-cell office:value-type="float" office:value="194.61966000000001" table:style-name="ce2">
            <text:p>194.62</text:p>
          </table:table-cell>
          <table:table-cell office:value-type="float" office:value="79.330309999999997" table:style-name="ce2">
            <text:p>79.33</text:p>
          </table:table-cell>
          <table:table-cell office:value-type="float" office:value="35.244999999999997" table:style-name="ce2">
            <text:p>35.25</text:p>
          </table:table-cell>
          <table:table-cell office:value-type="float" office:value="172.86552" table:style-name="ce2">
            <text:p>172.87</text:p>
          </table:table-cell>
          <table:table-cell office:value-type="float" office:value="114.7748" table:style-name="ce2">
            <text:p>114.77</text:p>
          </table:table-cell>
          <table:table-cell office:value-type="float" office:value="634.07052999999996" table:style-name="ce2">
            <text:p>634.07</text:p>
          </table:table-cell>
          <table:table-cell office:value-type="float" office:value="628.69272999999998" table:style-name="ce2">
            <text:p>628.69</text:p>
          </table:table-cell>
          <table:table-cell office:value-type="float" office:value="199.81657999999999" table:style-name="ce2">
            <text:p>199.82</text:p>
          </table:table-cell>
          <table:table-cell office:value-type="float" office:value="197.99520000000001" table:style-name="ce2">
            <text:p>198.00</text:p>
          </table:table-cell>
          <table:table-cell office:value-type="float" office:value="412.73288000000002" table:style-name="ce2">
            <text:p>412.73</text:p>
          </table:table-cell>
          <table:table-cell office:value-type="float" office:value="298.63706999999999" table:style-name="ce2">
            <text:p>298.64</text:p>
          </table:table-cell>
          <table:table-cell office:value-type="float" office:value="174.71902" table:style-name="ce2">
            <text:p>174.72</text:p>
          </table:table-cell>
          <table:table-cell office:value-type="float" office:value="116.45744999999999" table:style-name="ce2">
            <text:p>116.46</text:p>
          </table:table-cell>
          <table:table-cell office:value-type="float" office:value="72.327337296009063" table:formula="of:=[space_old.$Q$7]" table:style-name="ce2">
            <text:p>72.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64</text:p>
          </table:table-cell>
          <table:table-cell office:value-type="float" office:value="28.374189999999999" table:style-name="ce2">
            <text:p>28.37</text:p>
          </table:table-cell>
          <table:table-cell office:value-type="float" office:value="28.208469999999998" table:style-name="ce2">
            <text:p>28.21</text:p>
          </table:table-cell>
          <table:table-cell office:value-type="float" office:value="196.02694" table:style-name="ce2">
            <text:p>196.03</text:p>
          </table:table-cell>
          <table:table-cell office:value-type="float" office:value="194.39530999999999" table:style-name="ce2">
            <text:p>194.40</text:p>
          </table:table-cell>
          <table:table-cell office:value-type="float" office:value="79.560370000000006" table:style-name="ce2">
            <text:p>79.56</text:p>
          </table:table-cell>
          <table:table-cell office:value-type="float" office:value="35.394629999999999" table:style-name="ce2">
            <text:p>35.39</text:p>
          </table:table-cell>
          <table:table-cell office:value-type="float" office:value="173.66444999999999" table:style-name="ce2">
            <text:p>173.66</text:p>
          </table:table-cell>
          <table:table-cell office:value-type="float" office:value="115.50964999999999" table:style-name="ce2">
            <text:p>115.51</text:p>
          </table:table-cell>
          <table:table-cell office:value-type="float" office:value="634.94547999999998" table:style-name="ce2">
            <text:p>634.95</text:p>
          </table:table-cell>
          <table:table-cell office:value-type="float" office:value="629.75847999999996" table:style-name="ce2">
            <text:p>629.76</text:p>
          </table:table-cell>
          <table:table-cell office:value-type="float" office:value="200.36277999999999" table:style-name="ce2">
            <text:p>200.36</text:p>
          </table:table-cell>
          <table:table-cell office:value-type="float" office:value="198.32071999999999" table:style-name="ce2">
            <text:p>198.32</text:p>
          </table:table-cell>
          <table:table-cell office:value-type="float" office:value="413.86257999999998" table:style-name="ce2">
            <text:p>413.86</text:p>
          </table:table-cell>
          <table:table-cell office:value-type="float" office:value="299.46017000000001" table:style-name="ce2">
            <text:p>299.46</text:p>
          </table:table-cell>
          <table:table-cell office:value-type="float" office:value="175.60007999999999" table:style-name="ce2">
            <text:p>175.60</text:p>
          </table:table-cell>
          <table:table-cell office:value-type="float" office:value="117.25182" table:style-name="ce2">
            <text:p>117.25</text:p>
          </table:table-cell>
          <table:table-cell office:value-type="float" office:value="70.229914467334737" table:formula="of:=[space_old.$R$7]" table:style-name="ce2">
            <text:p>70.2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128</text:p>
          </table:table-cell>
          <table:table-cell office:value-type="float" office:value="28.396460000000001" table:style-name="ce2">
            <text:p>28.40</text:p>
          </table:table-cell>
          <table:table-cell office:value-type="float" office:value="28.240449999999999" table:style-name="ce2">
            <text:p>28.24</text:p>
          </table:table-cell>
          <table:table-cell office:value-type="float" office:value="195.88283000000001" table:style-name="ce2">
            <text:p>195.88</text:p>
          </table:table-cell>
          <table:table-cell office:value-type="float" office:value="194.33428000000001" table:style-name="ce2">
            <text:p>194.33</text:p>
          </table:table-cell>
          <table:table-cell office:value-type="float" office:value="80.110460000000003" table:style-name="ce2">
            <text:p>80.11</text:p>
          </table:table-cell>
          <table:table-cell office:value-type="float" office:value="35.748350000000002" table:style-name="ce2">
            <text:p>35.75</text:p>
          </table:table-cell>
          <table:table-cell office:value-type="float" office:value="175.46342999999999" table:style-name="ce2">
            <text:p>175.46</text:p>
          </table:table-cell>
          <table:table-cell office:value-type="float" office:value="117.63135" table:style-name="ce2">
            <text:p>117.63</text:p>
          </table:table-cell>
          <table:table-cell office:value-type="float" office:value="635.31566999999995" table:style-name="ce2">
            <text:p>635.32</text:p>
          </table:table-cell>
          <table:table-cell office:value-type="float" office:value="629.62535000000003" table:style-name="ce2">
            <text:p>629.63</text:p>
          </table:table-cell>
          <table:table-cell office:value-type="float" office:value="200.55598000000001" table:style-name="ce2">
            <text:p>200.56</text:p>
          </table:table-cell>
          <table:table-cell office:value-type="float" office:value="198.50684000000001" table:style-name="ce2">
            <text:p>198.51</text:p>
          </table:table-cell>
          <table:table-cell office:value-type="float" office:value="415.60212000000001" table:style-name="ce2">
            <text:p>415.60</text:p>
          </table:table-cell>
          <table:table-cell office:value-type="float" office:value="300.92381" table:style-name="ce2">
            <text:p>300.92</text:p>
          </table:table-cell>
          <table:table-cell office:value-type="float" office:value="177.78038000000001" table:style-name="ce2">
            <text:p>177.78</text:p>
          </table:table-cell>
          <table:table-cell office:value-type="float" office:value="118.79357" table:style-name="ce2">
            <text:p>118.79</text:p>
          </table:table-cell>
          <table:table-cell office:value-type="float" office:value="69.181203052997589" table:formula="of:=[space_old.$S$7]" table:style-name="ce2">
            <text:p>69.18</text:p>
          </table:table-cell>
          <table:table-cell table:number-columns-repeated="16366"/>
        </table:table-row>
        <table:table-row table:number-rows-repeated="3" table:style-name="ro1">
          <table:table-cell table:style-name="ce1"/>
          <table:table-cell table:number-columns-repeated="8" table:style-name="ce2"/>
          <table:table-cell table:number-columns-repeated="16375" table:style-name="ce1"/>
        </table:table-row>
        <table:table-row table:number-rows-repeated="15" table:style-name="ro1">
          <table:table-cell/>
          <table:table-cell table:number-columns-repeated="8"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space_new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2" table:default-cell-style-name="ce1"/>
        <table:table-column table:style-name="co22" table:default-cell-style-name="ce1"/>
        <table:table-column table:style-name="co4" table:number-columns-repeated="16329" table:default-cell-style-name="ce1"/>
        <table:table-row table:style-name="ro1">
          <table:table-cell office:value-type="string" table:style-name="ce1">
            <text:p>CSA</text:p>
          </table:table-cell>
          <table:table-cell office:value-type="string" table:style-name="ce1">
            <text:p>baseline</text:p>
          </table:table-cell>
          <table:table-cell office:value-type="float" office:value="32" table:style-name="ce1">
            <text:p>32</text:p>
          </table:table-cell>
          <table:table-cell office:value-type="float" office:value="128" table:style-name="ce1">
            <text:p>128</text:p>
          </table:table-cell>
          <table:table-cell office:value-type="float" office:value="512" table:style-name="ce1">
            <text:p>512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35573340" table:style-name="ce1">
            <text:p>35573340</text:p>
          </table:table-cell>
          <table:table-cell table:number-columns-repeated="2" table:style-name="ce1"/>
          <table:table-cell office:value-type="string" table:style-name="ce1">
            <text:p>plai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bps</text:p>
          </table:table-cell>
          <table:table-cell office:value-type="float" office:value="14" table:style-name="ce1">
            <text:p>14</text:p>
          </table:table-cell>
          <table:table-cell office:value-type="float" office:value="6.9560000000000004" table:style-name="ce1">
            <text:p>6.956</text:p>
          </table:table-cell>
          <table:table-cell office:value-type="float" office:value="5.7270000000000003" table:style-name="ce1">
            <text:p>5.727</text:p>
          </table:table-cell>
          <table:table-cell office:value-type="float" office:value="5.4169999999999998" table:style-name="ce1">
            <text:p>5.417</text:p>
          </table:table-cell>
          <table:table-cell table:style-name="ce1"/>
          <table:table-cell office:value-type="string" table:style-name="ce1">
            <text:p>n_traj</text:p>
          </table:table-cell>
          <table:table-cell office:value-type="float" office:value="10000000" table:style-name="ce1">
            <text:p>10000000</text:p>
          </table:table-cell>
          <table:table-cell table:style-name="ce1"/>
          <table:table-cell office:value-type="string" table:style-name="ce1">
            <text:p>size</text:p>
          </table:table-cell>
          <table:table-cell office:value-type="float" office:value="173420032.5" table:formula="of:=[.B3]+[.B10]+[.B22]" table:style-name="ce1">
            <text:p>173420032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float" office:value="62253345" table:formula="of:=[.B2]*[.$H$1]/8" table:style-name="ce1">
            <text:p>62253345</text:p>
          </table:table-cell>
          <table:table-cell office:value-type="float" office:value="30931019.130000003" table:formula="of:=[.C2]*[.$H$1]/8" table:style-name="ce1">
            <text:p>30931019.13</text:p>
          </table:table-cell>
          <table:table-cell office:value-type="float" office:value="25466064.772500001" table:formula="of:=[.D2]*[.$H$1]/8" table:style-name="ce1">
            <text:p>25466064.77</text:p>
          </table:table-cell>
          <table:table-cell office:value-type="float" office:value="24087597.8475" table:formula="of:=[.E2]*[.$H$1]/8" table:style-name="ce1">
            <text:p>24087597.85</text:p>
          </table:table-cell>
          <table:table-cell table:number-columns-repeated="4" table:style-name="ce1"/>
          <table:table-cell office:value-type="string" table:style-name="ce1">
            <text:p>mb</text:p>
          </table:table-cell>
          <table:table-cell office:value-type="float" office:value="165.38623094558716" table:formula="of:=[.K2]/1024/1024" table:style-name="ce1">
            <text:p>165.386230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ize (MB)</text:p>
          </table:table-cell>
          <table:table-cell office:value-type="float" office:value="59.369416236877441" table:formula="of:=[.B3]/1024/1024" table:style-name="ce2">
            <text:p>59.37</text:p>
          </table:table-cell>
          <table:table-cell office:value-type="float" office:value="29.498118524551394" table:formula="of:=[.C3]/1024/1024" table:style-name="ce2">
            <text:p>29.50</text:p>
          </table:table-cell>
          <table:table-cell office:value-type="float" office:value="24.286331913471223" table:formula="of:=[.D3]/1024/1024" table:style-name="ce2">
            <text:p>24.29</text:p>
          </table:table-cell>
          <table:table-cell office:value-type="float" office:value="22.971723411083222" table:formula="of:=[.E3]/1024/1024" table:style-name="ce2">
            <text:p>22.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mpr</text:p>
          </table:table-cell>
          <table:table-cell office:value-type="percentage" office:value="1" table:formula="of:=[.B3]/[.$B$3]" table:style-name="ce3">
            <text:p>100.00%</text:p>
          </table:table-cell>
          <table:table-cell office:value-type="percentage" office:value="0.49685714285714289" table:formula="of:=[.C3]/[.$B$3]" table:style-name="ce3">
            <text:p>49.69%</text:p>
          </table:table-cell>
          <table:table-cell office:value-type="percentage" office:value="0.40907142857142859" table:formula="of:=[.D3]/[.$B$3]" table:style-name="ce3">
            <text:p>40.91%</text:p>
          </table:table-cell>
          <table:table-cell office:value-type="percentage" office:value="0.38692857142857146" table:formula="of:=[.E3]/[.$B$3]" table:style-name="ce3">
            <text:p>38.69%</text:p>
          </table:table-cell>
          <table:table-cell table:number-columns-repeated="16379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32+RG32+RG32</text:p>
          </table:table-cell>
          <table:table-cell office:value-type="string" table:style-name="ce1">
            <text:p>32+RG32+RRR32</text:p>
          </table:table-cell>
          <table:table-cell office:value-type="string" table:style-name="ce1">
            <text:p>32+RG32+RRR64</text:p>
          </table:table-cell>
          <table:table-cell office:value-type="string" table:style-name="ce1">
            <text:p>32+RG32+RRR128</text:p>
          </table:table-cell>
          <table:table-cell office:value-type="string" table:style-name="ce1">
            <text:p>32+RRR32+RG32</text:p>
          </table:table-cell>
          <table:table-cell office:value-type="string" table:style-name="ce1">
            <text:p>32+RRR32+RRR32</text:p>
          </table:table-cell>
          <table:table-cell office:value-type="string" table:style-name="ce1">
            <text:p>32+RRR32+RRR64</text:p>
          </table:table-cell>
          <table:table-cell office:value-type="string" table:style-name="ce1">
            <text:p>32+RRR32+RRR128</text:p>
          </table:table-cell>
          <table:table-cell office:value-type="string" table:style-name="ce1">
            <text:p>32+RRR64+RG32</text:p>
          </table:table-cell>
          <table:table-cell office:value-type="string" table:style-name="ce1">
            <text:p>32+RRR64+RRR32</text:p>
          </table:table-cell>
          <table:table-cell office:value-type="string" table:style-name="ce1">
            <text:p>32+RRR64+RRR64</text:p>
          </table:table-cell>
          <table:table-cell office:value-type="string" table:style-name="ce1">
            <text:p>32+RRR64+RRR128</text:p>
          </table:table-cell>
          <table:table-cell office:value-type="string" table:style-name="ce1">
            <text:p>32+RRR128+RG32</text:p>
          </table:table-cell>
          <table:table-cell office:value-type="string" table:style-name="ce1">
            <text:p>32+RRR128+RRR32</text:p>
          </table:table-cell>
          <table:table-cell office:value-type="string" table:style-name="ce1">
            <text:p>32+RRR128+RRR64</text:p>
          </table:table-cell>
          <table:table-cell office:value-type="string" table:style-name="ce1">
            <text:p>32+RRR128+RRR128</text:p>
          </table:table-cell>
          <table:table-cell office:value-type="string" table:style-name="ce1">
            <text:p>128+RG32+RG32</text:p>
          </table:table-cell>
          <table:table-cell office:value-type="string" table:style-name="ce1">
            <text:p>128+RG32+RRR32</text:p>
          </table:table-cell>
          <table:table-cell office:value-type="string" table:style-name="ce1">
            <text:p>128+RG32+RRR64</text:p>
          </table:table-cell>
          <table:table-cell office:value-type="string" table:style-name="ce1">
            <text:p>128+RG32+RRR128</text:p>
          </table:table-cell>
          <table:table-cell office:value-type="string" table:style-name="ce1">
            <text:p>128+RRR32+RG32</text:p>
          </table:table-cell>
          <table:table-cell office:value-type="string" table:style-name="ce1">
            <text:p>128+RRR32+RRR32</text:p>
          </table:table-cell>
          <table:table-cell office:value-type="string" table:style-name="ce1">
            <text:p>128+RRR32+RRR64</text:p>
          </table:table-cell>
          <table:table-cell office:value-type="string" table:style-name="ce1">
            <text:p>128+RRR32+RRR128</text:p>
          </table:table-cell>
          <table:table-cell office:value-type="string" table:style-name="ce1">
            <text:p>128+RRR64+RG32</text:p>
          </table:table-cell>
          <table:table-cell office:value-type="string" table:style-name="ce1">
            <text:p>128+RRR64+RRR32</text:p>
          </table:table-cell>
          <table:table-cell office:value-type="string" table:style-name="ce1">
            <text:p>128+RRR64+RRR64</text:p>
          </table:table-cell>
          <table:table-cell office:value-type="string" table:style-name="ce1">
            <text:p>128+RRR64+RRR128</text:p>
          </table:table-cell>
          <table:table-cell office:value-type="string" table:style-name="ce1">
            <text:p>128+RRR128+RG32</text:p>
          </table:table-cell>
          <table:table-cell office:value-type="string" table:style-name="ce1">
            <text:p>128+RRR128+RRR32</text:p>
          </table:table-cell>
          <table:table-cell office:value-type="string" table:style-name="ce1">
            <text:p>128+RRR128+RRR64</text:p>
          </table:table-cell>
          <table:table-cell office:value-type="string" table:style-name="ce1">
            <text:p>128+RRR128+RRR128</text:p>
          </table:table-cell>
          <table:table-cell office:value-type="string" table:style-name="ce1">
            <text:p>512+RG32+RG32</text:p>
          </table:table-cell>
          <table:table-cell office:value-type="string" table:style-name="ce1">
            <text:p>512+RG32+RRR32</text:p>
          </table:table-cell>
          <table:table-cell office:value-type="string" table:style-name="ce1">
            <text:p>512+RG32+RRR64</text:p>
          </table:table-cell>
          <table:table-cell office:value-type="string" table:style-name="ce1">
            <text:p>512+RG32+RRR128</text:p>
          </table:table-cell>
          <table:table-cell office:value-type="string" table:style-name="ce1">
            <text:p>512+RRR32+RG32</text:p>
          </table:table-cell>
          <table:table-cell office:value-type="string" table:style-name="ce1">
            <text:p>512+RRR32+RRR32</text:p>
          </table:table-cell>
          <table:table-cell office:value-type="string" table:style-name="ce1">
            <text:p>512+RRR32+RRR64</text:p>
          </table:table-cell>
          <table:table-cell office:value-type="string" table:style-name="ce1">
            <text:p>512+RRR32+RRR128</text:p>
          </table:table-cell>
          <table:table-cell office:value-type="string" table:style-name="ce1">
            <text:p>512+RRR64+RG32</text:p>
          </table:table-cell>
          <table:table-cell office:value-type="string" table:style-name="ce1">
            <text:p>512+RRR64+RRR32</text:p>
          </table:table-cell>
          <table:table-cell office:value-type="string" table:style-name="ce1">
            <text:p>512+RRR64+RRR64</text:p>
          </table:table-cell>
          <table:table-cell office:value-type="string" table:style-name="ce1">
            <text:p>512+RRR64+RRR128</text:p>
          </table:table-cell>
          <table:table-cell office:value-type="string" table:style-name="ce1">
            <text:p>512+RRR128+RG32</text:p>
          </table:table-cell>
          <table:table-cell office:value-type="string" table:style-name="ce1">
            <text:p>512+RRR128+RRR32</text:p>
          </table:table-cell>
          <table:table-cell office:value-type="string" table:style-name="ce1">
            <text:p>512+RRR128+RRR64</text:p>
          </table:table-cell>
          <table:table-cell office:value-type="string" table:style-name="ce1">
            <text:p>512+RRR128+RRR128</text:p>
          </table:table-cell>
          <table:table-cell table:number-columns-repeated="16329"/>
        </table:table-row>
        <table:table-row table:style-name="ro1">
          <table:table-cell table:number-columns-repeated="7" table:style-name="ce1"/>
          <table:table-cell office:value-type="float" office:value="111.73305779457093" table:formula="of:=[.$F$17]+[.$C$4]+[.$C$23]+[.C11]" table:style-name="ce2">
            <text:p>111.73</text:p>
          </table:table-cell>
          <table:table-cell office:value-type="float" office:value="107.41181242704391" table:formula="of:=[.$F$17]+[.$C$4]+[.$C$23]+[.D11]" table:style-name="ce2">
            <text:p>107.41</text:p>
          </table:table-cell>
          <table:table-cell office:value-type="float" office:value="104.49847035884858" table:formula="of:=[.$F$17]+[.$C$4]+[.$C$23]+[.E11]" table:style-name="ce2">
            <text:p>104.50</text:p>
          </table:table-cell>
          <table:table-cell office:value-type="float" office:value="103.03967898845673" table:formula="of:=[.$F$17]+[.$C$4]+[.$C$23]+[.F11]" table:style-name="ce2">
            <text:p>103.04</text:p>
          </table:table-cell>
          <table:table-cell office:value-type="float" office:value="101.38581667900087" table:formula="of:=[.$F$17]+[.$C$4]+[.$D$23]+[.C11]" table:style-name="ce2">
            <text:p>101.39</text:p>
          </table:table-cell>
          <table:table-cell office:value-type="float" office:value="97.064571311473856" table:formula="of:=[.$F$17]+[.$C$4]+[.$D$23]+[.D11]" table:style-name="ce2">
            <text:p>97.06</text:p>
          </table:table-cell>
          <table:table-cell office:value-type="float" office:value="94.151229243278507" table:formula="of:=[.$F$17]+[.$C$4]+[.$D$23]+[.E11]" table:style-name="ce2">
            <text:p>94.15</text:p>
          </table:table-cell>
          <table:table-cell office:value-type="float" office:value="92.692437872886671" table:formula="of:=[.$F$17]+[.$C$4]+[.$D$23]+[.F11]" table:style-name="ce2">
            <text:p>92.69</text:p>
          </table:table-cell>
          <table:table-cell office:value-type="float" office:value="100.71579041004182" table:formula="of:=[.$F$17]+[.$C$4]+[.$E$23]+[.C11]" table:style-name="ce2">
            <text:p>100.72</text:p>
          </table:table-cell>
          <table:table-cell office:value-type="float" office:value="96.394545042514807" table:formula="of:=[.$F$17]+[.$C$4]+[.$E$23]+[.D11]" table:style-name="ce2">
            <text:p>96.39</text:p>
          </table:table-cell>
          <table:table-cell office:value-type="float" office:value="93.481202974319459" table:formula="of:=[.$F$17]+[.$C$4]+[.$E$23]+[.E11]" table:style-name="ce2">
            <text:p>93.48</text:p>
          </table:table-cell>
          <table:table-cell office:value-type="float" office:value="92.022411603927623" table:formula="of:=[.$F$17]+[.$C$4]+[.$E$23]+[.F11]" table:style-name="ce2">
            <text:p>92.02</text:p>
          </table:table-cell>
          <table:table-cell office:value-type="float" office:value="100.38925862073899" table:formula="of:=[.$F$17]+[.$C$4]+[.$F$23]+[.C11]" table:style-name="ce2">
            <text:p>100.39</text:p>
          </table:table-cell>
          <table:table-cell office:value-type="float" office:value="96.068013253211987" table:formula="of:=[.$F$17]+[.$C$4]+[.$F$23]+[.D11]" table:style-name="ce2">
            <text:p>96.07</text:p>
          </table:table-cell>
          <table:table-cell office:value-type="float" office:value="93.154671185016639" table:formula="of:=[.$F$17]+[.$C$4]+[.$F$23]+[.E11]" table:style-name="ce2">
            <text:p>93.15</text:p>
          </table:table-cell>
          <table:table-cell office:value-type="float" office:value="91.695879814624789" table:formula="of:=[.$F$17]+[.$C$4]+[.$F$23]+[.F11]" table:style-name="ce2">
            <text:p>91.70</text:p>
          </table:table-cell>
          <table:table-cell office:value-type="float" office:value="106.52127118349075" table:formula="of:=[.$F$17]+[.$D$4]+[.$C$23]+[.C11]" table:style-name="ce2">
            <text:p>106.52</text:p>
          </table:table-cell>
          <table:table-cell office:value-type="float" office:value="102.20002581596376" table:formula="of:=[.$F$17]+[.$D$4]+[.$C$23]+[.D11]" table:style-name="ce2">
            <text:p>102.20</text:p>
          </table:table-cell>
          <table:table-cell office:value-type="float" office:value="99.286683747768393" table:formula="of:=[.$F$17]+[.$D$4]+[.$C$23]+[.E11]" table:style-name="ce2">
            <text:p>99.29</text:p>
          </table:table-cell>
          <table:table-cell office:value-type="float" office:value="97.827892377376557" table:formula="of:=[.$F$17]+[.$D$4]+[.$C$23]+[.F11]" table:style-name="ce2">
            <text:p>97.83</text:p>
          </table:table-cell>
          <table:table-cell office:value-type="float" office:value="96.174030067920683" table:formula="of:=[.$F$17]+[.$D$4]+[.$D$23]+[.C11]" table:style-name="ce2">
            <text:p>96.17</text:p>
          </table:table-cell>
          <table:table-cell office:value-type="float" office:value="91.852784700393684" table:formula="of:=[.$F$17]+[.$D$4]+[.$D$23]+[.D11]" table:style-name="ce2">
            <text:p>91.85</text:p>
          </table:table-cell>
          <table:table-cell office:value-type="float" office:value="88.939442632198336" table:formula="of:=[.$F$17]+[.$D$4]+[.$D$23]+[.E11]" table:style-name="ce2">
            <text:p>88.94</text:p>
          </table:table-cell>
          <table:table-cell office:value-type="float" office:value="87.480651261806486" table:formula="of:=[.$F$17]+[.$D$4]+[.$D$23]+[.F11]" table:style-name="ce2">
            <text:p>87.48</text:p>
          </table:table-cell>
          <table:table-cell office:value-type="float" office:value="95.504003798961634" table:formula="of:=[.$F$17]+[.$D$4]+[.$E$23]+[.C11]" table:style-name="ce2">
            <text:p>95.50</text:p>
          </table:table-cell>
          <table:table-cell office:value-type="float" office:value="91.182758431434635" table:formula="of:=[.$F$17]+[.$D$4]+[.$E$23]+[.D11]" table:style-name="ce2">
            <text:p>91.18</text:p>
          </table:table-cell>
          <table:table-cell office:value-type="float" office:value="88.269416363239287" table:formula="of:=[.$F$17]+[.$D$4]+[.$E$23]+[.E11]" table:style-name="ce2">
            <text:p>88.27</text:p>
          </table:table-cell>
          <table:table-cell office:value-type="float" office:value="86.810624992847437" table:formula="of:=[.$F$17]+[.$D$4]+[.$E$23]+[.F11]" table:style-name="ce2">
            <text:p>86.81</text:p>
          </table:table-cell>
          <table:table-cell office:value-type="float" office:value="95.177472009658828" table:formula="of:=[.$F$17]+[.$D$4]+[.$F$23]+[.C11]" table:style-name="ce2">
            <text:p>95.18</text:p>
          </table:table-cell>
          <table:table-cell office:value-type="float" office:value="90.856226642131816" table:formula="of:=[.$F$17]+[.$D$4]+[.$F$23]+[.D11]" table:style-name="ce2">
            <text:p>90.86</text:p>
          </table:table-cell>
          <table:table-cell office:value-type="float" office:value="87.942884573936468" table:formula="of:=[.$F$17]+[.$D$4]+[.$F$23]+[.E11]" table:style-name="ce2">
            <text:p>87.94</text:p>
          </table:table-cell>
          <table:table-cell office:value-type="float" office:value="86.484093203544631" table:formula="of:=[.$F$17]+[.$D$4]+[.$F$23]+[.F11]" table:style-name="ce2">
            <text:p>86.48</text:p>
          </table:table-cell>
          <table:table-cell office:value-type="float" office:value="105.20666268110276" table:formula="of:=[.$F$17]+[.$E$4]+[.$C$23]+[.C11]" table:style-name="ce2">
            <text:p>105.21</text:p>
          </table:table-cell>
          <table:table-cell office:value-type="float" office:value="100.88541731357574" table:formula="of:=[.$F$17]+[.$E$4]+[.$C$23]+[.D11]" table:style-name="ce2">
            <text:p>100.89</text:p>
          </table:table-cell>
          <table:table-cell office:value-type="float" office:value="97.972075245380395" table:formula="of:=[.$F$17]+[.$E$4]+[.$C$23]+[.E11]" table:style-name="ce2">
            <text:p>97.97</text:p>
          </table:table-cell>
          <table:table-cell office:value-type="float" office:value="96.513283874988559" table:formula="of:=[.$F$17]+[.$E$4]+[.$C$23]+[.F11]" table:style-name="ce2">
            <text:p>96.51</text:p>
          </table:table-cell>
          <table:table-cell office:value-type="float" office:value="94.859421565532685" table:formula="of:=[.$F$17]+[.$E$4]+[.$D$23]+[.C11]" table:style-name="ce2">
            <text:p>94.86</text:p>
          </table:table-cell>
          <table:table-cell office:value-type="float" office:value="90.538176198005687" table:formula="of:=[.$F$17]+[.$E$4]+[.$D$23]+[.D11]" table:style-name="ce2">
            <text:p>90.54</text:p>
          </table:table-cell>
          <table:table-cell office:value-type="float" office:value="87.624834129810324" table:formula="of:=[.$F$17]+[.$E$4]+[.$D$23]+[.E11]" table:style-name="ce2">
            <text:p>87.62</text:p>
          </table:table-cell>
          <table:table-cell office:value-type="float" office:value="86.166042759418488" table:formula="of:=[.$F$17]+[.$E$4]+[.$D$23]+[.F11]" table:style-name="ce2">
            <text:p>86.17</text:p>
          </table:table-cell>
          <table:table-cell office:value-type="float" office:value="94.18939529657365" table:formula="of:=[.$F$17]+[.$E$4]+[.$E$23]+[.C11]" table:style-name="ce2">
            <text:p>94.19</text:p>
          </table:table-cell>
          <table:table-cell office:value-type="float" office:value="89.868149929046638" table:formula="of:=[.$F$17]+[.$E$4]+[.$E$23]+[.D11]" table:style-name="ce2">
            <text:p>89.87</text:p>
          </table:table-cell>
          <table:table-cell office:value-type="float" office:value="86.95480786085129" table:formula="of:=[.$F$17]+[.$E$4]+[.$E$23]+[.E11]" table:style-name="ce2">
            <text:p>86.95</text:p>
          </table:table-cell>
          <table:table-cell office:value-type="float" office:value="85.496016490459454" table:formula="of:=[.$F$17]+[.$E$4]+[.$E$23]+[.F11]" table:style-name="ce2">
            <text:p>85.50</text:p>
          </table:table-cell>
          <table:table-cell office:value-type="float" office:value="93.862863507270816" table:formula="of:=[.$F$17]+[.$E$4]+[.$F$23]+[.C11]" table:style-name="ce2">
            <text:p>93.86</text:p>
          </table:table-cell>
          <table:table-cell office:value-type="float" office:value="89.541618139743804" table:formula="of:=[.$F$17]+[.$E$4]+[.$F$23]+[.D11]" table:style-name="ce2">
            <text:p>89.54</text:p>
          </table:table-cell>
          <table:table-cell office:value-type="float" office:value="86.62827607154847" table:formula="of:=[.$F$17]+[.$E$4]+[.$F$23]+[.E11]" table:style-name="ce2">
            <text:p>86.63</text:p>
          </table:table-cell>
          <table:table-cell office:value-type="float" office:value="85.16948470115662" table:formula="of:=[.$F$17]+[.$E$4]+[.$F$23]+[.F11]" table:style-name="ce2">
            <text:p>85.1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WMJ</text:p>
          </table:table-cell>
          <table:table-cell office:value-type="string" table:style-name="ce1">
            <text:p>baseline</text:p>
          </table:table-cell>
          <table:table-cell office:value-type="string" table:style-name="ce1">
            <text:p>RG32</text:p>
          </table:table-cell>
          <table:table-cell office:value-type="string" table:style-name="ce1">
            <text:p>RG32</text:p>
          </table:table-cell>
          <table:table-cell office:value-type="string" table:style-name="ce1">
            <text:p>RG64</text:p>
          </table:table-cell>
          <table:table-cell office:value-type="string" table:style-name="ce1">
            <text:p>RG128</text:p>
          </table:table-cell>
          <table:table-cell table:style-name="ce1"/>
          <table:table-cell office:value-type="percentage" office:value="0.67558863368336641" table:formula="of:=[.H7]/[.$K$3]" table:style-name="ce6">
            <text:p>67.56%</text:p>
          </table:table-cell>
          <table:table-cell office:value-type="percentage" office:value="0.64946042855516128" table:formula="of:=[.I7]/[.$K$3]" table:style-name="ce6">
            <text:p>64.95%</text:p>
          </table:table-cell>
          <table:table-cell office:value-type="percentage" office:value="0.6318450439397767" table:formula="of:=[.J7]/[.$K$3]" table:style-name="ce6">
            <text:p>63.18%</text:p>
          </table:table-cell>
          <table:table-cell office:value-type="percentage" office:value="0.62302453111926392" table:formula="of:=[.K7]/[.$K$3]" table:style-name="ce6">
            <text:p>62.30%</text:p>
          </table:table-cell>
          <table:table-cell office:value-type="percentage" office:value="0.61302453111926392" table:formula="of:=[.L7]/[.$K$3]" table:style-name="ce6">
            <text:p>61.30%</text:p>
          </table:table-cell>
          <table:table-cell office:value-type="percentage" office:value="0.58689632599105879" table:formula="of:=[.M7]/[.$K$3]" table:style-name="ce6">
            <text:p>58.69%</text:p>
          </table:table-cell>
          <table:table-cell office:value-type="percentage" office:value="0.56928094137567409" table:formula="of:=[.N7]/[.$K$3]" table:style-name="ce6">
            <text:p>56.93%</text:p>
          </table:table-cell>
          <table:table-cell office:value-type="percentage" office:value="0.56046042855516143" table:formula="of:=[.O7]/[.$K$3]" table:style-name="ce6">
            <text:p>56.05%</text:p>
          </table:table-cell>
          <table:table-cell office:value-type="percentage" office:value="0.60897324906798189" table:formula="of:=[.P7]/[.$K$3]" table:style-name="ce6">
            <text:p>60.90%</text:p>
          </table:table-cell>
          <table:table-cell office:value-type="percentage" office:value="0.58284504393977676" table:formula="of:=[.Q7]/[.$K$3]" table:style-name="ce6">
            <text:p>58.28%</text:p>
          </table:table-cell>
          <table:table-cell office:value-type="percentage" office:value="0.56522965932439206" table:formula="of:=[.R7]/[.$K$3]" table:style-name="ce6">
            <text:p>56.52%</text:p>
          </table:table-cell>
          <table:table-cell office:value-type="percentage" office:value="0.55640914650387929" table:formula="of:=[.S7]/[.$K$3]" table:style-name="ce6">
            <text:p>55.64%</text:p>
          </table:table-cell>
          <table:table-cell office:value-type="percentage" office:value="0.60699889009362284" table:formula="of:=[.T7]/[.$K$3]" table:style-name="ce6">
            <text:p>60.70%</text:p>
          </table:table-cell>
          <table:table-cell office:value-type="percentage" office:value="0.58087068496541783" table:formula="of:=[.U7]/[.$K$3]" table:style-name="ce6">
            <text:p>58.09%</text:p>
          </table:table-cell>
          <table:table-cell office:value-type="percentage" office:value="0.56325530035003313" table:formula="of:=[.V7]/[.$K$3]" table:style-name="ce6">
            <text:p>56.33%</text:p>
          </table:table-cell>
          <table:table-cell office:value-type="percentage" office:value="0.55443478752952025" table:formula="of:=[.W7]/[.$K$3]" table:style-name="ce6">
            <text:p>55.44%</text:p>
          </table:table-cell>
          <table:table-cell office:value-type="percentage" office:value="0.64407581317054596" table:formula="of:=[.X7]/[.$K$3]" table:style-name="ce6">
            <text:p>64.41%</text:p>
          </table:table-cell>
          <table:table-cell office:value-type="percentage" office:value="0.61794760804234083" table:formula="of:=[.Y7]/[.$K$3]" table:style-name="ce6">
            <text:p>61.79%</text:p>
          </table:table-cell>
          <table:table-cell office:value-type="percentage" office:value="0.60033222342695614" table:formula="of:=[.Z7]/[.$K$3]" table:style-name="ce6">
            <text:p>60.03%</text:p>
          </table:table-cell>
          <table:table-cell office:value-type="percentage" office:value="0.59151171060644336" table:formula="of:=[.AA7]/[.$K$3]" table:style-name="ce6">
            <text:p>59.15%</text:p>
          </table:table-cell>
          <table:table-cell office:value-type="percentage" office:value="0.58151171060644335" table:formula="of:=[.AB7]/[.$K$3]" table:style-name="ce6">
            <text:p>58.15%</text:p>
          </table:table-cell>
          <table:table-cell office:value-type="percentage" office:value="0.55538350547823823" table:formula="of:=[.AC7]/[.$K$3]" table:style-name="ce6">
            <text:p>55.54%</text:p>
          </table:table-cell>
          <table:table-cell office:value-type="percentage" office:value="0.53776812086285364" table:formula="of:=[.AD7]/[.$K$3]" table:style-name="ce6">
            <text:p>53.78%</text:p>
          </table:table-cell>
          <table:table-cell office:value-type="percentage" office:value="0.52894760804234076" table:formula="of:=[.AE7]/[.$K$3]" table:style-name="ce6">
            <text:p>52.89%</text:p>
          </table:table-cell>
          <table:table-cell office:value-type="percentage" office:value="0.57746042855516122" table:formula="of:=[.AF7]/[.$K$3]" table:style-name="ce6">
            <text:p>57.75%</text:p>
          </table:table-cell>
          <table:table-cell office:value-type="percentage" office:value="0.5513322234269562" table:formula="of:=[.AG7]/[.$K$3]" table:style-name="ce6">
            <text:p>55.13%</text:p>
          </table:table-cell>
          <table:table-cell office:value-type="percentage" office:value="0.5337168388115715" table:formula="of:=[.AH7]/[.$K$3]" table:style-name="ce6">
            <text:p>53.37%</text:p>
          </table:table-cell>
          <table:table-cell office:value-type="percentage" office:value="0.52489632599105873" table:formula="of:=[.AI7]/[.$K$3]" table:style-name="ce6">
            <text:p>52.49%</text:p>
          </table:table-cell>
          <table:table-cell office:value-type="percentage" office:value="0.5754860695808024" table:formula="of:=[.AJ7]/[.$K$3]" table:style-name="ce6">
            <text:p>57.55%</text:p>
          </table:table-cell>
          <table:table-cell office:value-type="percentage" office:value="0.54935786445259727" table:formula="of:=[.AK7]/[.$K$3]" table:style-name="ce6">
            <text:p>54.94%</text:p>
          </table:table-cell>
          <table:table-cell office:value-type="percentage" office:value="0.53174247983721257" table:formula="of:=[.AL7]/[.$K$3]" table:style-name="ce6">
            <text:p>53.17%</text:p>
          </table:table-cell>
          <table:table-cell office:value-type="percentage" office:value="0.5229219670166998" table:formula="of:=[.AM7]/[.$K$3]" table:style-name="ce6">
            <text:p>52.29%</text:p>
          </table:table-cell>
          <table:table-cell office:value-type="percentage" office:value="0.63612709522182798" table:formula="of:=[.AN7]/[.$K$3]" table:style-name="ce6">
            <text:p>63.61%</text:p>
          </table:table-cell>
          <table:table-cell office:value-type="percentage" office:value="0.60999889009362285" table:formula="of:=[.AO7]/[.$K$3]" table:style-name="ce6">
            <text:p>61.00%</text:p>
          </table:table-cell>
          <table:table-cell office:value-type="percentage" office:value="0.59238350547823815" table:formula="of:=[.AP7]/[.$K$3]" table:style-name="ce6">
            <text:p>59.24%</text:p>
          </table:table-cell>
          <table:table-cell office:value-type="percentage" office:value="0.58356299265772538" table:formula="of:=[.AQ7]/[.$K$3]" table:style-name="ce6">
            <text:p>58.36%</text:p>
          </table:table-cell>
          <table:table-cell office:value-type="percentage" office:value="0.57356299265772537" table:formula="of:=[.AR7]/[.$K$3]" table:style-name="ce6">
            <text:p>57.36%</text:p>
          </table:table-cell>
          <table:table-cell office:value-type="percentage" office:value="0.54743478752952035" table:formula="of:=[.AS7]/[.$K$3]" table:style-name="ce6">
            <text:p>54.74%</text:p>
          </table:table-cell>
          <table:table-cell office:value-type="percentage" office:value="0.52981940291413565" table:formula="of:=[.AT7]/[.$K$3]" table:style-name="ce6">
            <text:p>52.98%</text:p>
          </table:table-cell>
          <table:table-cell office:value-type="percentage" office:value="0.52099889009362288" table:formula="of:=[.AU7]/[.$K$3]" table:style-name="ce6">
            <text:p>52.10%</text:p>
          </table:table-cell>
          <table:table-cell office:value-type="percentage" office:value="0.56951171060644346" table:formula="of:=[.AV7]/[.$K$3]" table:style-name="ce6">
            <text:p>56.95%</text:p>
          </table:table-cell>
          <table:table-cell office:value-type="percentage" office:value="0.54338350547823822" table:formula="of:=[.AW7]/[.$K$3]" table:style-name="ce6">
            <text:p>54.34%</text:p>
          </table:table-cell>
          <table:table-cell office:value-type="percentage" office:value="0.52576812086285363" table:formula="of:=[.AX7]/[.$K$3]" table:style-name="ce6">
            <text:p>52.58%</text:p>
          </table:table-cell>
          <table:table-cell office:value-type="percentage" office:value="0.51694760804234086" table:formula="of:=[.AY7]/[.$K$3]" table:style-name="ce6">
            <text:p>51.69%</text:p>
          </table:table-cell>
          <table:table-cell office:value-type="percentage" office:value="0.56753735163208441" table:formula="of:=[.AZ7]/[.$K$3]" table:style-name="ce6">
            <text:p>56.75%</text:p>
          </table:table-cell>
          <table:table-cell office:value-type="percentage" office:value="0.54140914650387928" table:formula="of:=[.BA7]/[.$K$3]" table:style-name="ce6">
            <text:p>54.14%</text:p>
          </table:table-cell>
          <table:table-cell office:value-type="percentage" office:value="0.52379376188849469" table:formula="of:=[.BB7]/[.$K$3]" table:style-name="ce6">
            <text:p>52.38%</text:p>
          </table:table-cell>
          <table:table-cell office:value-type="percentage" office:value="0.51497324906798181" table:formula="of:=[.BC7]/[.$K$3]" table:style-name="ce6">
            <text:p>51.50%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bps</text:p>
          </table:table-cell>
          <table:table-cell office:value-type="float" office:value="14" table:style-name="ce1">
            <text:p>14</text:p>
          </table:table-cell>
          <table:table-cell office:value-type="float" office:value="14.438000000000001" table:style-name="ce1">
            <text:p>14.438</text:p>
          </table:table-cell>
          <table:table-cell office:value-type="float" office:value="13.419" table:style-name="ce1">
            <text:p>13.419</text:p>
          </table:table-cell>
          <table:table-cell office:value-type="float" office:value="12.731999999999999" table:style-name="ce1">
            <text:p>12.732</text:p>
          </table:table-cell>
          <table:table-cell office:value-type="float" office:value="12.388" table:style-name="ce1">
            <text:p>12.3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float" office:value="62253345" table:formula="of:=[.B9]*[.$H$1]/8" table:style-name="ce1">
            <text:p>62253345</text:p>
          </table:table-cell>
          <table:table-cell office:value-type="float" office:value="64200985.365000002" table:formula="of:=[.C9]*[.$H$1]/8" table:style-name="ce1">
            <text:p>64200985.37</text:p>
          </table:table-cell>
          <table:table-cell office:value-type="float" office:value="59669831.182500005" table:formula="of:=[.D9]*[.$H$1]/8" table:style-name="ce1">
            <text:p>59669831.18</text:p>
          </table:table-cell>
          <table:table-cell office:value-type="float" office:value="56614970.609999999" table:formula="of:=[.E9]*[.$H$1]/8" table:style-name="ce1">
            <text:p>56614970.61</text:p>
          </table:table-cell>
          <table:table-cell office:value-type="float" office:value="55085316.990000002" table:formula="of:=[.F9]*[.$H$1]/8" table:style-name="ce1">
            <text:p>55085316.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ize (MB)</text:p>
          </table:table-cell>
          <table:table-cell office:value-type="float" office:value="59.369416236877441" table:formula="of:=[.B10]/1024/1024" table:style-name="ce2">
            <text:p>59.37</text:p>
          </table:table-cell>
          <table:table-cell office:value-type="float" office:value="61.226830830574038" table:formula="of:=[.C10]/1024/1024" table:style-name="ce2">
            <text:p>61.23</text:p>
          </table:table-cell>
          <table:table-cell office:value-type="float" office:value="56.905585463047032" table:formula="of:=[.D10]/1024/1024" table:style-name="ce2">
            <text:p>56.91</text:p>
          </table:table-cell>
          <table:table-cell office:value-type="float" office:value="53.992243394851684" table:formula="of:=[.E10]/1024/1024" table:style-name="ce2">
            <text:p>53.99</text:p>
          </table:table-cell>
          <table:table-cell office:value-type="float" office:value="52.533452024459841" table:formula="of:=[.F10]/1024/1024" table:style-name="ce2">
            <text:p>52.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mpr</text:p>
          </table:table-cell>
          <table:table-cell office:value-type="percentage" office:value="1" table:formula="of:=[.B10]/[.$B$10]" table:style-name="ce3">
            <text:p>100.00%</text:p>
          </table:table-cell>
          <table:table-cell office:value-type="percentage" office:value="1.0312857142857144" table:formula="of:=[.C10]/[.$B$10]" table:style-name="ce3">
            <text:p>103.13%</text:p>
          </table:table-cell>
          <table:table-cell office:value-type="percentage" office:value="0.95850000000000013" table:formula="of:=[.D10]/[.$B$10]" table:style-name="ce3">
            <text:p>95.85%</text:p>
          </table:table-cell>
          <table:table-cell office:value-type="percentage" office:value="0.90942857142857136" table:formula="of:=[.E10]/[.$B$10]" table:style-name="ce3">
            <text:p>90.94%</text:p>
          </table:table-cell>
          <table:table-cell office:value-type="percentage" office:value="0.8848571428571429" table:formula="of:=[.F10]/[.$B$10]" table:style-name="ce3">
            <text:p>88.49%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mmons</text:p>
          </table:table-cell>
          <table:table-cell office:value-type="string" table:style-name="ce1">
            <text:p>lineStops</text:p>
          </table:table-cell>
          <table:table-cell office:value-type="string" table:style-name="ce1">
            <text:p>stopLines</text:p>
          </table:table-cell>
          <table:table-cell office:value-type="string" table:style-name="ce1">
            <text:p>avgTimes</text:p>
          </table:table-cell>
          <table:table-cell office:value-type="string" table:style-name="ce1">
            <text:p>initialTimes</text:p>
          </table:table-cell>
          <table:table-cell office:value-type="string" table:style-name="ce1">
            <text:p>tot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float" office:value="121972" table:style-name="ce1">
            <text:p>121972</text:p>
          </table:table-cell>
          <table:table-cell office:value-type="float" office:value="144548" table:style-name="ce1">
            <text:p>144548</text:p>
          </table:table-cell>
          <table:table-cell office:value-type="float" office:value="65182" table:style-name="ce1">
            <text:p>65182</text:p>
          </table:table-cell>
          <table:table-cell office:value-type="float" office:value="450719" table:style-name="ce1">
            <text:p>450719</text:p>
          </table:table-cell>
          <table:table-cell office:value-type="float" office:value="782421" table:formula="of:=SUM([.B16:.E16])" table:style-name="ce1">
            <text:p>78242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ize (MB)</text:p>
          </table:table-cell>
          <table:table-cell office:value-type="float" office:value="0.11632156372070313" table:formula="of:=[.B16]/1024/1024" table:style-name="ce2">
            <text:p>0.12</text:p>
          </table:table-cell>
          <table:table-cell office:value-type="float" office:value="0.13785171508789063" table:formula="of:=[.C16]/1024/1024" table:style-name="ce2">
            <text:p>0.14</text:p>
          </table:table-cell>
          <table:table-cell office:value-type="float" office:value="6.2162399291992188E-2" table:formula="of:=[.D16]/1024/1024" table:style-name="ce2">
            <text:p>0.06</text:p>
          </table:table-cell>
          <table:table-cell office:value-type="float" office:value="0.42983913421630859" table:formula="of:=[.E16]/1024/1024" table:style-name="ce2">
            <text:p>0.43</text:p>
          </table:table-cell>
          <table:table-cell office:value-type="float" office:value="0.74617481231689453" table:formula="of:=[.F16]/1024/1024" table:style-name="ce2">
            <text:p>0.75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WML</text:p>
          </table:table-cell>
          <table:table-cell office:value-type="string" table:style-name="ce1">
            <text:p>baseline</text:p>
          </table:table-cell>
          <table:table-cell office:value-type="string" table:style-name="ce1">
            <text:p>RG32</text:p>
          </table:table-cell>
          <table:table-cell office:value-type="string" table:style-name="ce1">
            <text:p>RG32</text:p>
          </table:table-cell>
          <table:table-cell office:value-type="string" table:style-name="ce1">
            <text:p>RG64</text:p>
          </table:table-cell>
          <table:table-cell office:value-type="string" table:style-name="ce1">
            <text:p>RG1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ps</text:p>
          </table:table-cell>
          <table:table-cell office:value-type="float" office:value="11" table:style-name="ce1">
            <text:p>11</text:p>
          </table:table-cell>
          <table:table-cell office:value-type="float" office:value="4.7779999999999996" table:style-name="ce1">
            <text:p>4.778</text:p>
          </table:table-cell>
          <table:table-cell office:value-type="float" office:value="2.3380000000000001" table:style-name="ce1">
            <text:p>2.338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2.1030000000000002" table:style-name="ce1">
            <text:p>2.1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ze</text:p>
          </table:table-cell>
          <table:table-cell office:value-type="float" office:value="48913342.5" table:formula="of:=[.B21]*[.$H$1]/8" table:style-name="ce1">
            <text:p>48913342.5</text:p>
          </table:table-cell>
          <table:table-cell office:value-type="float" office:value="21246177.314999998" table:formula="of:=[.C21]*[.$H$1]/8" table:style-name="ce1">
            <text:p>21246177.32</text:p>
          </table:table-cell>
          <table:table-cell office:value-type="float" office:value="10396308.615" table:formula="of:=[.D21]*[.$H$1]/8" table:style-name="ce1">
            <text:p>10396308.62</text:p>
          </table:table-cell>
          <table:table-cell office:value-type="float" office:value="9693735.1500000004" table:formula="of:=[.E21]*[.$H$1]/8" table:style-name="ce1">
            <text:p>9693735.15</text:p>
          </table:table-cell>
          <table:table-cell office:value-type="float" office:value="9351341.7525000013" table:formula="of:=[.F21]*[.$H$1]/8" table:style-name="ce1">
            <text:p>9351341.7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ze (MB)</text:p>
          </table:table-cell>
          <table:table-cell office:value-type="float" office:value="46.647398471832275" table:formula="of:=[.B22]/1024/1024" table:style-name="ce2">
            <text:p>46.65</text:p>
          </table:table-cell>
          <table:table-cell office:value-type="float" office:value="20.261933627128599" table:formula="of:=[.C22]/1024/1024" table:style-name="ce2">
            <text:p>20.26</text:p>
          </table:table-cell>
          <table:table-cell office:value-type="float" office:value="9.9146925115585329" table:formula="of:=[.D22]/1024/1024" table:style-name="ce2">
            <text:p>9.91</text:p>
          </table:table-cell>
          <table:table-cell office:value-type="float" office:value="9.2446662425994877" table:formula="of:=[.E22]/1024/1024" table:style-name="ce2">
            <text:p>9.24</text:p>
          </table:table-cell>
          <table:table-cell office:value-type="float" office:value="8.9181344532966627" table:formula="of:=[.F22]/1024/1024" table:style-name="ce2">
            <text:p>8.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mpr</text:p>
          </table:table-cell>
          <table:table-cell office:value-type="percentage" office:value="1" table:formula="of:=[.B22]/[.$B$22]" table:style-name="ce3">
            <text:p>100.00%</text:p>
          </table:table-cell>
          <table:table-cell office:value-type="percentage" office:value="0.43436363636363634" table:formula="of:=[.C22]/[.$B$22]" table:style-name="ce3">
            <text:p>43.44%</text:p>
          </table:table-cell>
          <table:table-cell office:value-type="percentage" office:value="0.21254545454545454" table:formula="of:=[.D22]/[.$B$22]" table:style-name="ce3">
            <text:p>21.25%</text:p>
          </table:table-cell>
          <table:table-cell office:value-type="percentage" office:value="0.19818181818181818" table:formula="of:=[.E22]/[.$B$22]" table:style-name="ce3">
            <text:p>19.82%</text:p>
          </table:table-cell>
          <table:table-cell office:value-type="percentage" office:value="0.1911818181818182" table:formula="of:=[.F22]/[.$B$22]" table:style-name="ce3">
            <text:p>19.12%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board_new" table:style-name="ta2">
        <table:table-column table:style-name="co23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config</text:p>
          </table:table-cell>
          <table:table-cell office:value-type="string" table:style-name="ce1">
            <text:p>XCTR&amp;1board-X</text:p>
          </table:table-cell>
          <table:table-cell office:value-type="string" table:style-name="ce1">
            <text:p>XCTR&amp;1board-X_{L}</text:p>
          </table:table-cell>
          <table:table-cell office:value-type="string" table:style-name="ce1">
            <text:p>XCTR&amp;1board-X_{T}</text:p>
          </table:table-cell>
          <table:table-cell office:value-type="string" table:style-name="ce1">
            <text:p>XCTR&amp;1board-X_{LT}</text:p>
          </table:table-cell>
          <table:table-cell office:value-type="string" table:style-name="ce2">
            <text:p>space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+RG32</text:p>
          </table:table-cell>
          <table:table-cell office:value-type="float" office:value="2.4077600000000001" table:style-name="ce2">
            <text:p>2.41</text:p>
          </table:table-cell>
          <table:table-cell office:value-type="float" office:value="3.0639099999999999" table:style-name="ce2">
            <text:p>3.06</text:p>
          </table:table-cell>
          <table:table-cell office:value-type="float" office:value="15.12247" table:style-name="ce2">
            <text:p>15.12</text:p>
          </table:table-cell>
          <table:table-cell office:value-type="float" office:value="8.6332799999999992" table:style-name="ce2">
            <text:p>8.63</text:p>
          </table:table-cell>
          <table:table-cell office:value-type="float" office:value="111.73305779457093" table:formula="of:=[space_new.$H$7]" table:style-name="ce2">
            <text:p>111.7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+RRR32</text:p>
          </table:table-cell>
          <table:table-cell office:value-type="float" office:value="2.43167" table:style-name="ce2">
            <text:p>2.43</text:p>
          </table:table-cell>
          <table:table-cell office:value-type="float" office:value="3.06664" table:style-name="ce2">
            <text:p>3.07</text:p>
          </table:table-cell>
          <table:table-cell office:value-type="float" office:value="18.410450000000001" table:style-name="ce2">
            <text:p>18.41</text:p>
          </table:table-cell>
          <table:table-cell office:value-type="float" office:value="10.233449999999999" table:style-name="ce2">
            <text:p>10.23</text:p>
          </table:table-cell>
          <table:table-cell office:value-type="float" office:value="107.41181242704391" table:formula="of:=[space_new.$I$7]" table:style-name="ce2">
            <text:p>107.4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+RRR64</text:p>
          </table:table-cell>
          <table:table-cell office:value-type="float" office:value="2.40435" table:style-name="ce2">
            <text:p>2.40</text:p>
          </table:table-cell>
          <table:table-cell office:value-type="float" office:value="3.0639599999999998" table:style-name="ce2">
            <text:p>3.06</text:p>
          </table:table-cell>
          <table:table-cell office:value-type="float" office:value="18.984690000000001" table:style-name="ce2">
            <text:p>18.98</text:p>
          </table:table-cell>
          <table:table-cell office:value-type="float" office:value="10.44815" table:style-name="ce2">
            <text:p>10.45</text:p>
          </table:table-cell>
          <table:table-cell office:value-type="float" office:value="104.49847035884858" table:formula="of:=[space_new.$J$7]" table:style-name="ce2">
            <text:p>104.5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+RRR128</text:p>
          </table:table-cell>
          <table:table-cell office:value-type="float" office:value="2.3982299999999999" table:style-name="ce2">
            <text:p>2.40</text:p>
          </table:table-cell>
          <table:table-cell office:value-type="float" office:value="3.09619" table:style-name="ce2">
            <text:p>3.10</text:p>
          </table:table-cell>
          <table:table-cell office:value-type="float" office:value="20.44293" table:style-name="ce2">
            <text:p>20.44</text:p>
          </table:table-cell>
          <table:table-cell office:value-type="float" office:value="11.03021" table:style-name="ce2">
            <text:p>11.03</text:p>
          </table:table-cell>
          <table:table-cell office:value-type="float" office:value="103.03967898845673" table:formula="of:=[space_new.$K$7]" table:style-name="ce2">
            <text:p>103.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+RG32</text:p>
          </table:table-cell>
          <table:table-cell office:value-type="float" office:value="2.42408" table:style-name="ce2">
            <text:p>2.42</text:p>
          </table:table-cell>
          <table:table-cell office:value-type="float" office:value="3.1431200000000001" table:style-name="ce2">
            <text:p>3.14</text:p>
          </table:table-cell>
          <table:table-cell office:value-type="float" office:value="15.30644" table:style-name="ce2">
            <text:p>15.31</text:p>
          </table:table-cell>
          <table:table-cell office:value-type="float" office:value="8.6733899999999995" table:style-name="ce2">
            <text:p>8.67</text:p>
          </table:table-cell>
          <table:table-cell office:value-type="float" office:value="101.38581667900087" table:formula="of:=[space_new.$L$7]" table:style-name="ce2">
            <text:p>101.3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+RRR32</text:p>
          </table:table-cell>
          <table:table-cell office:value-type="float" office:value="2.41696" table:style-name="ce2">
            <text:p>2.42</text:p>
          </table:table-cell>
          <table:table-cell office:value-type="float" office:value="3.0710700000000002" table:style-name="ce2">
            <text:p>3.07</text:p>
          </table:table-cell>
          <table:table-cell office:value-type="float" office:value="18.446829999999999" table:style-name="ce2">
            <text:p>18.45</text:p>
          </table:table-cell>
          <table:table-cell office:value-type="float" office:value="10.23616" table:style-name="ce2">
            <text:p>10.24</text:p>
          </table:table-cell>
          <table:table-cell office:value-type="float" office:value="97.064571311473856" table:formula="of:=[space_new.$M$7]" table:style-name="ce2">
            <text:p>97.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+RRR64</text:p>
          </table:table-cell>
          <table:table-cell office:value-type="float" office:value="2.36368" table:style-name="ce2">
            <text:p>2.36</text:p>
          </table:table-cell>
          <table:table-cell office:value-type="float" office:value="3.1078199999999998" table:style-name="ce2">
            <text:p>3.11</text:p>
          </table:table-cell>
          <table:table-cell office:value-type="float" office:value="19.037459999999999" table:style-name="ce2">
            <text:p>19.04</text:p>
          </table:table-cell>
          <table:table-cell office:value-type="float" office:value="10.45791" table:style-name="ce2">
            <text:p>10.46</text:p>
          </table:table-cell>
          <table:table-cell office:value-type="float" office:value="94.151229243278507" table:formula="of:=[space_new.$N$7]" table:style-name="ce2">
            <text:p>94.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+RRR128</text:p>
          </table:table-cell>
          <table:table-cell office:value-type="float" office:value="2.3913000000000002" table:style-name="ce2">
            <text:p>2.39</text:p>
          </table:table-cell>
          <table:table-cell office:value-type="float" office:value="3.0833400000000002" table:style-name="ce2">
            <text:p>3.08</text:p>
          </table:table-cell>
          <table:table-cell office:value-type="float" office:value="20.5124" table:style-name="ce2">
            <text:p>20.51</text:p>
          </table:table-cell>
          <table:table-cell office:value-type="float" office:value="11.02267" table:style-name="ce2">
            <text:p>11.02</text:p>
          </table:table-cell>
          <table:table-cell office:value-type="float" office:value="92.692437872886671" table:formula="of:=[space_new.$O$7]" table:style-name="ce2">
            <text:p>92.6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+RG32</text:p>
          </table:table-cell>
          <table:table-cell office:value-type="float" office:value="2.3606500000000001" table:style-name="ce2">
            <text:p>2.36</text:p>
          </table:table-cell>
          <table:table-cell office:value-type="float" office:value="3.1441699999999999" table:style-name="ce2">
            <text:p>3.14</text:p>
          </table:table-cell>
          <table:table-cell office:value-type="float" office:value="15.40316" table:style-name="ce2">
            <text:p>15.40</text:p>
          </table:table-cell>
          <table:table-cell office:value-type="float" office:value="8.6855600000000006" table:style-name="ce2">
            <text:p>8.69</text:p>
          </table:table-cell>
          <table:table-cell office:value-type="float" office:value="100.71579041004182" table:formula="of:=[space_new.$P$7]" table:style-name="ce2">
            <text:p>100.7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+RRR32</text:p>
          </table:table-cell>
          <table:table-cell office:value-type="float" office:value="2.3989600000000002" table:style-name="ce2">
            <text:p>2.40</text:p>
          </table:table-cell>
          <table:table-cell office:value-type="float" office:value="3.1300599999999998" table:style-name="ce2">
            <text:p>3.13</text:p>
          </table:table-cell>
          <table:table-cell office:value-type="float" office:value="18.46106" table:style-name="ce2">
            <text:p>18.46</text:p>
          </table:table-cell>
          <table:table-cell office:value-type="float" office:value="10.211790000000001" table:style-name="ce2">
            <text:p>10.21</text:p>
          </table:table-cell>
          <table:table-cell office:value-type="float" office:value="96.394545042514807" table:formula="of:=[space_new.$Q$7]" table:style-name="ce2">
            <text:p>96.3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+RRR64</text:p>
          </table:table-cell>
          <table:table-cell office:value-type="float" office:value="2.3664299999999998" table:style-name="ce2">
            <text:p>2.37</text:p>
          </table:table-cell>
          <table:table-cell office:value-type="float" office:value="3.1832600000000002" table:style-name="ce2">
            <text:p>3.18</text:p>
          </table:table-cell>
          <table:table-cell office:value-type="float" office:value="19.207630000000002" table:style-name="ce2">
            <text:p>19.21</text:p>
          </table:table-cell>
          <table:table-cell office:value-type="float" office:value="10.5351" table:style-name="ce2">
            <text:p>10.54</text:p>
          </table:table-cell>
          <table:table-cell office:value-type="float" office:value="93.481202974319459" table:formula="of:=[space_new.$R$7]" table:style-name="ce2">
            <text:p>93.4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+RRR128</text:p>
          </table:table-cell>
          <table:table-cell office:value-type="float" office:value="2.3766400000000001" table:style-name="ce2">
            <text:p>2.38</text:p>
          </table:table-cell>
          <table:table-cell office:value-type="float" office:value="3.0930599999999999" table:style-name="ce2">
            <text:p>3.09</text:p>
          </table:table-cell>
          <table:table-cell office:value-type="float" office:value="20.60284" table:style-name="ce2">
            <text:p>20.60</text:p>
          </table:table-cell>
          <table:table-cell office:value-type="float" office:value="11.04182" table:style-name="ce2">
            <text:p>11.04</text:p>
          </table:table-cell>
          <table:table-cell office:value-type="float" office:value="92.022411603927623" table:formula="of:=[space_new.$S$7]" table:style-name="ce2">
            <text:p>92.0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_Ψ32+RRR128+RG32</text:p>
          </table:table-cell>
          <table:table-cell office:value-type="float" office:value="2.3760599999999998" table:style-name="ce2">
            <text:p>2.38</text:p>
          </table:table-cell>
          <table:table-cell office:value-type="float" office:value="3.17869" table:style-name="ce2">
            <text:p>3.18</text:p>
          </table:table-cell>
          <table:table-cell office:value-type="float" office:value="15.62496" table:style-name="ce2">
            <text:p>15.62</text:p>
          </table:table-cell>
          <table:table-cell office:value-type="float" office:value="8.7425300000000004" table:style-name="ce2">
            <text:p>8.74</text:p>
          </table:table-cell>
          <table:table-cell office:value-type="float" office:value="100.38925862073899" table:formula="of:=[space_new.$T$7]" table:style-name="ce2">
            <text:p>100.3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128+RRR32</text:p>
          </table:table-cell>
          <table:table-cell office:value-type="float" office:value="2.4073500000000001" table:style-name="ce2">
            <text:p>2.41</text:p>
          </table:table-cell>
          <table:table-cell office:value-type="float" office:value="3.1465000000000001" table:style-name="ce2">
            <text:p>3.15</text:p>
          </table:table-cell>
          <table:table-cell office:value-type="float" office:value="18.70609" table:style-name="ce2">
            <text:p>18.71</text:p>
          </table:table-cell>
          <table:table-cell office:value-type="float" office:value="10.27013" table:style-name="ce2">
            <text:p>10.27</text:p>
          </table:table-cell>
          <table:table-cell office:value-type="float" office:value="96.068013253211987" table:formula="of:=[space_new.$U$7]" table:style-name="ce2">
            <text:p>96.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128+RRR64</text:p>
          </table:table-cell>
          <table:table-cell office:value-type="float" office:value="2.4116300000000002" table:style-name="ce2">
            <text:p>2.41</text:p>
          </table:table-cell>
          <table:table-cell office:value-type="float" office:value="3.1711" table:style-name="ce2">
            <text:p>3.17</text:p>
          </table:table-cell>
          <table:table-cell office:value-type="float" office:value="19.414210000000001" table:style-name="ce2">
            <text:p>19.41</text:p>
          </table:table-cell>
          <table:table-cell office:value-type="float" office:value="10.576510000000001" table:style-name="ce2">
            <text:p>10.58</text:p>
          </table:table-cell>
          <table:table-cell office:value-type="float" office:value="93.154671185016639" table:formula="of:=[space_new.$V$7]" table:style-name="ce2">
            <text:p>93.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128+RRR128</text:p>
          </table:table-cell>
          <table:table-cell office:value-type="float" office:value="2.4102600000000001" table:style-name="ce2">
            <text:p>2.41</text:p>
          </table:table-cell>
          <table:table-cell office:value-type="float" office:value="3.1516199999999999" table:style-name="ce2">
            <text:p>3.15</text:p>
          </table:table-cell>
          <table:table-cell office:value-type="float" office:value="20.835329999999999" table:style-name="ce2">
            <text:p>20.84</text:p>
          </table:table-cell>
          <table:table-cell office:value-type="float" office:value="11.080970000000001" table:style-name="ce2">
            <text:p>11.08</text:p>
          </table:table-cell>
          <table:table-cell office:value-type="float" office:value="91.695879814624789" table:formula="of:=[space_new.$W$7]" table:style-name="ce2">
            <text:p>91.7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+RG32</text:p>
          </table:table-cell>
          <table:table-cell office:value-type="float" office:value="4.8924099999999999" table:style-name="ce2">
            <text:p>4.89</text:p>
          </table:table-cell>
          <table:table-cell office:value-type="float" office:value="5.51945" table:style-name="ce2">
            <text:p>5.52</text:p>
          </table:table-cell>
          <table:table-cell office:value-type="float" office:value="17.565919999999998" table:style-name="ce2">
            <text:p>17.57</text:p>
          </table:table-cell>
          <table:table-cell office:value-type="float" office:value="11.067550000000001" table:style-name="ce2">
            <text:p>11.07</text:p>
          </table:table-cell>
          <table:table-cell office:value-type="float" office:value="106.52127118349075" table:formula="of:=[space_new.$X$7]" table:style-name="ce2">
            <text:p>106.5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+RRR32</text:p>
          </table:table-cell>
          <table:table-cell office:value-type="float" office:value="4.8868499999999999" table:style-name="ce2">
            <text:p>4.89</text:p>
          </table:table-cell>
          <table:table-cell office:value-type="float" office:value="5.5565499999999997" table:style-name="ce2">
            <text:p>5.56</text:p>
          </table:table-cell>
          <table:table-cell office:value-type="float" office:value="20.829370000000001" table:style-name="ce2">
            <text:p>20.83</text:p>
          </table:table-cell>
          <table:table-cell office:value-type="float" office:value="12.684430000000001" table:style-name="ce2">
            <text:p>12.68</text:p>
          </table:table-cell>
          <table:table-cell office:value-type="float" office:value="102.20002581596376" table:formula="of:=[space_new.$Y$7]" table:style-name="ce2">
            <text:p>102.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+RRR64</text:p>
          </table:table-cell>
          <table:table-cell office:value-type="float" office:value="4.8952400000000003" table:style-name="ce2">
            <text:p>4.90</text:p>
          </table:table-cell>
          <table:table-cell office:value-type="float" office:value="5.5152599999999996" table:style-name="ce2">
            <text:p>5.52</text:p>
          </table:table-cell>
          <table:table-cell office:value-type="float" office:value="21.474119999999999" table:style-name="ce2">
            <text:p>21.47</text:p>
          </table:table-cell>
          <table:table-cell office:value-type="float" office:value="12.90047" table:style-name="ce2">
            <text:p>12.90</text:p>
          </table:table-cell>
          <table:table-cell office:value-type="float" office:value="99.286683747768393" table:formula="of:=[space_new.$Z$7]" table:style-name="ce2">
            <text:p>99.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+RRR128</text:p>
          </table:table-cell>
          <table:table-cell office:value-type="float" office:value="4.9855" table:style-name="ce2">
            <text:p>4.99</text:p>
          </table:table-cell>
          <table:table-cell office:value-type="float" office:value="5.5724400000000003" table:style-name="ce2">
            <text:p>5.57</text:p>
          </table:table-cell>
          <table:table-cell office:value-type="float" office:value="22.905290000000001" table:style-name="ce2">
            <text:p>22.91</text:p>
          </table:table-cell>
          <table:table-cell office:value-type="float" office:value="13.477349999999999" table:style-name="ce2">
            <text:p>13.48</text:p>
          </table:table-cell>
          <table:table-cell office:value-type="float" office:value="97.827892377376557" table:formula="of:=[space_new.$AA$7]" table:style-name="ce2">
            <text:p>97.8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+RG32</text:p>
          </table:table-cell>
          <table:table-cell office:value-type="float" office:value="4.9083100000000002" table:style-name="ce2">
            <text:p>4.91</text:p>
          </table:table-cell>
          <table:table-cell office:value-type="float" office:value="5.5399399999999996" table:style-name="ce2">
            <text:p>5.54</text:p>
          </table:table-cell>
          <table:table-cell office:value-type="float" office:value="17.85014" table:style-name="ce2">
            <text:p>17.85</text:p>
          </table:table-cell>
          <table:table-cell office:value-type="float" office:value="11.165229999999999" table:style-name="ce2">
            <text:p>11.17</text:p>
          </table:table-cell>
          <table:table-cell office:value-type="float" office:value="96.174030067920683" table:formula="of:=[space_new.$AB$7]" table:style-name="ce2">
            <text:p>96.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+RRR32</text:p>
          </table:table-cell>
          <table:table-cell office:value-type="float" office:value="4.91343" table:style-name="ce2">
            <text:p>4.91</text:p>
          </table:table-cell>
          <table:table-cell office:value-type="float" office:value="5.5351100000000004" table:style-name="ce2">
            <text:p>5.54</text:p>
          </table:table-cell>
          <table:table-cell office:value-type="float" office:value="20.83972" table:style-name="ce2">
            <text:p>20.84</text:p>
          </table:table-cell>
          <table:table-cell office:value-type="float" office:value="12.66175" table:style-name="ce2">
            <text:p>12.66</text:p>
          </table:table-cell>
          <table:table-cell office:value-type="float" office:value="91.852784700393684" table:formula="of:=[space_new.$AC$7]" table:style-name="ce2">
            <text:p>91.8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+RRR64</text:p>
          </table:table-cell>
          <table:table-cell office:value-type="float" office:value="4.8872400000000003" table:style-name="ce2">
            <text:p>4.89</text:p>
          </table:table-cell>
          <table:table-cell office:value-type="float" office:value="5.6103699999999996" table:style-name="ce2">
            <text:p>5.61</text:p>
          </table:table-cell>
          <table:table-cell office:value-type="float" office:value="21.537680000000002" table:style-name="ce2">
            <text:p>21.54</text:p>
          </table:table-cell>
          <table:table-cell office:value-type="float" office:value="12.937110000000001" table:style-name="ce2">
            <text:p>12.94</text:p>
          </table:table-cell>
          <table:table-cell office:value-type="float" office:value="88.939442632198336" table:formula="of:=[space_new.$AD$7]" table:style-name="ce2">
            <text:p>88.9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+RRR128</text:p>
          </table:table-cell>
          <table:table-cell office:value-type="float" office:value="4.8992699999999996" table:style-name="ce2">
            <text:p>4.90</text:p>
          </table:table-cell>
          <table:table-cell office:value-type="float" office:value="5.5519800000000004" table:style-name="ce2">
            <text:p>5.55</text:p>
          </table:table-cell>
          <table:table-cell office:value-type="float" office:value="22.981670000000001" table:style-name="ce2">
            <text:p>22.98</text:p>
          </table:table-cell>
          <table:table-cell office:value-type="float" office:value="13.45304" table:style-name="ce2">
            <text:p>13.45</text:p>
          </table:table-cell>
          <table:table-cell office:value-type="float" office:value="87.480651261806486" table:formula="of:=[space_new.$AE$7]" table:style-name="ce2">
            <text:p>87.4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+RG32</text:p>
          </table:table-cell>
          <table:table-cell office:value-type="float" office:value="4.9133899999999997" table:style-name="ce2">
            <text:p>4.91</text:p>
          </table:table-cell>
          <table:table-cell office:value-type="float" office:value="5.5305" table:style-name="ce2">
            <text:p>5.53</text:p>
          </table:table-cell>
          <table:table-cell office:value-type="float" office:value="17.879100000000001" table:style-name="ce2">
            <text:p>17.88</text:p>
          </table:table-cell>
          <table:table-cell office:value-type="float" office:value="11.13022" table:style-name="ce2">
            <text:p>11.13</text:p>
          </table:table-cell>
          <table:table-cell office:value-type="float" office:value="95.504003798961634" table:formula="of:=[space_new.$AF$7]" table:style-name="ce2">
            <text:p>95.5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+RRR32</text:p>
          </table:table-cell>
          <table:table-cell office:value-type="float" office:value="4.9646499999999998" table:style-name="ce2">
            <text:p>4.96</text:p>
          </table:table-cell>
          <table:table-cell office:value-type="float" office:value="5.5598599999999996" table:style-name="ce2">
            <text:p>5.56</text:p>
          </table:table-cell>
          <table:table-cell office:value-type="float" office:value="20.99025" table:style-name="ce2">
            <text:p>20.99</text:p>
          </table:table-cell>
          <table:table-cell office:value-type="float" office:value="12.708410000000001" table:style-name="ce2">
            <text:p>12.71</text:p>
          </table:table-cell>
          <table:table-cell office:value-type="float" office:value="91.182758431434635" table:formula="of:=[space_new.$AG$7]" table:style-name="ce2">
            <text:p>91.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+RRR64</text:p>
          </table:table-cell>
          <table:table-cell office:value-type="float" office:value="4.8976499999999996" table:style-name="ce2">
            <text:p>4.90</text:p>
          </table:table-cell>
          <table:table-cell office:value-type="float" office:value="5.5805199999999999" table:style-name="ce2">
            <text:p>5.58</text:p>
          </table:table-cell>
          <table:table-cell office:value-type="float" office:value="21.709949999999999" table:style-name="ce2">
            <text:p>21.71</text:p>
          </table:table-cell>
          <table:table-cell office:value-type="float" office:value="12.96969" table:style-name="ce2">
            <text:p>12.97</text:p>
          </table:table-cell>
          <table:table-cell office:value-type="float" office:value="88.269416363239287" table:formula="of:=[space_new.$AH$7]" table:style-name="ce2">
            <text:p>88.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+RRR128</text:p>
          </table:table-cell>
          <table:table-cell office:value-type="float" office:value="4.86022" table:style-name="ce2">
            <text:p>4.86</text:p>
          </table:table-cell>
          <table:table-cell office:value-type="float" office:value="5.5866699999999998" table:style-name="ce2">
            <text:p>5.59</text:p>
          </table:table-cell>
          <table:table-cell office:value-type="float" office:value="23.058109999999999" table:style-name="ce2">
            <text:p>23.06</text:p>
          </table:table-cell>
          <table:table-cell office:value-type="float" office:value="13.477309999999999" table:style-name="ce2">
            <text:p>13.48</text:p>
          </table:table-cell>
          <table:table-cell office:value-type="float" office:value="86.810624992847437" table:formula="of:=[space_new.$AI$7]" table:style-name="ce2">
            <text:p>86.8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128+RG32</text:p>
          </table:table-cell>
          <table:table-cell office:value-type="float" office:value="4.9412200000000004" table:style-name="ce2">
            <text:p>4.94</text:p>
          </table:table-cell>
          <table:table-cell office:value-type="float" office:value="5.60067" table:style-name="ce2">
            <text:p>5.60</text:p>
          </table:table-cell>
          <table:table-cell office:value-type="float" office:value="18.085809999999999" table:style-name="ce2">
            <text:p>18.09</text:p>
          </table:table-cell>
          <table:table-cell office:value-type="float" office:value="11.214600000000001" table:style-name="ce2">
            <text:p>11.21</text:p>
          </table:table-cell>
          <table:table-cell office:value-type="float" office:value="95.177472009658828" table:formula="of:=[space_new.$AJ$7]" table:style-name="ce2">
            <text:p>95.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128+RRR32</text:p>
          </table:table-cell>
          <table:table-cell office:value-type="float" office:value="5.4455999999999998" table:style-name="ce2">
            <text:p>5.45</text:p>
          </table:table-cell>
          <table:table-cell office:value-type="float" office:value="5.6660599999999999" table:style-name="ce2">
            <text:p>5.67</text:p>
          </table:table-cell>
          <table:table-cell office:value-type="float" office:value="21.23517" table:style-name="ce2">
            <text:p>21.24</text:p>
          </table:table-cell>
          <table:table-cell office:value-type="float" office:value="12.78506" table:style-name="ce2">
            <text:p>12.79</text:p>
          </table:table-cell>
          <table:table-cell office:value-type="float" office:value="90.856226642131816" table:formula="of:=[space_new.$AK$7]" table:style-name="ce2">
            <text:p>90.8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128+RRR64</text:p>
          </table:table-cell>
          <table:table-cell office:value-type="float" office:value="4.8858499999999996" table:style-name="ce2">
            <text:p>4.89</text:p>
          </table:table-cell>
          <table:table-cell office:value-type="float" office:value="5.5869400000000002" table:style-name="ce2">
            <text:p>5.59</text:p>
          </table:table-cell>
          <table:table-cell office:value-type="float" office:value="21.86384" table:style-name="ce2">
            <text:p>21.86</text:p>
          </table:table-cell>
          <table:table-cell office:value-type="float" office:value="13.0055" table:style-name="ce2">
            <text:p>13.01</text:p>
          </table:table-cell>
          <table:table-cell office:value-type="float" office:value="87.942884573936468" table:formula="of:=[space_new.$AL$7]" table:style-name="ce2">
            <text:p>87.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_Ψ128+RRR128+RRR128</text:p>
          </table:table-cell>
          <table:table-cell office:value-type="float" office:value="4.9795400000000001" table:style-name="ce2">
            <text:p>4.98</text:p>
          </table:table-cell>
          <table:table-cell office:value-type="float" office:value="5.6023100000000001" table:style-name="ce2">
            <text:p>5.60</text:p>
          </table:table-cell>
          <table:table-cell office:value-type="float" office:value="23.242650000000001" table:style-name="ce2">
            <text:p>23.24</text:p>
          </table:table-cell>
          <table:table-cell office:value-type="float" office:value="13.51535" table:style-name="ce2">
            <text:p>13.52</text:p>
          </table:table-cell>
          <table:table-cell office:value-type="float" office:value="86.484093203544631" table:formula="of:=[space_new.$AM$7]" table:style-name="ce2">
            <text:p>86.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G32+RG32</text:p>
          </table:table-cell>
          <table:table-cell office:value-type="float" office:value="14.1371" table:style-name="ce2">
            <text:p>14.14</text:p>
          </table:table-cell>
          <table:table-cell office:value-type="float" office:value="14.25966" table:style-name="ce2">
            <text:p>14.26</text:p>
          </table:table-cell>
          <table:table-cell office:value-type="float" office:value="26.315000000000001" table:style-name="ce2">
            <text:p>26.32</text:p>
          </table:table-cell>
          <table:table-cell office:value-type="float" office:value="19.786159999999999" table:style-name="ce2">
            <text:p>19.79</text:p>
          </table:table-cell>
          <table:table-cell office:value-type="float" office:value="105.20666268110276" table:formula="of:=[space_new.$AN$7]" table:style-name="ce2">
            <text:p>105.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G32+RRR32</text:p>
          </table:table-cell>
          <table:table-cell office:value-type="float" office:value="13.652620000000001" table:style-name="ce2">
            <text:p>13.65</text:p>
          </table:table-cell>
          <table:table-cell office:value-type="float" office:value="14.24268" table:style-name="ce2">
            <text:p>14.24</text:p>
          </table:table-cell>
          <table:table-cell office:value-type="float" office:value="29.573879999999999" table:style-name="ce2">
            <text:p>29.57</text:p>
          </table:table-cell>
          <table:table-cell office:value-type="float" office:value="21.38148" table:style-name="ce2">
            <text:p>21.38</text:p>
          </table:table-cell>
          <table:table-cell office:value-type="float" office:value="100.88541731357574" table:formula="of:=[space_new.$AO$7]" table:style-name="ce2">
            <text:p>100.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G32+RRR64</text:p>
          </table:table-cell>
          <table:table-cell office:value-type="float" office:value="13.57198" table:style-name="ce2">
            <text:p>13.57</text:p>
          </table:table-cell>
          <table:table-cell office:value-type="float" office:value="14.25365" table:style-name="ce2">
            <text:p>14.25</text:p>
          </table:table-cell>
          <table:table-cell office:value-type="float" office:value="30.186060000000001" table:style-name="ce2">
            <text:p>30.19</text:p>
          </table:table-cell>
          <table:table-cell office:value-type="float" office:value="21.631180000000001" table:style-name="ce2">
            <text:p>21.63</text:p>
          </table:table-cell>
          <table:table-cell office:value-type="float" office:value="97.972075245380395" table:formula="of:=[space_new.$AP$7]" table:style-name="ce2">
            <text:p>97.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G32+RRR128</text:p>
          </table:table-cell>
          <table:table-cell office:value-type="float" office:value="13.541370000000001" table:style-name="ce2">
            <text:p>13.54</text:p>
          </table:table-cell>
          <table:table-cell office:value-type="float" office:value="14.292619999999999" table:style-name="ce2">
            <text:p>14.29</text:p>
          </table:table-cell>
          <table:table-cell office:value-type="float" office:value="31.78687" table:style-name="ce2">
            <text:p>31.79</text:p>
          </table:table-cell>
          <table:table-cell office:value-type="float" office:value="22.212910000000001" table:style-name="ce2">
            <text:p>22.21</text:p>
          </table:table-cell>
          <table:table-cell office:value-type="float" office:value="96.513283874988559" table:formula="of:=[space_new.$AQ$7]" table:style-name="ce2">
            <text:p>96.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32+RG32</text:p>
          </table:table-cell>
          <table:table-cell office:value-type="float" office:value="13.5565" table:style-name="ce2">
            <text:p>13.56</text:p>
          </table:table-cell>
          <table:table-cell office:value-type="float" office:value="14.2494" table:style-name="ce2">
            <text:p>14.25</text:p>
          </table:table-cell>
          <table:table-cell office:value-type="float" office:value="26.508400000000002" table:style-name="ce2">
            <text:p>26.51</text:p>
          </table:table-cell>
          <table:table-cell office:value-type="float" office:value="19.8354" table:style-name="ce2">
            <text:p>19.84</text:p>
          </table:table-cell>
          <table:table-cell office:value-type="float" office:value="94.859421565532685" table:formula="of:=[space_new.$AR$7]" table:style-name="ce2">
            <text:p>94.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32+RRR32</text:p>
          </table:table-cell>
          <table:table-cell office:value-type="float" office:value="13.65217" table:style-name="ce2">
            <text:p>13.65</text:p>
          </table:table-cell>
          <table:table-cell office:value-type="float" office:value="14.292949999999999" table:style-name="ce2">
            <text:p>14.29</text:p>
          </table:table-cell>
          <table:table-cell office:value-type="float" office:value="29.70092" table:style-name="ce2">
            <text:p>29.70</text:p>
          </table:table-cell>
          <table:table-cell office:value-type="float" office:value="21.422640000000001" table:style-name="ce2">
            <text:p>21.42</text:p>
          </table:table-cell>
          <table:table-cell office:value-type="float" office:value="90.538176198005687" table:formula="of:=[space_new.$AS$7]" table:style-name="ce2">
            <text:p>90.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32+RRR64</text:p>
          </table:table-cell>
          <table:table-cell office:value-type="float" office:value="13.556290000000001" table:style-name="ce2">
            <text:p>13.56</text:p>
          </table:table-cell>
          <table:table-cell office:value-type="float" office:value="14.27121" table:style-name="ce2">
            <text:p>14.27</text:p>
          </table:table-cell>
          <table:table-cell office:value-type="float" office:value="30.280010000000001" table:style-name="ce2">
            <text:p>30.28</text:p>
          </table:table-cell>
          <table:table-cell office:value-type="float" office:value="21.649699999999999" table:style-name="ce2">
            <text:p>21.65</text:p>
          </table:table-cell>
          <table:table-cell office:value-type="float" office:value="87.624834129810324" table:formula="of:=[space_new.$AT$7]" table:style-name="ce2">
            <text:p>87.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32+RRR128</text:p>
          </table:table-cell>
          <table:table-cell office:value-type="float" office:value="13.55913" table:style-name="ce2">
            <text:p>13.56</text:p>
          </table:table-cell>
          <table:table-cell office:value-type="float" office:value="14.28401" table:style-name="ce2">
            <text:p>14.28</text:p>
          </table:table-cell>
          <table:table-cell office:value-type="float" office:value="31.691089999999999" table:style-name="ce2">
            <text:p>31.69</text:p>
          </table:table-cell>
          <table:table-cell office:value-type="float" office:value="22.183109999999999" table:style-name="ce2">
            <text:p>22.18</text:p>
          </table:table-cell>
          <table:table-cell office:value-type="float" office:value="86.166042759418488" table:formula="of:=[space_new.$AU$7]" table:style-name="ce2">
            <text:p>86.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64+RG32</text:p>
          </table:table-cell>
          <table:table-cell office:value-type="float" office:value="13.564310000000001" table:style-name="ce2">
            <text:p>13.56</text:p>
          </table:table-cell>
          <table:table-cell office:value-type="float" office:value="14.29289" table:style-name="ce2">
            <text:p>14.29</text:p>
          </table:table-cell>
          <table:table-cell office:value-type="float" office:value="26.59862" table:style-name="ce2">
            <text:p>26.60</text:p>
          </table:table-cell>
          <table:table-cell office:value-type="float" office:value="19.85773" table:style-name="ce2">
            <text:p>19.86</text:p>
          </table:table-cell>
          <table:table-cell office:value-type="float" office:value="94.18939529657365" table:formula="of:=[space_new.$AV$7]" table:style-name="ce2">
            <text:p>94.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64+RRR32</text:p>
          </table:table-cell>
          <table:table-cell office:value-type="float" office:value="13.54237" table:style-name="ce2">
            <text:p>13.54</text:p>
          </table:table-cell>
          <table:table-cell office:value-type="float" office:value="14.300129999999999" table:style-name="ce2">
            <text:p>14.30</text:p>
          </table:table-cell>
          <table:table-cell office:value-type="float" office:value="29.80321" table:style-name="ce2">
            <text:p>29.80</text:p>
          </table:table-cell>
          <table:table-cell office:value-type="float" office:value="21.477879999999999" table:style-name="ce2">
            <text:p>21.48</text:p>
          </table:table-cell>
          <table:table-cell office:value-type="float" office:value="89.868149929046638" table:formula="of:=[space_new.$AW$7]" table:style-name="ce2">
            <text:p>89.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64+RRR64</text:p>
          </table:table-cell>
          <table:table-cell office:value-type="float" office:value="13.592079999999999" table:style-name="ce2">
            <text:p>13.59</text:p>
          </table:table-cell>
          <table:table-cell office:value-type="float" office:value="14.335039999999999" table:style-name="ce2">
            <text:p>14.34</text:p>
          </table:table-cell>
          <table:table-cell office:value-type="float" office:value="30.409179999999999" table:style-name="ce2">
            <text:p>30.41</text:p>
          </table:table-cell>
          <table:table-cell office:value-type="float" office:value="21.676279999999998" table:style-name="ce2">
            <text:p>21.68</text:p>
          </table:table-cell>
          <table:table-cell office:value-type="float" office:value="86.95480786085129" table:formula="of:=[space_new.$AX$7]" table:style-name="ce2">
            <text:p>86.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64+RRR128</text:p>
          </table:table-cell>
          <table:table-cell office:value-type="float" office:value="13.562670000000001" table:style-name="ce2">
            <text:p>13.56</text:p>
          </table:table-cell>
          <table:table-cell office:value-type="float" office:value="14.300129999999999" table:style-name="ce2">
            <text:p>14.30</text:p>
          </table:table-cell>
          <table:table-cell office:value-type="float" office:value="31.823229999999999" table:style-name="ce2">
            <text:p>31.82</text:p>
          </table:table-cell>
          <table:table-cell office:value-type="float" office:value="22.231839999999998" table:style-name="ce2">
            <text:p>22.23</text:p>
          </table:table-cell>
          <table:table-cell office:value-type="float" office:value="85.496016490459454" table:formula="of:=[space_new.$AY$7]" table:style-name="ce2">
            <text:p>85.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128+RG32</text:p>
          </table:table-cell>
          <table:table-cell office:value-type="float" office:value="13.57269" table:style-name="ce2">
            <text:p>13.57</text:p>
          </table:table-cell>
          <table:table-cell office:value-type="float" office:value="14.36355" table:style-name="ce2">
            <text:p>14.36</text:p>
          </table:table-cell>
          <table:table-cell office:value-type="float" office:value="26.916450000000001" table:style-name="ce2">
            <text:p>26.92</text:p>
          </table:table-cell>
          <table:table-cell office:value-type="float" office:value="19.944019999999998" table:style-name="ce2">
            <text:p>19.94</text:p>
          </table:table-cell>
          <table:table-cell office:value-type="float" office:value="93.862863507270816" table:formula="of:=[space_new.$AZ$7]" table:style-name="ce2">
            <text:p>93.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128+RRR32</text:p>
          </table:table-cell>
          <table:table-cell office:value-type="float" office:value="13.61265" table:style-name="ce2">
            <text:p>13.61</text:p>
          </table:table-cell>
          <table:table-cell office:value-type="float" office:value="14.34179" table:style-name="ce2">
            <text:p>14.34</text:p>
          </table:table-cell>
          <table:table-cell office:value-type="float" office:value="29.94821" table:style-name="ce2">
            <text:p>29.95</text:p>
          </table:table-cell>
          <table:table-cell office:value-type="float" office:value="21.43901" table:style-name="ce2">
            <text:p>21.44</text:p>
          </table:table-cell>
          <table:table-cell office:value-type="float" office:value="89.541618139743804" table:formula="of:=[space_new.$BA$7]" table:style-name="ce2">
            <text:p>89.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128+RRR64</text:p>
          </table:table-cell>
          <table:table-cell office:value-type="float" office:value="13.576840000000001" table:style-name="ce2">
            <text:p>13.58</text:p>
          </table:table-cell>
          <table:table-cell office:value-type="float" office:value="14.363189999999999" table:style-name="ce2">
            <text:p>14.36</text:p>
          </table:table-cell>
          <table:table-cell office:value-type="float" office:value="30.625599999999999" table:style-name="ce2">
            <text:p>30.63</text:p>
          </table:table-cell>
          <table:table-cell office:value-type="float" office:value="21.7195" table:style-name="ce2">
            <text:p>21.72</text:p>
          </table:table-cell>
          <table:table-cell office:value-type="float" office:value="86.62827607154847" table:formula="of:=[space_new.$BB$7]" table:style-name="ce2">
            <text:p>86.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128+RRR128</text:p>
          </table:table-cell>
          <table:table-cell office:value-type="float" office:value="13.580730000000001" table:style-name="ce2">
            <text:p>13.58</text:p>
          </table:table-cell>
          <table:table-cell office:value-type="float" office:value="14.34482" table:style-name="ce2">
            <text:p>14.34</text:p>
          </table:table-cell>
          <table:table-cell office:value-type="float" office:value="32.04318" table:style-name="ce2">
            <text:p>32.04</text:p>
          </table:table-cell>
          <table:table-cell office:value-type="float" office:value="22.280059999999999" table:style-name="ce2">
            <text:p>22.28</text:p>
          </table:table-cell>
          <table:table-cell office:value-type="float" office:value="85.16948470115662" table:formula="of:=[space_new.$BC$7]" table:style-name="ce2">
            <text:p>85.17</text:p>
          </table:table-cell>
          <table:table-cell table:number-columns-repeated="16378"/>
        </table:table-row>
        <table:table-row table:number-rows-repeated="1048527" table:style-name="ro1">
          <table:table-cell table:number-columns-repeated="16384"/>
        </table:table-row>
      </table:table>
      <table:table table:name="start_new" table:style-name="ta2">
        <table:table-column table:style-name="co23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config</text:p>
          </table:table-cell>
          <table:table-cell office:value-type="string" table:style-name="ce1">
            <text:p>XCTR&amp;1start-X</text:p>
          </table:table-cell>
          <table:table-cell office:value-type="string" table:style-name="ce1">
            <text:p>XCTR&amp;1start-X_{L}</text:p>
          </table:table-cell>
          <table:table-cell office:value-type="string" table:style-name="ce1">
            <text:p>XCTR&amp;1start-X_{T}</text:p>
          </table:table-cell>
          <table:table-cell office:value-type="string" table:style-name="ce1">
            <text:p>XCTR&amp;1start-X_{LT}</text:p>
          </table:table-cell>
          <table:table-cell office:value-type="string" table:style-name="ce2">
            <text:p>space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+RG32</text:p>
          </table:table-cell>
          <table:table-cell office:value-type="float" office:value="3.4142000000000001" table:style-name="ce2">
            <text:p>3.41</text:p>
          </table:table-cell>
          <table:table-cell office:value-type="float" office:value="5.8494000000000002" table:style-name="ce2">
            <text:p>5.85</text:p>
          </table:table-cell>
          <table:table-cell office:value-type="float" office:value="20.392309999999998" table:style-name="ce2">
            <text:p>20.39</text:p>
          </table:table-cell>
          <table:table-cell office:value-type="float" office:value="11.579319999999999" table:style-name="ce2">
            <text:p>11.58</text:p>
          </table:table-cell>
          <table:table-cell office:value-type="float" office:value="111.73305779457093" table:formula="of:=[space_new.$H$7]" table:style-name="ce2">
            <text:p>111.7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+RRR32</text:p>
          </table:table-cell>
          <table:table-cell office:value-type="float" office:value="3.44055" table:style-name="ce2">
            <text:p>3.44</text:p>
          </table:table-cell>
          <table:table-cell office:value-type="float" office:value="5.8182999999999998" table:style-name="ce2">
            <text:p>5.82</text:p>
          </table:table-cell>
          <table:table-cell office:value-type="float" office:value="23.151759999999999" table:style-name="ce2">
            <text:p>23.15</text:p>
          </table:table-cell>
          <table:table-cell office:value-type="float" office:value="12.99404" table:style-name="ce2">
            <text:p>12.99</text:p>
          </table:table-cell>
          <table:table-cell office:value-type="float" office:value="107.41181242704391" table:formula="of:=[space_new.$I$7]" table:style-name="ce2">
            <text:p>107.4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+RRR64</text:p>
          </table:table-cell>
          <table:table-cell office:value-type="float" office:value="3.42476" table:style-name="ce2">
            <text:p>3.42</text:p>
          </table:table-cell>
          <table:table-cell office:value-type="float" office:value="5.8248499999999996" table:style-name="ce2">
            <text:p>5.82</text:p>
          </table:table-cell>
          <table:table-cell office:value-type="float" office:value="23.697240000000001" table:style-name="ce2">
            <text:p>23.70</text:p>
          </table:table-cell>
          <table:table-cell office:value-type="float" office:value="13.21956" table:style-name="ce2">
            <text:p>13.22</text:p>
          </table:table-cell>
          <table:table-cell office:value-type="float" office:value="104.49847035884858" table:formula="of:=[space_new.$J$7]" table:style-name="ce2">
            <text:p>104.5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+RRR128</text:p>
          </table:table-cell>
          <table:table-cell office:value-type="float" office:value="3.4390399999999999" table:style-name="ce2">
            <text:p>3.44</text:p>
          </table:table-cell>
          <table:table-cell office:value-type="float" office:value="5.8265900000000004" table:style-name="ce2">
            <text:p>5.83</text:p>
          </table:table-cell>
          <table:table-cell office:value-type="float" office:value="25.094729999999998" table:style-name="ce2">
            <text:p>25.09</text:p>
          </table:table-cell>
          <table:table-cell office:value-type="float" office:value="13.767160000000001" table:style-name="ce2">
            <text:p>13.77</text:p>
          </table:table-cell>
          <table:table-cell office:value-type="float" office:value="103.03967898845673" table:formula="of:=[space_new.$K$7]" table:style-name="ce2">
            <text:p>103.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+RG32</text:p>
          </table:table-cell>
          <table:table-cell office:value-type="float" office:value="3.42096" table:style-name="ce2">
            <text:p>3.42</text:p>
          </table:table-cell>
          <table:table-cell office:value-type="float" office:value="5.52102" table:style-name="ce2">
            <text:p>5.52</text:p>
          </table:table-cell>
          <table:table-cell office:value-type="float" office:value="20.720510000000001" table:style-name="ce2">
            <text:p>20.72</text:p>
          </table:table-cell>
          <table:table-cell office:value-type="float" office:value="11.677899999999999" table:style-name="ce2">
            <text:p>11.68</text:p>
          </table:table-cell>
          <table:table-cell office:value-type="float" office:value="101.38581667900087" table:formula="of:=[space_new.$L$7]" table:style-name="ce2">
            <text:p>101.3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+RRR32</text:p>
          </table:table-cell>
          <table:table-cell office:value-type="float" office:value="3.42021" table:style-name="ce2">
            <text:p>3.42</text:p>
          </table:table-cell>
          <table:table-cell office:value-type="float" office:value="5.4940899999999999" table:style-name="ce2">
            <text:p>5.49</text:p>
          </table:table-cell>
          <table:table-cell office:value-type="float" office:value="23.26737" table:style-name="ce2">
            <text:p>23.27</text:p>
          </table:table-cell>
          <table:table-cell office:value-type="float" office:value="12.932219999999999" table:style-name="ce2">
            <text:p>12.93</text:p>
          </table:table-cell>
          <table:table-cell office:value-type="float" office:value="97.064571311473856" table:formula="of:=[space_new.$M$7]" table:style-name="ce2">
            <text:p>97.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+RRR64</text:p>
          </table:table-cell>
          <table:table-cell office:value-type="float" office:value="3.4346700000000001" table:style-name="ce2">
            <text:p>3.43</text:p>
          </table:table-cell>
          <table:table-cell office:value-type="float" office:value="5.4454700000000003" table:style-name="ce2">
            <text:p>5.45</text:p>
          </table:table-cell>
          <table:table-cell office:value-type="float" office:value="23.746590000000001" table:style-name="ce2">
            <text:p>23.75</text:p>
          </table:table-cell>
          <table:table-cell office:value-type="float" office:value="13.173500000000001" table:style-name="ce2">
            <text:p>13.17</text:p>
          </table:table-cell>
          <table:table-cell office:value-type="float" office:value="94.151229243278507" table:formula="of:=[space_new.$N$7]" table:style-name="ce2">
            <text:p>94.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+RRR128</text:p>
          </table:table-cell>
          <table:table-cell office:value-type="float" office:value="3.41676" table:style-name="ce2">
            <text:p>3.42</text:p>
          </table:table-cell>
          <table:table-cell office:value-type="float" office:value="5.4899699999999996" table:style-name="ce2">
            <text:p>5.49</text:p>
          </table:table-cell>
          <table:table-cell office:value-type="float" office:value="25.15889" table:style-name="ce2">
            <text:p>25.16</text:p>
          </table:table-cell>
          <table:table-cell office:value-type="float" office:value="13.71064" table:style-name="ce2">
            <text:p>13.71</text:p>
          </table:table-cell>
          <table:table-cell office:value-type="float" office:value="92.692437872886671" table:formula="of:=[space_new.$O$7]" table:style-name="ce2">
            <text:p>92.6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+RG32</text:p>
          </table:table-cell>
          <table:table-cell office:value-type="float" office:value="3.4403000000000001" table:style-name="ce2">
            <text:p>3.44</text:p>
          </table:table-cell>
          <table:table-cell office:value-type="float" office:value="5.6137499999999996" table:style-name="ce2">
            <text:p>5.61</text:p>
          </table:table-cell>
          <table:table-cell office:value-type="float" office:value="21.163019999999999" table:style-name="ce2">
            <text:p>21.16</text:p>
          </table:table-cell>
          <table:table-cell office:value-type="float" office:value="11.701269999999999" table:style-name="ce2">
            <text:p>11.70</text:p>
          </table:table-cell>
          <table:table-cell office:value-type="float" office:value="100.71579041004182" table:formula="of:=[space_new.$P$7]" table:style-name="ce2">
            <text:p>100.7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+RRR32</text:p>
          </table:table-cell>
          <table:table-cell office:value-type="float" office:value="3.4598800000000001" table:style-name="ce2">
            <text:p>3.46</text:p>
          </table:table-cell>
          <table:table-cell office:value-type="float" office:value="5.5906099999999999" table:style-name="ce2">
            <text:p>5.59</text:p>
          </table:table-cell>
          <table:table-cell office:value-type="float" office:value="23.657150000000001" table:style-name="ce2">
            <text:p>23.66</text:p>
          </table:table-cell>
          <table:table-cell office:value-type="float" office:value="13.008319999999999" table:style-name="ce2">
            <text:p>13.01</text:p>
          </table:table-cell>
          <table:table-cell office:value-type="float" office:value="96.394545042514807" table:formula="of:=[space_new.$Q$7]" table:style-name="ce2">
            <text:p>96.3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+RRR64</text:p>
          </table:table-cell>
          <table:table-cell office:value-type="float" office:value="3.4438399999999998" table:style-name="ce2">
            <text:p>3.44</text:p>
          </table:table-cell>
          <table:table-cell office:value-type="float" office:value="5.5840800000000002" table:style-name="ce2">
            <text:p>5.58</text:p>
          </table:table-cell>
          <table:table-cell office:value-type="float" office:value="24.325109999999999" table:style-name="ce2">
            <text:p>24.33</text:p>
          </table:table-cell>
          <table:table-cell office:value-type="float" office:value="13.255929999999999" table:style-name="ce2">
            <text:p>13.26</text:p>
          </table:table-cell>
          <table:table-cell office:value-type="float" office:value="93.481202974319459" table:formula="of:=[space_new.$R$7]" table:style-name="ce2">
            <text:p>93.4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+RRR128</text:p>
          </table:table-cell>
          <table:table-cell office:value-type="float" office:value="3.4146899999999998" table:style-name="ce2">
            <text:p>3.41</text:p>
          </table:table-cell>
          <table:table-cell office:value-type="float" office:value="5.6339899999999998" table:style-name="ce2">
            <text:p>5.63</text:p>
          </table:table-cell>
          <table:table-cell office:value-type="float" office:value="25.6691" table:style-name="ce2">
            <text:p>25.67</text:p>
          </table:table-cell>
          <table:table-cell office:value-type="float" office:value="13.77908" table:style-name="ce2">
            <text:p>13.78</text:p>
          </table:table-cell>
          <table:table-cell office:value-type="float" office:value="92.022411603927623" table:formula="of:=[space_new.$S$7]" table:style-name="ce2">
            <text:p>92.0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_Ψ32+RRR128+RG32</text:p>
          </table:table-cell>
          <table:table-cell office:value-type="float" office:value="3.5002499999999999" table:style-name="ce2">
            <text:p>3.50</text:p>
          </table:table-cell>
          <table:table-cell office:value-type="float" office:value="6.0462600000000002" table:style-name="ce2">
            <text:p>6.05</text:p>
          </table:table-cell>
          <table:table-cell office:value-type="float" office:value="22.243099999999998" table:style-name="ce2">
            <text:p>22.24</text:p>
          </table:table-cell>
          <table:table-cell office:value-type="float" office:value="12.09235" table:style-name="ce2">
            <text:p>12.09</text:p>
          </table:table-cell>
          <table:table-cell office:value-type="float" office:value="100.38925862073899" table:formula="of:=[space_new.$T$7]" table:style-name="ce2">
            <text:p>100.3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128+RRR32</text:p>
          </table:table-cell>
          <table:table-cell office:value-type="float" office:value="3.41256" table:style-name="ce2">
            <text:p>3.41</text:p>
          </table:table-cell>
          <table:table-cell office:value-type="float" office:value="6.15435" table:style-name="ce2">
            <text:p>6.15</text:p>
          </table:table-cell>
          <table:table-cell office:value-type="float" office:value="24.623360000000002" table:style-name="ce2">
            <text:p>24.62</text:p>
          </table:table-cell>
          <table:table-cell office:value-type="float" office:value="13.33512" table:style-name="ce2">
            <text:p>13.34</text:p>
          </table:table-cell>
          <table:table-cell office:value-type="float" office:value="96.068013253211987" table:formula="of:=[space_new.$U$7]" table:style-name="ce2">
            <text:p>96.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128+RRR64</text:p>
          </table:table-cell>
          <table:table-cell office:value-type="float" office:value="3.4171" table:style-name="ce2">
            <text:p>3.42</text:p>
          </table:table-cell>
          <table:table-cell office:value-type="float" office:value="7.2035" table:style-name="ce2">
            <text:p>7.20</text:p>
          </table:table-cell>
          <table:table-cell office:value-type="float" office:value="25.444649999999999" table:style-name="ce2">
            <text:p>25.44</text:p>
          </table:table-cell>
          <table:table-cell office:value-type="float" office:value="13.63607" table:style-name="ce2">
            <text:p>13.64</text:p>
          </table:table-cell>
          <table:table-cell office:value-type="float" office:value="93.154671185016639" table:formula="of:=[space_new.$V$7]" table:style-name="ce2">
            <text:p>93.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128+RRR128</text:p>
          </table:table-cell>
          <table:table-cell office:value-type="float" office:value="3.4343699999999999" table:style-name="ce2">
            <text:p>3.43</text:p>
          </table:table-cell>
          <table:table-cell office:value-type="float" office:value="6.10893" table:style-name="ce2">
            <text:p>6.11</text:p>
          </table:table-cell>
          <table:table-cell office:value-type="float" office:value="26.662040000000001" table:style-name="ce2">
            <text:p>26.66</text:p>
          </table:table-cell>
          <table:table-cell office:value-type="float" office:value="14.157209999999999" table:style-name="ce2">
            <text:p>14.16</text:p>
          </table:table-cell>
          <table:table-cell office:value-type="float" office:value="91.695879814624789" table:formula="of:=[space_new.$W$7]" table:style-name="ce2">
            <text:p>91.7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+RG32</text:p>
          </table:table-cell>
          <table:table-cell office:value-type="float" office:value="6.3390399999999998" table:style-name="ce2">
            <text:p>6.34</text:p>
          </table:table-cell>
          <table:table-cell office:value-type="float" office:value="9.4280399999999993" table:style-name="ce2">
            <text:p>9.43</text:p>
          </table:table-cell>
          <table:table-cell office:value-type="float" office:value="22.652439999999999" table:style-name="ce2">
            <text:p>22.65</text:p>
          </table:table-cell>
          <table:table-cell office:value-type="float" office:value="14.01671" table:style-name="ce2">
            <text:p>14.02</text:p>
          </table:table-cell>
          <table:table-cell office:value-type="float" office:value="106.52127118349075" table:formula="of:=[space_new.$X$7]" table:style-name="ce2">
            <text:p>106.5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+RRR32</text:p>
          </table:table-cell>
          <table:table-cell office:value-type="float" office:value="6.3038299999999996" table:style-name="ce2">
            <text:p>6.30</text:p>
          </table:table-cell>
          <table:table-cell office:value-type="float" office:value="8.5500500000000006" table:style-name="ce2">
            <text:p>8.55</text:p>
          </table:table-cell>
          <table:table-cell office:value-type="float" office:value="25.45363" table:style-name="ce2">
            <text:p>25.45</text:p>
          </table:table-cell>
          <table:table-cell office:value-type="float" office:value="15.369730000000001" table:style-name="ce2">
            <text:p>15.37</text:p>
          </table:table-cell>
          <table:table-cell office:value-type="float" office:value="102.20002581596376" table:formula="of:=[space_new.$Y$7]" table:style-name="ce2">
            <text:p>102.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+RRR64</text:p>
          </table:table-cell>
          <table:table-cell office:value-type="float" office:value="6.3867900000000004" table:style-name="ce2">
            <text:p>6.39</text:p>
          </table:table-cell>
          <table:table-cell office:value-type="float" office:value="8.5304900000000004" table:style-name="ce2">
            <text:p>8.53</text:p>
          </table:table-cell>
          <table:table-cell office:value-type="float" office:value="25.99625" table:style-name="ce2">
            <text:p>26.00</text:p>
          </table:table-cell>
          <table:table-cell office:value-type="float" office:value="15.65762" table:style-name="ce2">
            <text:p>15.66</text:p>
          </table:table-cell>
          <table:table-cell office:value-type="float" office:value="99.286683747768393" table:formula="of:=[space_new.$Z$7]" table:style-name="ce2">
            <text:p>99.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+RRR128</text:p>
          </table:table-cell>
          <table:table-cell office:value-type="float" office:value="6.3321899999999998" table:style-name="ce2">
            <text:p>6.33</text:p>
          </table:table-cell>
          <table:table-cell office:value-type="float" office:value="8.5327900000000003" table:style-name="ce2">
            <text:p>8.53</text:p>
          </table:table-cell>
          <table:table-cell office:value-type="float" office:value="27.363990000000001" table:style-name="ce2">
            <text:p>27.36</text:p>
          </table:table-cell>
          <table:table-cell office:value-type="float" office:value="16.207540000000002" table:style-name="ce2">
            <text:p>16.21</text:p>
          </table:table-cell>
          <table:table-cell office:value-type="float" office:value="97.827892377376557" table:formula="of:=[space_new.$AA$7]" table:style-name="ce2">
            <text:p>97.8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+RG32</text:p>
          </table:table-cell>
          <table:table-cell office:value-type="float" office:value="6.2983900000000004" table:style-name="ce2">
            <text:p>6.30</text:p>
          </table:table-cell>
          <table:table-cell office:value-type="float" office:value="8.2832299999999996" table:style-name="ce2">
            <text:p>8.28</text:p>
          </table:table-cell>
          <table:table-cell office:value-type="float" office:value="22.984690000000001" table:style-name="ce2">
            <text:p>22.98</text:p>
          </table:table-cell>
          <table:table-cell office:value-type="float" office:value="14.07413" table:style-name="ce2">
            <text:p>14.07</text:p>
          </table:table-cell>
          <table:table-cell office:value-type="float" office:value="96.174030067920683" table:formula="of:=[space_new.$AB$7]" table:style-name="ce2">
            <text:p>96.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+RRR32</text:p>
          </table:table-cell>
          <table:table-cell office:value-type="float" office:value="6.46495" table:style-name="ce2">
            <text:p>6.46</text:p>
          </table:table-cell>
          <table:table-cell office:value-type="float" office:value="8.22987" table:style-name="ce2">
            <text:p>8.23</text:p>
          </table:table-cell>
          <table:table-cell office:value-type="float" office:value="25.450869999999998" table:style-name="ce2">
            <text:p>25.45</text:p>
          </table:table-cell>
          <table:table-cell office:value-type="float" office:value="15.291359999999999" table:style-name="ce2">
            <text:p>15.29</text:p>
          </table:table-cell>
          <table:table-cell office:value-type="float" office:value="91.852784700393684" table:formula="of:=[space_new.$AC$7]" table:style-name="ce2">
            <text:p>91.8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+RRR64</text:p>
          </table:table-cell>
          <table:table-cell office:value-type="float" office:value="6.3240100000000004" table:style-name="ce2">
            <text:p>6.32</text:p>
          </table:table-cell>
          <table:table-cell office:value-type="float" office:value="8.2857000000000003" table:style-name="ce2">
            <text:p>8.29</text:p>
          </table:table-cell>
          <table:table-cell office:value-type="float" office:value="26.04655" table:style-name="ce2">
            <text:p>26.05</text:p>
          </table:table-cell>
          <table:table-cell office:value-type="float" office:value="15.54998" table:style-name="ce2">
            <text:p>15.55</text:p>
          </table:table-cell>
          <table:table-cell office:value-type="float" office:value="88.939442632198336" table:formula="of:=[space_new.$AD$7]" table:style-name="ce2">
            <text:p>88.9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+RRR128</text:p>
          </table:table-cell>
          <table:table-cell office:value-type="float" office:value="6.30884" table:style-name="ce2">
            <text:p>6.31</text:p>
          </table:table-cell>
          <table:table-cell office:value-type="float" office:value="8.2905800000000003" table:style-name="ce2">
            <text:p>8.29</text:p>
          </table:table-cell>
          <table:table-cell office:value-type="float" office:value="27.427630000000001" table:style-name="ce2">
            <text:p>27.43</text:p>
          </table:table-cell>
          <table:table-cell office:value-type="float" office:value="16.098859999999998" table:style-name="ce2">
            <text:p>16.10</text:p>
          </table:table-cell>
          <table:table-cell office:value-type="float" office:value="87.480651261806486" table:formula="of:=[space_new.$AE$7]" table:style-name="ce2">
            <text:p>87.4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+RG32</text:p>
          </table:table-cell>
          <table:table-cell office:value-type="float" office:value="6.3251600000000003" table:style-name="ce2">
            <text:p>6.33</text:p>
          </table:table-cell>
          <table:table-cell office:value-type="float" office:value="8.5375999999999994" table:style-name="ce2">
            <text:p>8.54</text:p>
          </table:table-cell>
          <table:table-cell office:value-type="float" office:value="23.527010000000001" table:style-name="ce2">
            <text:p>23.53</text:p>
          </table:table-cell>
          <table:table-cell office:value-type="float" office:value="14.2196" table:style-name="ce2">
            <text:p>14.22</text:p>
          </table:table-cell>
          <table:table-cell office:value-type="float" office:value="95.504003798961634" table:formula="of:=[space_new.$AF$7]" table:style-name="ce2">
            <text:p>95.5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+RRR32</text:p>
          </table:table-cell>
          <table:table-cell office:value-type="float" office:value="6.30098" table:style-name="ce2">
            <text:p>6.30</text:p>
          </table:table-cell>
          <table:table-cell office:value-type="float" office:value="8.5389300000000006" table:style-name="ce2">
            <text:p>8.54</text:p>
          </table:table-cell>
          <table:table-cell office:value-type="float" office:value="25.834589999999999" table:style-name="ce2">
            <text:p>25.83</text:p>
          </table:table-cell>
          <table:table-cell office:value-type="float" office:value="15.380570000000001" table:style-name="ce2">
            <text:p>15.38</text:p>
          </table:table-cell>
          <table:table-cell office:value-type="float" office:value="91.182758431434635" table:formula="of:=[space_new.$AG$7]" table:style-name="ce2">
            <text:p>91.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+RRR64</text:p>
          </table:table-cell>
          <table:table-cell office:value-type="float" office:value="6.3057699999999999" table:style-name="ce2">
            <text:p>6.31</text:p>
          </table:table-cell>
          <table:table-cell office:value-type="float" office:value="8.4612999999999996" table:style-name="ce2">
            <text:p>8.46</text:p>
          </table:table-cell>
          <table:table-cell office:value-type="float" office:value="26.456109999999999" table:style-name="ce2">
            <text:p>26.46</text:p>
          </table:table-cell>
          <table:table-cell office:value-type="float" office:value="15.61369" table:style-name="ce2">
            <text:p>15.61</text:p>
          </table:table-cell>
          <table:table-cell office:value-type="float" office:value="88.269416363239287" table:formula="of:=[space_new.$AH$7]" table:style-name="ce2">
            <text:p>88.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+RRR128</text:p>
          </table:table-cell>
          <table:table-cell office:value-type="float" office:value="6.2979700000000003" table:style-name="ce2">
            <text:p>6.30</text:p>
          </table:table-cell>
          <table:table-cell office:value-type="float" office:value="8.4762799999999991" table:style-name="ce2">
            <text:p>8.48</text:p>
          </table:table-cell>
          <table:table-cell office:value-type="float" office:value="27.82029" table:style-name="ce2">
            <text:p>27.82</text:p>
          </table:table-cell>
          <table:table-cell office:value-type="float" office:value="16.177959999999999" table:style-name="ce2">
            <text:p>16.18</text:p>
          </table:table-cell>
          <table:table-cell office:value-type="float" office:value="86.810624992847437" table:formula="of:=[space_new.$AI$7]" table:style-name="ce2">
            <text:p>86.8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128+RG32</text:p>
          </table:table-cell>
          <table:table-cell office:value-type="float" office:value="6.3052000000000001" table:style-name="ce2">
            <text:p>6.31</text:p>
          </table:table-cell>
          <table:table-cell office:value-type="float" office:value="8.9127399999999994" table:style-name="ce2">
            <text:p>8.91</text:p>
          </table:table-cell>
          <table:table-cell office:value-type="float" office:value="24.52439" table:style-name="ce2">
            <text:p>24.52</text:p>
          </table:table-cell>
          <table:table-cell office:value-type="float" office:value="14.52017" table:style-name="ce2">
            <text:p>14.52</text:p>
          </table:table-cell>
          <table:table-cell office:value-type="float" office:value="95.177472009658828" table:formula="of:=[space_new.$AJ$7]" table:style-name="ce2">
            <text:p>95.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128+RRR32</text:p>
          </table:table-cell>
          <table:table-cell office:value-type="float" office:value="6.2985499999999996" table:style-name="ce2">
            <text:p>6.30</text:p>
          </table:table-cell>
          <table:table-cell office:value-type="float" office:value="8.9404199999999996" table:style-name="ce2">
            <text:p>8.94</text:p>
          </table:table-cell>
          <table:table-cell office:value-type="float" office:value="27.088349999999998" table:style-name="ce2">
            <text:p>27.09</text:p>
          </table:table-cell>
          <table:table-cell office:value-type="float" office:value="15.85397" table:style-name="ce2">
            <text:p>15.85</text:p>
          </table:table-cell>
          <table:table-cell office:value-type="float" office:value="90.856226642131816" table:formula="of:=[space_new.$AK$7]" table:style-name="ce2">
            <text:p>90.8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128+RRR64</text:p>
          </table:table-cell>
          <table:table-cell office:value-type="float" office:value="6.2986899999999997" table:style-name="ce2">
            <text:p>6.30</text:p>
          </table:table-cell>
          <table:table-cell office:value-type="float" office:value="8.9323300000000003" table:style-name="ce2">
            <text:p>8.93</text:p>
          </table:table-cell>
          <table:table-cell office:value-type="float" office:value="27.705469999999998" table:style-name="ce2">
            <text:p>27.71</text:p>
          </table:table-cell>
          <table:table-cell office:value-type="float" office:value="16.040649999999999" table:style-name="ce2">
            <text:p>16.04</text:p>
          </table:table-cell>
          <table:table-cell office:value-type="float" office:value="87.942884573936468" table:formula="of:=[space_new.$AL$7]" table:style-name="ce2">
            <text:p>87.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_Ψ128+RRR128+RRR128</text:p>
          </table:table-cell>
          <table:table-cell office:value-type="float" office:value="6.3591100000000003" table:style-name="ce2">
            <text:p>6.36</text:p>
          </table:table-cell>
          <table:table-cell office:value-type="float" office:value="8.9111600000000006" table:style-name="ce2">
            <text:p>8.91</text:p>
          </table:table-cell>
          <table:table-cell office:value-type="float" office:value="28.94727" table:style-name="ce2">
            <text:p>28.95</text:p>
          </table:table-cell>
          <table:table-cell office:value-type="float" office:value="16.548179999999999" table:style-name="ce2">
            <text:p>16.55</text:p>
          </table:table-cell>
          <table:table-cell office:value-type="float" office:value="86.484093203544631" table:formula="of:=[space_new.$AM$7]" table:style-name="ce2">
            <text:p>86.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G32+RG32</text:p>
          </table:table-cell>
          <table:table-cell office:value-type="float" office:value="16.322780000000002" table:style-name="ce2">
            <text:p>16.32</text:p>
          </table:table-cell>
          <table:table-cell office:value-type="float" office:value="18.636500000000002" table:style-name="ce2">
            <text:p>18.64</text:p>
          </table:table-cell>
          <table:table-cell office:value-type="float" office:value="32.550579999999997" table:style-name="ce2">
            <text:p>32.55</text:p>
          </table:table-cell>
          <table:table-cell office:value-type="float" office:value="24.022030000000001" table:style-name="ce2">
            <text:p>24.02</text:p>
          </table:table-cell>
          <table:table-cell office:value-type="float" office:value="105.20666268110276" table:formula="of:=[space_new.$AN$7]" table:style-name="ce2">
            <text:p>105.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G32+RRR32</text:p>
          </table:table-cell>
          <table:table-cell office:value-type="float" office:value="16.293340000000001" table:style-name="ce2">
            <text:p>16.29</text:p>
          </table:table-cell>
          <table:table-cell office:value-type="float" office:value="18.62968" table:style-name="ce2">
            <text:p>18.63</text:p>
          </table:table-cell>
          <table:table-cell office:value-type="float" office:value="35.307670000000002" table:style-name="ce2">
            <text:p>35.31</text:p>
          </table:table-cell>
          <table:table-cell office:value-type="float" office:value="25.443490000000001" table:style-name="ce2">
            <text:p>25.44</text:p>
          </table:table-cell>
          <table:table-cell office:value-type="float" office:value="100.88541731357574" table:formula="of:=[space_new.$AO$7]" table:style-name="ce2">
            <text:p>100.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G32+RRR64</text:p>
          </table:table-cell>
          <table:table-cell office:value-type="float" office:value="16.28181" table:style-name="ce2">
            <text:p>16.28</text:p>
          </table:table-cell>
          <table:table-cell office:value-type="float" office:value="18.648959999999999" table:style-name="ce2">
            <text:p>18.65</text:p>
          </table:table-cell>
          <table:table-cell office:value-type="float" office:value="35.811410000000002" table:style-name="ce2">
            <text:p>35.81</text:p>
          </table:table-cell>
          <table:table-cell office:value-type="float" office:value="25.614889999999999" table:style-name="ce2">
            <text:p>25.61</text:p>
          </table:table-cell>
          <table:table-cell office:value-type="float" office:value="97.972075245380395" table:formula="of:=[space_new.$AP$7]" table:style-name="ce2">
            <text:p>97.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G32+RRR128</text:p>
          </table:table-cell>
          <table:table-cell office:value-type="float" office:value="16.27636" table:style-name="ce2">
            <text:p>16.28</text:p>
          </table:table-cell>
          <table:table-cell office:value-type="float" office:value="18.637029999999999" table:style-name="ce2">
            <text:p>18.64</text:p>
          </table:table-cell>
          <table:table-cell office:value-type="float" office:value="37.305529999999997" table:style-name="ce2">
            <text:p>37.31</text:p>
          </table:table-cell>
          <table:table-cell office:value-type="float" office:value="26.219149999999999" table:style-name="ce2">
            <text:p>26.22</text:p>
          </table:table-cell>
          <table:table-cell office:value-type="float" office:value="96.513283874988559" table:formula="of:=[space_new.$AQ$7]" table:style-name="ce2">
            <text:p>96.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32+RG32</text:p>
          </table:table-cell>
          <table:table-cell office:value-type="float" office:value="17.374839999999999" table:style-name="ce2">
            <text:p>17.37</text:p>
          </table:table-cell>
          <table:table-cell office:value-type="float" office:value="19.014900000000001" table:style-name="ce2">
            <text:p>19.01</text:p>
          </table:table-cell>
          <table:table-cell office:value-type="float" office:value="33.215110000000003" table:style-name="ce2">
            <text:p>33.22</text:p>
          </table:table-cell>
          <table:table-cell office:value-type="float" office:value="24.38533" table:style-name="ce2">
            <text:p>24.39</text:p>
          </table:table-cell>
          <table:table-cell office:value-type="float" office:value="94.859421565532685" table:formula="of:=[space_new.$AR$7]" table:style-name="ce2">
            <text:p>94.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32+RRR32</text:p>
          </table:table-cell>
          <table:table-cell office:value-type="float" office:value="16.332090000000001" table:style-name="ce2">
            <text:p>16.33</text:p>
          </table:table-cell>
          <table:table-cell office:value-type="float" office:value="18.376149999999999" table:style-name="ce2">
            <text:p>18.38</text:p>
          </table:table-cell>
          <table:table-cell office:value-type="float" office:value="35.444850000000002" table:style-name="ce2">
            <text:p>35.44</text:p>
          </table:table-cell>
          <table:table-cell office:value-type="float" office:value="26.382619999999999" table:style-name="ce2">
            <text:p>26.38</text:p>
          </table:table-cell>
          <table:table-cell office:value-type="float" office:value="90.538176198005687" table:formula="of:=[space_new.$AS$7]" table:style-name="ce2">
            <text:p>90.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32+RRR64</text:p>
          </table:table-cell>
          <table:table-cell office:value-type="float" office:value="16.285270000000001" table:style-name="ce2">
            <text:p>16.29</text:p>
          </table:table-cell>
          <table:table-cell office:value-type="float" office:value="18.416650000000001" table:style-name="ce2">
            <text:p>18.42</text:p>
          </table:table-cell>
          <table:table-cell office:value-type="float" office:value="36.1023" table:style-name="ce2">
            <text:p>36.10</text:p>
          </table:table-cell>
          <table:table-cell office:value-type="float" office:value="25.64377" table:style-name="ce2">
            <text:p>25.64</text:p>
          </table:table-cell>
          <table:table-cell office:value-type="float" office:value="87.624834129810324" table:formula="of:=[space_new.$AT$7]" table:style-name="ce2">
            <text:p>87.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32+RRR128</text:p>
          </table:table-cell>
          <table:table-cell office:value-type="float" office:value="16.402729999999998" table:style-name="ce2">
            <text:p>16.40</text:p>
          </table:table-cell>
          <table:table-cell office:value-type="float" office:value="18.39012" table:style-name="ce2">
            <text:p>18.39</text:p>
          </table:table-cell>
          <table:table-cell office:value-type="float" office:value="37.353630000000003" table:style-name="ce2">
            <text:p>37.35</text:p>
          </table:table-cell>
          <table:table-cell office:value-type="float" office:value="26.23142" table:style-name="ce2">
            <text:p>26.23</text:p>
          </table:table-cell>
          <table:table-cell office:value-type="float" office:value="86.166042759418488" table:formula="of:=[space_new.$AU$7]" table:style-name="ce2">
            <text:p>86.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64+RG32</text:p>
          </table:table-cell>
          <table:table-cell office:value-type="float" office:value="16.30076" table:style-name="ce2">
            <text:p>16.30</text:p>
          </table:table-cell>
          <table:table-cell office:value-type="float" office:value="18.59421" table:style-name="ce2">
            <text:p>18.59</text:p>
          </table:table-cell>
          <table:table-cell office:value-type="float" office:value="33.496760000000002" table:style-name="ce2">
            <text:p>33.50</text:p>
          </table:table-cell>
          <table:table-cell office:value-type="float" office:value="24.272659999999998" table:style-name="ce2">
            <text:p>24.27</text:p>
          </table:table-cell>
          <table:table-cell office:value-type="float" office:value="94.18939529657365" table:formula="of:=[space_new.$AV$7]" table:style-name="ce2">
            <text:p>94.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64+RRR32</text:p>
          </table:table-cell>
          <table:table-cell office:value-type="float" office:value="16.304970000000001" table:style-name="ce2">
            <text:p>16.30</text:p>
          </table:table-cell>
          <table:table-cell office:value-type="float" office:value="18.555879999999998" table:style-name="ce2">
            <text:p>18.56</text:p>
          </table:table-cell>
          <table:table-cell office:value-type="float" office:value="35.833629999999999" table:style-name="ce2">
            <text:p>35.83</text:p>
          </table:table-cell>
          <table:table-cell office:value-type="float" office:value="25.476669999999999" table:style-name="ce2">
            <text:p>25.48</text:p>
          </table:table-cell>
          <table:table-cell office:value-type="float" office:value="89.868149929046638" table:formula="of:=[space_new.$AW$7]" table:style-name="ce2">
            <text:p>89.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64+RRR64</text:p>
          </table:table-cell>
          <table:table-cell office:value-type="float" office:value="16.319120000000002" table:style-name="ce2">
            <text:p>16.32</text:p>
          </table:table-cell>
          <table:table-cell office:value-type="float" office:value="18.569210000000002" table:style-name="ce2">
            <text:p>18.57</text:p>
          </table:table-cell>
          <table:table-cell office:value-type="float" office:value="36.595239999999997" table:style-name="ce2">
            <text:p>36.60</text:p>
          </table:table-cell>
          <table:table-cell office:value-type="float" office:value="25.721620000000001" table:style-name="ce2">
            <text:p>25.72</text:p>
          </table:table-cell>
          <table:table-cell office:value-type="float" office:value="86.95480786085129" table:formula="of:=[space_new.$AX$7]" table:style-name="ce2">
            <text:p>86.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64+RRR128</text:p>
          </table:table-cell>
          <table:table-cell office:value-type="float" office:value="16.349340000000002" table:style-name="ce2">
            <text:p>16.35</text:p>
          </table:table-cell>
          <table:table-cell office:value-type="float" office:value="18.65851" table:style-name="ce2">
            <text:p>18.66</text:p>
          </table:table-cell>
          <table:table-cell office:value-type="float" office:value="37.818939999999998" table:style-name="ce2">
            <text:p>37.82</text:p>
          </table:table-cell>
          <table:table-cell office:value-type="float" office:value="26.288609999999998" table:style-name="ce2">
            <text:p>26.29</text:p>
          </table:table-cell>
          <table:table-cell office:value-type="float" office:value="85.496016490459454" table:formula="of:=[space_new.$AY$7]" table:style-name="ce2">
            <text:p>85.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128+RG32</text:p>
          </table:table-cell>
          <table:table-cell office:value-type="float" office:value="16.328759999999999" table:style-name="ce2">
            <text:p>16.33</text:p>
          </table:table-cell>
          <table:table-cell office:value-type="float" office:value="19.022539999999999" table:style-name="ce2">
            <text:p>19.02</text:p>
          </table:table-cell>
          <table:table-cell office:value-type="float" office:value="34.68723" table:style-name="ce2">
            <text:p>34.69</text:p>
          </table:table-cell>
          <table:table-cell office:value-type="float" office:value="24.68488" table:style-name="ce2">
            <text:p>24.68</text:p>
          </table:table-cell>
          <table:table-cell office:value-type="float" office:value="93.862863507270816" table:formula="of:=[space_new.$AZ$7]" table:style-name="ce2">
            <text:p>93.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128+RRR32</text:p>
          </table:table-cell>
          <table:table-cell office:value-type="float" office:value="16.299410000000002" table:style-name="ce2">
            <text:p>16.30</text:p>
          </table:table-cell>
          <table:table-cell office:value-type="float" office:value="19.041" table:style-name="ce2">
            <text:p>19.04</text:p>
          </table:table-cell>
          <table:table-cell office:value-type="float" office:value="36.953470000000003" table:style-name="ce2">
            <text:p>36.95</text:p>
          </table:table-cell>
          <table:table-cell office:value-type="float" office:value="25.814319999999999" table:style-name="ce2">
            <text:p>25.81</text:p>
          </table:table-cell>
          <table:table-cell office:value-type="float" office:value="89.541618139743804" table:formula="of:=[space_new.$BA$7]" table:style-name="ce2">
            <text:p>89.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128+RRR64</text:p>
          </table:table-cell>
          <table:table-cell office:value-type="float" office:value="16.325530000000001" table:style-name="ce2">
            <text:p>16.33</text:p>
          </table:table-cell>
          <table:table-cell office:value-type="float" office:value="19.030419999999999" table:style-name="ce2">
            <text:p>19.03</text:p>
          </table:table-cell>
          <table:table-cell office:value-type="float" office:value="37.55883" table:style-name="ce2">
            <text:p>37.56</text:p>
          </table:table-cell>
          <table:table-cell office:value-type="float" office:value="26.044589999999999" table:style-name="ce2">
            <text:p>26.04</text:p>
          </table:table-cell>
          <table:table-cell office:value-type="float" office:value="86.62827607154847" table:formula="of:=[space_new.$BB$7]" table:style-name="ce2">
            <text:p>86.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128+RRR128</text:p>
          </table:table-cell>
          <table:table-cell office:value-type="float" office:value="16.2743" table:style-name="ce2">
            <text:p>16.27</text:p>
          </table:table-cell>
          <table:table-cell office:value-type="float" office:value="19.018350000000002" table:style-name="ce2">
            <text:p>19.02</text:p>
          </table:table-cell>
          <table:table-cell office:value-type="float" office:value="38.889110000000002" table:style-name="ce2">
            <text:p>38.89</text:p>
          </table:table-cell>
          <table:table-cell office:value-type="float" office:value="26.62482" table:style-name="ce2">
            <text:p>26.62</text:p>
          </table:table-cell>
          <table:table-cell office:value-type="float" office:value="85.16948470115662" table:formula="of:=[space_new.$BC$7]" table:style-name="ce2">
            <text:p>85.17</text:p>
          </table:table-cell>
          <table:table-cell table:number-columns-repeated="16378"/>
        </table:table-row>
        <table:table-row table:number-rows-repeated="1048527" table:style-name="ro1">
          <table:table-cell table:number-columns-repeated="16384"/>
        </table:table-row>
      </table:table>
      <table:table table:name="end_new" table:style-name="ta2">
        <table:table-column table:style-name="co24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config</text:p>
          </table:table-cell>
          <table:table-cell office:value-type="string" table:style-name="ce1">
            <text:p>XCTR&amp;1end-X</text:p>
          </table:table-cell>
          <table:table-cell office:value-type="string" table:style-name="ce1">
            <text:p>XCTR&amp;1end-X_{L}</text:p>
          </table:table-cell>
          <table:table-cell office:value-type="string" table:style-name="ce1">
            <text:p>XCTR&amp;1end-X_{T}</text:p>
          </table:table-cell>
          <table:table-cell office:value-type="string" table:style-name="ce1">
            <text:p>XCTR&amp;1end-X_{LT}</text:p>
          </table:table-cell>
          <table:table-cell office:value-type="string" table:style-name="ce2">
            <text:p>space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+RG32</text:p>
          </table:table-cell>
          <table:table-cell office:value-type="float" office:value="2.4207000000000001" table:style-name="ce2">
            <text:p>2.42</text:p>
          </table:table-cell>
          <table:table-cell office:value-type="float" office:value="3.18201" table:style-name="ce2">
            <text:p>3.18</text:p>
          </table:table-cell>
          <table:table-cell office:value-type="float" office:value="20.798629999999999" table:style-name="ce2">
            <text:p>20.80</text:p>
          </table:table-cell>
          <table:table-cell office:value-type="float" office:value="8.9207900000000002" table:style-name="ce2">
            <text:p>8.92</text:p>
          </table:table-cell>
          <table:table-cell office:value-type="float" office:value="111.73305779457093" table:formula="of:=[space_new.$H$7]" table:style-name="ce2">
            <text:p>111.7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+RRR32</text:p>
          </table:table-cell>
          <table:table-cell office:value-type="float" office:value="2.4632100000000001" table:style-name="ce2">
            <text:p>2.46</text:p>
          </table:table-cell>
          <table:table-cell office:value-type="float" office:value="3.1944300000000001" table:style-name="ce2">
            <text:p>3.19</text:p>
          </table:table-cell>
          <table:table-cell office:value-type="float" office:value="25.187190000000001" table:style-name="ce2">
            <text:p>25.19</text:p>
          </table:table-cell>
          <table:table-cell office:value-type="float" office:value="10.439730000000001" table:style-name="ce2">
            <text:p>10.44</text:p>
          </table:table-cell>
          <table:table-cell office:value-type="float" office:value="107.41181242704391" table:formula="of:=[space_new.$I$7]" table:style-name="ce2">
            <text:p>107.4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+RRR64</text:p>
          </table:table-cell>
          <table:table-cell office:value-type="float" office:value="2.4456600000000002" table:style-name="ce2">
            <text:p>2.45</text:p>
          </table:table-cell>
          <table:table-cell office:value-type="float" office:value="3.1436000000000002" table:style-name="ce2">
            <text:p>3.14</text:p>
          </table:table-cell>
          <table:table-cell office:value-type="float" office:value="26.301839999999999" table:style-name="ce2">
            <text:p>26.30</text:p>
          </table:table-cell>
          <table:table-cell office:value-type="float" office:value="10.688879999999999" table:style-name="ce2">
            <text:p>10.69</text:p>
          </table:table-cell>
          <table:table-cell office:value-type="float" office:value="104.49847035884858" table:formula="of:=[space_new.$J$7]" table:style-name="ce2">
            <text:p>104.5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G32+RRR128</text:p>
          </table:table-cell>
          <table:table-cell office:value-type="float" office:value="2.4943300000000002" table:style-name="ce2">
            <text:p>2.49</text:p>
          </table:table-cell>
          <table:table-cell office:value-type="float" office:value="3.1645099999999999" table:style-name="ce2">
            <text:p>3.16</text:p>
          </table:table-cell>
          <table:table-cell office:value-type="float" office:value="28.466329999999999" table:style-name="ce2">
            <text:p>28.47</text:p>
          </table:table-cell>
          <table:table-cell office:value-type="float" office:value="11.22377" table:style-name="ce2">
            <text:p>11.22</text:p>
          </table:table-cell>
          <table:table-cell office:value-type="float" office:value="103.03967898845673" table:formula="of:=[space_new.$K$7]" table:style-name="ce2">
            <text:p>103.0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+RG32</text:p>
          </table:table-cell>
          <table:table-cell office:value-type="float" office:value="2.40903" table:style-name="ce2">
            <text:p>2.41</text:p>
          </table:table-cell>
          <table:table-cell office:value-type="float" office:value="3.1314099999999998" table:style-name="ce2">
            <text:p>3.13</text:p>
          </table:table-cell>
          <table:table-cell office:value-type="float" office:value="20.99372" table:style-name="ce2">
            <text:p>20.99</text:p>
          </table:table-cell>
          <table:table-cell office:value-type="float" office:value="8.8396100000000004" table:style-name="ce2">
            <text:p>8.84</text:p>
          </table:table-cell>
          <table:table-cell office:value-type="float" office:value="101.38581667900087" table:formula="of:=[space_new.$L$7]" table:style-name="ce2">
            <text:p>101.3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+RRR32</text:p>
          </table:table-cell>
          <table:table-cell office:value-type="float" office:value="2.4165800000000002" table:style-name="ce2">
            <text:p>2.42</text:p>
          </table:table-cell>
          <table:table-cell office:value-type="float" office:value="3.1419600000000001" table:style-name="ce2">
            <text:p>3.14</text:p>
          </table:table-cell>
          <table:table-cell office:value-type="float" office:value="25.224219999999999" table:style-name="ce2">
            <text:p>25.22</text:p>
          </table:table-cell>
          <table:table-cell office:value-type="float" office:value="10.37631" table:style-name="ce2">
            <text:p>10.38</text:p>
          </table:table-cell>
          <table:table-cell office:value-type="float" office:value="97.064571311473856" table:formula="of:=[space_new.$M$7]" table:style-name="ce2">
            <text:p>97.0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+RRR64</text:p>
          </table:table-cell>
          <table:table-cell office:value-type="float" office:value="2.4120499999999998" table:style-name="ce2">
            <text:p>2.41</text:p>
          </table:table-cell>
          <table:table-cell office:value-type="float" office:value="3.1997599999999999" table:style-name="ce2">
            <text:p>3.20</text:p>
          </table:table-cell>
          <table:table-cell office:value-type="float" office:value="26.294840000000001" table:style-name="ce2">
            <text:p>26.29</text:p>
          </table:table-cell>
          <table:table-cell office:value-type="float" office:value="10.66719" table:style-name="ce2">
            <text:p>10.67</text:p>
          </table:table-cell>
          <table:table-cell office:value-type="float" office:value="94.151229243278507" table:formula="of:=[space_new.$N$7]" table:style-name="ce2">
            <text:p>94.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32+RRR128</text:p>
          </table:table-cell>
          <table:table-cell office:value-type="float" office:value="2.4696199999999999" table:style-name="ce2">
            <text:p>2.47</text:p>
          </table:table-cell>
          <table:table-cell office:value-type="float" office:value="3.1376200000000001" table:style-name="ce2">
            <text:p>3.14</text:p>
          </table:table-cell>
          <table:table-cell office:value-type="float" office:value="29.383769999999998" table:style-name="ce2">
            <text:p>29.38</text:p>
          </table:table-cell>
          <table:table-cell office:value-type="float" office:value="11.20562" table:style-name="ce2">
            <text:p>11.21</text:p>
          </table:table-cell>
          <table:table-cell office:value-type="float" office:value="92.692437872886671" table:formula="of:=[space_new.$O$7]" table:style-name="ce2">
            <text:p>92.6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+RG32</text:p>
          </table:table-cell>
          <table:table-cell office:value-type="float" office:value="2.4444900000000001" table:style-name="ce2">
            <text:p>2.44</text:p>
          </table:table-cell>
          <table:table-cell office:value-type="float" office:value="3.1716000000000002" table:style-name="ce2">
            <text:p>3.17</text:p>
          </table:table-cell>
          <table:table-cell office:value-type="float" office:value="21.17755" table:style-name="ce2">
            <text:p>21.18</text:p>
          </table:table-cell>
          <table:table-cell office:value-type="float" office:value="8.8537800000000004" table:style-name="ce2">
            <text:p>8.85</text:p>
          </table:table-cell>
          <table:table-cell office:value-type="float" office:value="100.71579041004182" table:formula="of:=[space_new.$P$7]" table:style-name="ce2">
            <text:p>100.7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+RRR32</text:p>
          </table:table-cell>
          <table:table-cell office:value-type="float" office:value="2.4102700000000001" table:style-name="ce2">
            <text:p>2.41</text:p>
          </table:table-cell>
          <table:table-cell office:value-type="float" office:value="3.19258" table:style-name="ce2">
            <text:p>3.19</text:p>
          </table:table-cell>
          <table:table-cell office:value-type="float" office:value="25.365919999999999" table:style-name="ce2">
            <text:p>25.37</text:p>
          </table:table-cell>
          <table:table-cell office:value-type="float" office:value="10.420439999999999" table:style-name="ce2">
            <text:p>10.42</text:p>
          </table:table-cell>
          <table:table-cell office:value-type="float" office:value="96.394545042514807" table:formula="of:=[space_new.$Q$7]" table:style-name="ce2">
            <text:p>96.3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+RRR64</text:p>
          </table:table-cell>
          <table:table-cell office:value-type="float" office:value="2.4554100000000001" table:style-name="ce2">
            <text:p>2.46</text:p>
          </table:table-cell>
          <table:table-cell office:value-type="float" office:value="3.16309" table:style-name="ce2">
            <text:p>3.16</text:p>
          </table:table-cell>
          <table:table-cell office:value-type="float" office:value="26.539680000000001" table:style-name="ce2">
            <text:p>26.54</text:p>
          </table:table-cell>
          <table:table-cell office:value-type="float" office:value="10.71987" table:style-name="ce2">
            <text:p>10.72</text:p>
          </table:table-cell>
          <table:table-cell office:value-type="float" office:value="93.481202974319459" table:formula="of:=[space_new.$R$7]" table:style-name="ce2">
            <text:p>93.4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64+RRR128</text:p>
          </table:table-cell>
          <table:table-cell office:value-type="float" office:value="2.4249399999999999" table:style-name="ce2">
            <text:p>2.42</text:p>
          </table:table-cell>
          <table:table-cell office:value-type="float" office:value="3.2002299999999999" table:style-name="ce2">
            <text:p>3.20</text:p>
          </table:table-cell>
          <table:table-cell office:value-type="float" office:value="28.85331" table:style-name="ce2">
            <text:p>28.85</text:p>
          </table:table-cell>
          <table:table-cell office:value-type="float" office:value="11.25963" table:style-name="ce2">
            <text:p>11.26</text:p>
          </table:table-cell>
          <table:table-cell office:value-type="float" office:value="92.022411603927623" table:formula="of:=[space_new.$S$7]" table:style-name="ce2">
            <text:p>92.0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_Ψ32+RRR128+RG32</text:p>
          </table:table-cell>
          <table:table-cell office:value-type="float" office:value="2.4223699999999999" table:style-name="ce2">
            <text:p>2.42</text:p>
          </table:table-cell>
          <table:table-cell office:value-type="float" office:value="3.2081" table:style-name="ce2">
            <text:p>3.21</text:p>
          </table:table-cell>
          <table:table-cell office:value-type="float" office:value="21.552309999999999" table:style-name="ce2">
            <text:p>21.55</text:p>
          </table:table-cell>
          <table:table-cell office:value-type="float" office:value="8.9127299999999998" table:style-name="ce2">
            <text:p>8.91</text:p>
          </table:table-cell>
          <table:table-cell office:value-type="float" office:value="100.38925862073899" table:formula="of:=[space_new.$T$7]" table:style-name="ce2">
            <text:p>100.3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128+RRR32</text:p>
          </table:table-cell>
          <table:table-cell office:value-type="float" office:value="2.4083800000000002" table:style-name="ce2">
            <text:p>2.41</text:p>
          </table:table-cell>
          <table:table-cell office:value-type="float" office:value="3.26654" table:style-name="ce2">
            <text:p>3.27</text:p>
          </table:table-cell>
          <table:table-cell office:value-type="float" office:value="25.715299999999999" table:style-name="ce2">
            <text:p>25.72</text:p>
          </table:table-cell>
          <table:table-cell office:value-type="float" office:value="10.463710000000001" table:style-name="ce2">
            <text:p>10.46</text:p>
          </table:table-cell>
          <table:table-cell office:value-type="float" office:value="96.068013253211987" table:formula="of:=[space_new.$U$7]" table:style-name="ce2">
            <text:p>96.0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128+RRR64</text:p>
          </table:table-cell>
          <table:table-cell office:value-type="float" office:value="2.4718599999999999" table:style-name="ce2">
            <text:p>2.47</text:p>
          </table:table-cell>
          <table:table-cell office:value-type="float" office:value="3.2822800000000001" table:style-name="ce2">
            <text:p>3.28</text:p>
          </table:table-cell>
          <table:table-cell office:value-type="float" office:value="26.936150000000001" table:style-name="ce2">
            <text:p>26.94</text:p>
          </table:table-cell>
          <table:table-cell office:value-type="float" office:value="10.768179999999999" table:style-name="ce2">
            <text:p>10.77</text:p>
          </table:table-cell>
          <table:table-cell office:value-type="float" office:value="93.154671185016639" table:formula="of:=[space_new.$V$7]" table:style-name="ce2">
            <text:p>93.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32+RRR128+RRR128</text:p>
          </table:table-cell>
          <table:table-cell office:value-type="float" office:value="2.4119799999999998" table:style-name="ce2">
            <text:p>2.41</text:p>
          </table:table-cell>
          <table:table-cell office:value-type="float" office:value="3.2260399999999998" table:style-name="ce2">
            <text:p>3.23</text:p>
          </table:table-cell>
          <table:table-cell office:value-type="float" office:value="29.239360000000001" table:style-name="ce2">
            <text:p>29.24</text:p>
          </table:table-cell>
          <table:table-cell office:value-type="float" office:value="11.33123" table:style-name="ce2">
            <text:p>11.33</text:p>
          </table:table-cell>
          <table:table-cell office:value-type="float" office:value="91.695879814624789" table:formula="of:=[space_new.$W$7]" table:style-name="ce2">
            <text:p>91.7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+RG32</text:p>
          </table:table-cell>
          <table:table-cell office:value-type="float" office:value="5.0275400000000001" table:style-name="ce2">
            <text:p>5.03</text:p>
          </table:table-cell>
          <table:table-cell office:value-type="float" office:value="5.6739899999999999" table:style-name="ce2">
            <text:p>5.67</text:p>
          </table:table-cell>
          <table:table-cell office:value-type="float" office:value="23.294550000000001" table:style-name="ce2">
            <text:p>23.29</text:p>
          </table:table-cell>
          <table:table-cell office:value-type="float" office:value="11.298260000000001" table:style-name="ce2">
            <text:p>11.30</text:p>
          </table:table-cell>
          <table:table-cell office:value-type="float" office:value="106.52127118349075" table:formula="of:=[space_new.$X$7]" table:style-name="ce2">
            <text:p>106.5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+RRR32</text:p>
          </table:table-cell>
          <table:table-cell office:value-type="float" office:value="5.0567799999999998" table:style-name="ce2">
            <text:p>5.06</text:p>
          </table:table-cell>
          <table:table-cell office:value-type="float" office:value="5.6653900000000004" table:style-name="ce2">
            <text:p>5.67</text:p>
          </table:table-cell>
          <table:table-cell office:value-type="float" office:value="27.67633" table:style-name="ce2">
            <text:p>27.68</text:p>
          </table:table-cell>
          <table:table-cell office:value-type="float" office:value="12.917310000000001" table:style-name="ce2">
            <text:p>12.92</text:p>
          </table:table-cell>
          <table:table-cell office:value-type="float" office:value="102.20002581596376" table:formula="of:=[space_new.$Y$7]" table:style-name="ce2">
            <text:p>102.2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+RRR64</text:p>
          </table:table-cell>
          <table:table-cell office:value-type="float" office:value="5.09213" table:style-name="ce2">
            <text:p>5.09</text:p>
          </table:table-cell>
          <table:table-cell office:value-type="float" office:value="5.6933400000000001" table:style-name="ce2">
            <text:p>5.69</text:p>
          </table:table-cell>
          <table:table-cell office:value-type="float" office:value="28.775639999999999" table:style-name="ce2">
            <text:p>28.78</text:p>
          </table:table-cell>
          <table:table-cell office:value-type="float" office:value="13.16217" table:style-name="ce2">
            <text:p>13.16</text:p>
          </table:table-cell>
          <table:table-cell office:value-type="float" office:value="99.286683747768393" table:formula="of:=[space_new.$Z$7]" table:style-name="ce2">
            <text:p>99.29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G32+RRR128</text:p>
          </table:table-cell>
          <table:table-cell office:value-type="float" office:value="4.99559" table:style-name="ce2">
            <text:p>5.00</text:p>
          </table:table-cell>
          <table:table-cell office:value-type="float" office:value="6.7065700000000001" table:style-name="ce2">
            <text:p>6.71</text:p>
          </table:table-cell>
          <table:table-cell office:value-type="float" office:value="31.008299999999998" table:style-name="ce2">
            <text:p>31.01</text:p>
          </table:table-cell>
          <table:table-cell office:value-type="float" office:value="13.723850000000001" table:style-name="ce2">
            <text:p>13.72</text:p>
          </table:table-cell>
          <table:table-cell office:value-type="float" office:value="97.827892377376557" table:formula="of:=[space_new.$AA$7]" table:style-name="ce2">
            <text:p>97.83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+RG32</text:p>
          </table:table-cell>
          <table:table-cell office:value-type="float" office:value="4.9979500000000003" table:style-name="ce2">
            <text:p>5.00</text:p>
          </table:table-cell>
          <table:table-cell office:value-type="float" office:value="5.7067500000000004" table:style-name="ce2">
            <text:p>5.71</text:p>
          </table:table-cell>
          <table:table-cell office:value-type="float" office:value="23.52861" table:style-name="ce2">
            <text:p>23.53</text:p>
          </table:table-cell>
          <table:table-cell office:value-type="float" office:value="11.375780000000001" table:style-name="ce2">
            <text:p>11.38</text:p>
          </table:table-cell>
          <table:table-cell office:value-type="float" office:value="96.174030067920683" table:formula="of:=[space_new.$AB$7]" table:style-name="ce2">
            <text:p>96.1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+RRR32</text:p>
          </table:table-cell>
          <table:table-cell office:value-type="float" office:value="5.0065900000000001" table:style-name="ce2">
            <text:p>5.01</text:p>
          </table:table-cell>
          <table:table-cell office:value-type="float" office:value="5.7078199999999999" table:style-name="ce2">
            <text:p>5.71</text:p>
          </table:table-cell>
          <table:table-cell office:value-type="float" office:value="27.68704" table:style-name="ce2">
            <text:p>27.69</text:p>
          </table:table-cell>
          <table:table-cell office:value-type="float" office:value="12.92788" table:style-name="ce2">
            <text:p>12.93</text:p>
          </table:table-cell>
          <table:table-cell office:value-type="float" office:value="91.852784700393684" table:formula="of:=[space_new.$AC$7]" table:style-name="ce2">
            <text:p>91.8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+RRR64</text:p>
          </table:table-cell>
          <table:table-cell office:value-type="float" office:value="5.0322100000000001" table:style-name="ce2">
            <text:p>5.03</text:p>
          </table:table-cell>
          <table:table-cell office:value-type="float" office:value="5.6552699999999998" table:style-name="ce2">
            <text:p>5.66</text:p>
          </table:table-cell>
          <table:table-cell office:value-type="float" office:value="28.843309999999999" table:style-name="ce2">
            <text:p>28.84</text:p>
          </table:table-cell>
          <table:table-cell office:value-type="float" office:value="13.164960000000001" table:style-name="ce2">
            <text:p>13.16</text:p>
          </table:table-cell>
          <table:table-cell office:value-type="float" office:value="88.939442632198336" table:formula="of:=[space_new.$AD$7]" table:style-name="ce2">
            <text:p>88.9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32+RRR128</text:p>
          </table:table-cell>
          <table:table-cell office:value-type="float" office:value="5.1302399999999997" table:style-name="ce2">
            <text:p>5.13</text:p>
          </table:table-cell>
          <table:table-cell office:value-type="float" office:value="5.7150499999999997" table:style-name="ce2">
            <text:p>5.72</text:p>
          </table:table-cell>
          <table:table-cell office:value-type="float" office:value="31.011430000000001" table:style-name="ce2">
            <text:p>31.01</text:p>
          </table:table-cell>
          <table:table-cell office:value-type="float" office:value="13.70102" table:style-name="ce2">
            <text:p>13.70</text:p>
          </table:table-cell>
          <table:table-cell office:value-type="float" office:value="87.480651261806486" table:formula="of:=[space_new.$AE$7]" table:style-name="ce2">
            <text:p>87.4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+RG32</text:p>
          </table:table-cell>
          <table:table-cell office:value-type="float" office:value="5.0002399999999998" table:style-name="ce2">
            <text:p>5.00</text:p>
          </table:table-cell>
          <table:table-cell office:value-type="float" office:value="5.7081" table:style-name="ce2">
            <text:p>5.71</text:p>
          </table:table-cell>
          <table:table-cell office:value-type="float" office:value="23.894570000000002" table:style-name="ce2">
            <text:p>23.89</text:p>
          </table:table-cell>
          <table:table-cell office:value-type="float" office:value="11.479749999999999" table:style-name="ce2">
            <text:p>11.48</text:p>
          </table:table-cell>
          <table:table-cell office:value-type="float" office:value="95.504003798961634" table:formula="of:=[space_new.$AF$7]" table:style-name="ce2">
            <text:p>95.50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+RRR32</text:p>
          </table:table-cell>
          <table:table-cell office:value-type="float" office:value="5.0625499999999999" table:style-name="ce2">
            <text:p>5.06</text:p>
          </table:table-cell>
          <table:table-cell office:value-type="float" office:value="5.7223800000000002" table:style-name="ce2">
            <text:p>5.72</text:p>
          </table:table-cell>
          <table:table-cell office:value-type="float" office:value="27.909279999999999" table:style-name="ce2">
            <text:p>27.91</text:p>
          </table:table-cell>
          <table:table-cell office:value-type="float" office:value="12.96166" table:style-name="ce2">
            <text:p>12.96</text:p>
          </table:table-cell>
          <table:table-cell office:value-type="float" office:value="91.182758431434635" table:formula="of:=[space_new.$AG$7]" table:style-name="ce2">
            <text:p>91.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+RRR64</text:p>
          </table:table-cell>
          <table:table-cell office:value-type="float" office:value="5.0056200000000004" table:style-name="ce2">
            <text:p>5.01</text:p>
          </table:table-cell>
          <table:table-cell office:value-type="float" office:value="5.7110200000000004" table:style-name="ce2">
            <text:p>5.71</text:p>
          </table:table-cell>
          <table:table-cell office:value-type="float" office:value="29.001660000000001" table:style-name="ce2">
            <text:p>29.00</text:p>
          </table:table-cell>
          <table:table-cell office:value-type="float" office:value="13.204800000000001" table:style-name="ce2">
            <text:p>13.20</text:p>
          </table:table-cell>
          <table:table-cell office:value-type="float" office:value="88.269416363239287" table:formula="of:=[space_new.$AH$7]" table:style-name="ce2">
            <text:p>88.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64+RRR128</text:p>
          </table:table-cell>
          <table:table-cell office:value-type="float" office:value="5.1380499999999998" table:style-name="ce2">
            <text:p>5.14</text:p>
          </table:table-cell>
          <table:table-cell office:value-type="float" office:value="5.7484999999999999" table:style-name="ce2">
            <text:p>5.75</text:p>
          </table:table-cell>
          <table:table-cell office:value-type="float" office:value="31.246230000000001" table:style-name="ce2">
            <text:p>31.25</text:p>
          </table:table-cell>
          <table:table-cell office:value-type="float" office:value="13.82911" table:style-name="ce2">
            <text:p>13.83</text:p>
          </table:table-cell>
          <table:table-cell office:value-type="float" office:value="86.810624992847437" table:formula="of:=[space_new.$AI$7]" table:style-name="ce2">
            <text:p>86.8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128+RG32</text:p>
          </table:table-cell>
          <table:table-cell office:value-type="float" office:value="5.0000099999999996" table:style-name="ce2">
            <text:p>5.00</text:p>
          </table:table-cell>
          <table:table-cell office:value-type="float" office:value="5.7184400000000002" table:style-name="ce2">
            <text:p>5.72</text:p>
          </table:table-cell>
          <table:table-cell office:value-type="float" office:value="23.996369999999999" table:style-name="ce2">
            <text:p>24.00</text:p>
          </table:table-cell>
          <table:table-cell office:value-type="float" office:value="11.42859" table:style-name="ce2">
            <text:p>11.43</text:p>
          </table:table-cell>
          <table:table-cell office:value-type="float" office:value="95.177472009658828" table:formula="of:=[space_new.$AJ$7]" table:style-name="ce2">
            <text:p>95.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128+RRR32</text:p>
          </table:table-cell>
          <table:table-cell office:value-type="float" office:value="5.0000999999999998" table:style-name="ce2">
            <text:p>5.00</text:p>
          </table:table-cell>
          <table:table-cell office:value-type="float" office:value="5.7486600000000001" table:style-name="ce2">
            <text:p>5.75</text:p>
          </table:table-cell>
          <table:table-cell office:value-type="float" office:value="28.34394" table:style-name="ce2">
            <text:p>28.34</text:p>
          </table:table-cell>
          <table:table-cell office:value-type="float" office:value="12.9717" table:style-name="ce2">
            <text:p>12.97</text:p>
          </table:table-cell>
          <table:table-cell office:value-type="float" office:value="90.856226642131816" table:formula="of:=[space_new.$AK$7]" table:style-name="ce2">
            <text:p>90.86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1">
            <text:p>t_Ψ128+RRR128+RRR64</text:p>
          </table:table-cell>
          <table:table-cell office:value-type="float" office:value="5.0015799999999997" table:style-name="ce2">
            <text:p>5.00</text:p>
          </table:table-cell>
          <table:table-cell office:value-type="float" office:value="5.7632500000000002" table:style-name="ce2">
            <text:p>5.76</text:p>
          </table:table-cell>
          <table:table-cell office:value-type="float" office:value="29.357959999999999" table:style-name="ce2">
            <text:p>29.36</text:p>
          </table:table-cell>
          <table:table-cell office:value-type="float" office:value="13.26515" table:style-name="ce2">
            <text:p>13.27</text:p>
          </table:table-cell>
          <table:table-cell office:value-type="float" office:value="87.942884573936468" table:formula="of:=[space_new.$AL$7]" table:style-name="ce2">
            <text:p>87.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_Ψ128+RRR128+RRR128</text:p>
          </table:table-cell>
          <table:table-cell office:value-type="float" office:value="5.0347999999999997" table:style-name="ce2">
            <text:p>5.03</text:p>
          </table:table-cell>
          <table:table-cell office:value-type="float" office:value="5.7294" table:style-name="ce2">
            <text:p>5.73</text:p>
          </table:table-cell>
          <table:table-cell office:value-type="float" office:value="31.6418" table:style-name="ce2">
            <text:p>31.64</text:p>
          </table:table-cell>
          <table:table-cell office:value-type="float" office:value="13.83501" table:style-name="ce2">
            <text:p>13.84</text:p>
          </table:table-cell>
          <table:table-cell office:value-type="float" office:value="86.484093203544631" table:formula="of:=[space_new.$AM$7]" table:style-name="ce2">
            <text:p>86.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G32+RG32</text:p>
          </table:table-cell>
          <table:table-cell office:value-type="float" office:value="14.04856" table:style-name="ce2">
            <text:p>14.05</text:p>
          </table:table-cell>
          <table:table-cell office:value-type="float" office:value="14.75633" table:style-name="ce2">
            <text:p>14.76</text:p>
          </table:table-cell>
          <table:table-cell office:value-type="float" office:value="32.39931" table:style-name="ce2">
            <text:p>32.40</text:p>
          </table:table-cell>
          <table:table-cell office:value-type="float" office:value="20.37135" table:style-name="ce2">
            <text:p>20.37</text:p>
          </table:table-cell>
          <table:table-cell office:value-type="float" office:value="105.20666268110276" table:formula="of:=[space_new.$AN$7]" table:style-name="ce2">
            <text:p>105.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G32+RRR32</text:p>
          </table:table-cell>
          <table:table-cell office:value-type="float" office:value="14.023" table:style-name="ce2">
            <text:p>14.02</text:p>
          </table:table-cell>
          <table:table-cell office:value-type="float" office:value="14.771369999999999" table:style-name="ce2">
            <text:p>14.77</text:p>
          </table:table-cell>
          <table:table-cell office:value-type="float" office:value="36.866340000000001" table:style-name="ce2">
            <text:p>36.87</text:p>
          </table:table-cell>
          <table:table-cell office:value-type="float" office:value="22.026859999999999" table:style-name="ce2">
            <text:p>22.03</text:p>
          </table:table-cell>
          <table:table-cell office:value-type="float" office:value="100.88541731357574" table:formula="of:=[space_new.$AO$7]" table:style-name="ce2">
            <text:p>100.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G32+RRR64</text:p>
          </table:table-cell>
          <table:table-cell office:value-type="float" office:value="14.21992" table:style-name="ce2">
            <text:p>14.22</text:p>
          </table:table-cell>
          <table:table-cell office:value-type="float" office:value="14.7615" table:style-name="ce2">
            <text:p>14.76</text:p>
          </table:table-cell>
          <table:table-cell office:value-type="float" office:value="37.932519999999997" table:style-name="ce2">
            <text:p>37.93</text:p>
          </table:table-cell>
          <table:table-cell office:value-type="float" office:value="22.374130000000001" table:style-name="ce2">
            <text:p>22.37</text:p>
          </table:table-cell>
          <table:table-cell office:value-type="float" office:value="97.972075245380395" table:formula="of:=[space_new.$AP$7]" table:style-name="ce2">
            <text:p>97.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G32+RRR128</text:p>
          </table:table-cell>
          <table:table-cell office:value-type="float" office:value="14.0336" table:style-name="ce2">
            <text:p>14.03</text:p>
          </table:table-cell>
          <table:table-cell office:value-type="float" office:value="14.76562" table:style-name="ce2">
            <text:p>14.77</text:p>
          </table:table-cell>
          <table:table-cell office:value-type="float" office:value="40.139479999999999" table:style-name="ce2">
            <text:p>40.14</text:p>
          </table:table-cell>
          <table:table-cell office:value-type="float" office:value="22.80781" table:style-name="ce2">
            <text:p>22.81</text:p>
          </table:table-cell>
          <table:table-cell office:value-type="float" office:value="96.513283874988559" table:formula="of:=[space_new.$AQ$7]" table:style-name="ce2">
            <text:p>96.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32+RG32</text:p>
          </table:table-cell>
          <table:table-cell office:value-type="float" office:value="14.000719999999999" table:style-name="ce2">
            <text:p>14.00</text:p>
          </table:table-cell>
          <table:table-cell office:value-type="float" office:value="14.731949999999999" table:style-name="ce2">
            <text:p>14.73</text:p>
          </table:table-cell>
          <table:table-cell office:value-type="float" office:value="32.728529999999999" table:style-name="ce2">
            <text:p>32.73</text:p>
          </table:table-cell>
          <table:table-cell office:value-type="float" office:value="20.42005" table:style-name="ce2">
            <text:p>20.42</text:p>
          </table:table-cell>
          <table:table-cell office:value-type="float" office:value="94.859421565532685" table:formula="of:=[space_new.$AR$7]" table:style-name="ce2">
            <text:p>94.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32+RRR32</text:p>
          </table:table-cell>
          <table:table-cell office:value-type="float" office:value="13.99438" table:style-name="ce2">
            <text:p>13.99</text:p>
          </table:table-cell>
          <table:table-cell office:value-type="float" office:value="14.73583" table:style-name="ce2">
            <text:p>14.74</text:p>
          </table:table-cell>
          <table:table-cell office:value-type="float" office:value="36.81223" table:style-name="ce2">
            <text:p>36.81</text:p>
          </table:table-cell>
          <table:table-cell office:value-type="float" office:value="21.96489" table:style-name="ce2">
            <text:p>21.96</text:p>
          </table:table-cell>
          <table:table-cell office:value-type="float" office:value="90.538176198005687" table:formula="of:=[space_new.$AS$7]" table:style-name="ce2">
            <text:p>90.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32+RRR64</text:p>
          </table:table-cell>
          <table:table-cell office:value-type="float" office:value="14.03213" table:style-name="ce2">
            <text:p>14.03</text:p>
          </table:table-cell>
          <table:table-cell office:value-type="float" office:value="14.764250000000001" table:style-name="ce2">
            <text:p>14.76</text:p>
          </table:table-cell>
          <table:table-cell office:value-type="float" office:value="37.901499999999999" table:style-name="ce2">
            <text:p>37.90</text:p>
          </table:table-cell>
          <table:table-cell office:value-type="float" office:value="22.247160000000001" table:style-name="ce2">
            <text:p>22.25</text:p>
          </table:table-cell>
          <table:table-cell office:value-type="float" office:value="87.624834129810324" table:formula="of:=[space_new.$AT$7]" table:style-name="ce2">
            <text:p>87.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32+RRR128</text:p>
          </table:table-cell>
          <table:table-cell office:value-type="float" office:value="14.085509999999999" table:style-name="ce2">
            <text:p>14.09</text:p>
          </table:table-cell>
          <table:table-cell office:value-type="float" office:value="14.740259999999999" table:style-name="ce2">
            <text:p>14.74</text:p>
          </table:table-cell>
          <table:table-cell office:value-type="float" office:value="40.104819999999997" table:style-name="ce2">
            <text:p>40.10</text:p>
          </table:table-cell>
          <table:table-cell office:value-type="float" office:value="22.773620000000001" table:style-name="ce2">
            <text:p>22.77</text:p>
          </table:table-cell>
          <table:table-cell office:value-type="float" office:value="86.166042759418488" table:formula="of:=[space_new.$AU$7]" table:style-name="ce2">
            <text:p>86.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64+RG32</text:p>
          </table:table-cell>
          <table:table-cell office:value-type="float" office:value="14.0182" table:style-name="ce2">
            <text:p>14.02</text:p>
          </table:table-cell>
          <table:table-cell office:value-type="float" office:value="14.75928" table:style-name="ce2">
            <text:p>14.76</text:p>
          </table:table-cell>
          <table:table-cell office:value-type="float" office:value="32.749220000000001" table:style-name="ce2">
            <text:p>32.75</text:p>
          </table:table-cell>
          <table:table-cell office:value-type="float" office:value="20.432500000000001" table:style-name="ce2">
            <text:p>20.43</text:p>
          </table:table-cell>
          <table:table-cell office:value-type="float" office:value="94.18939529657365" table:formula="of:=[space_new.$AV$7]" table:style-name="ce2">
            <text:p>94.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64+RRR32</text:p>
          </table:table-cell>
          <table:table-cell office:value-type="float" office:value="14.01056" table:style-name="ce2">
            <text:p>14.01</text:p>
          </table:table-cell>
          <table:table-cell office:value-type="float" office:value="14.815569999999999" table:style-name="ce2">
            <text:p>14.82</text:p>
          </table:table-cell>
          <table:table-cell office:value-type="float" office:value="37.026809999999998" table:style-name="ce2">
            <text:p>37.03</text:p>
          </table:table-cell>
          <table:table-cell office:value-type="float" office:value="21.992439999999998" table:style-name="ce2">
            <text:p>21.99</text:p>
          </table:table-cell>
          <table:table-cell office:value-type="float" office:value="89.868149929046638" table:formula="of:=[space_new.$AW$7]" table:style-name="ce2">
            <text:p>89.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64+RRR64</text:p>
          </table:table-cell>
          <table:table-cell office:value-type="float" office:value="14.014900000000001" table:style-name="ce2">
            <text:p>14.01</text:p>
          </table:table-cell>
          <table:table-cell office:value-type="float" office:value="14.769590000000001" table:style-name="ce2">
            <text:p>14.77</text:p>
          </table:table-cell>
          <table:table-cell office:value-type="float" office:value="38.08623" table:style-name="ce2">
            <text:p>38.09</text:p>
          </table:table-cell>
          <table:table-cell office:value-type="float" office:value="22.25761" table:style-name="ce2">
            <text:p>22.26</text:p>
          </table:table-cell>
          <table:table-cell office:value-type="float" office:value="86.95480786085129" table:formula="of:=[space_new.$AX$7]" table:style-name="ce2">
            <text:p>86.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64+RRR128</text:p>
          </table:table-cell>
          <table:table-cell office:value-type="float" office:value="14.037839999999999" table:style-name="ce2">
            <text:p>14.04</text:p>
          </table:table-cell>
          <table:table-cell office:value-type="float" office:value="14.779450000000001" table:style-name="ce2">
            <text:p>14.78</text:p>
          </table:table-cell>
          <table:table-cell office:value-type="float" office:value="40.713639999999998" table:style-name="ce2">
            <text:p>40.71</text:p>
          </table:table-cell>
          <table:table-cell office:value-type="float" office:value="23.234549999999999" table:style-name="ce2">
            <text:p>23.23</text:p>
          </table:table-cell>
          <table:table-cell office:value-type="float" office:value="85.496016490459454" table:formula="of:=[space_new.$AY$7]" table:style-name="ce2">
            <text:p>85.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128+RG32</text:p>
          </table:table-cell>
          <table:table-cell office:value-type="float" office:value="14.2249" table:style-name="ce2">
            <text:p>14.22</text:p>
          </table:table-cell>
          <table:table-cell office:value-type="float" office:value="14.85604" table:style-name="ce2">
            <text:p>14.86</text:p>
          </table:table-cell>
          <table:table-cell office:value-type="float" office:value="33.12847" table:style-name="ce2">
            <text:p>33.13</text:p>
          </table:table-cell>
          <table:table-cell office:value-type="float" office:value="21.518329999999999" table:style-name="ce2">
            <text:p>21.52</text:p>
          </table:table-cell>
          <table:table-cell office:value-type="float" office:value="93.862863507270816" table:formula="of:=[space_new.$AZ$7]" table:style-name="ce2">
            <text:p>93.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128+RRR32</text:p>
          </table:table-cell>
          <table:table-cell office:value-type="float" office:value="14.018319999999999" table:style-name="ce2">
            <text:p>14.02</text:p>
          </table:table-cell>
          <table:table-cell office:value-type="float" office:value="14.80926" table:style-name="ce2">
            <text:p>14.81</text:p>
          </table:table-cell>
          <table:table-cell office:value-type="float" office:value="37.357750000000003" table:style-name="ce2">
            <text:p>37.36</text:p>
          </table:table-cell>
          <table:table-cell office:value-type="float" office:value="22.029779999999999" table:style-name="ce2">
            <text:p>22.03</text:p>
          </table:table-cell>
          <table:table-cell office:value-type="float" office:value="89.541618139743804" table:formula="of:=[space_new.$BA$7]" table:style-name="ce2">
            <text:p>89.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128+RRR64</text:p>
          </table:table-cell>
          <table:table-cell office:value-type="float" office:value="14.056179999999999" table:style-name="ce2">
            <text:p>14.06</text:p>
          </table:table-cell>
          <table:table-cell office:value-type="float" office:value="14.813750000000001" table:style-name="ce2">
            <text:p>14.81</text:p>
          </table:table-cell>
          <table:table-cell office:value-type="float" office:value="38.488869999999999" table:style-name="ce2">
            <text:p>38.49</text:p>
          </table:table-cell>
          <table:table-cell office:value-type="float" office:value="22.296510000000001" table:style-name="ce2">
            <text:p>22.30</text:p>
          </table:table-cell>
          <table:table-cell office:value-type="float" office:value="86.62827607154847" table:formula="of:=[space_new.$BB$7]" table:style-name="ce2">
            <text:p>86.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Ψ512+RRR128+RRR128</text:p>
          </table:table-cell>
          <table:table-cell office:value-type="float" office:value="14.012" table:style-name="ce2">
            <text:p>14.01</text:p>
          </table:table-cell>
          <table:table-cell office:value-type="float" office:value="14.808630000000001" table:style-name="ce2">
            <text:p>14.81</text:p>
          </table:table-cell>
          <table:table-cell office:value-type="float" office:value="40.623989999999999" table:style-name="ce2">
            <text:p>40.62</text:p>
          </table:table-cell>
          <table:table-cell office:value-type="float" office:value="22.830629999999999" table:style-name="ce2">
            <text:p>22.83</text:p>
          </table:table-cell>
          <table:table-cell office:value-type="float" office:value="85.16948470115662" table:formula="of:=[space_new.$BC$7]" table:style-name="ce2">
            <text:p>85.17</text:p>
          </table:table-cell>
          <table:table-cell table:number-columns-repeated="16378"/>
        </table:table-row>
        <table:table-row table:number-rows-repeated="1048527" table:style-name="ro1">
          <table:table-cell table:number-columns-repeated="16384"/>
        </table:table-row>
      </table:table>
      <table:table table:name="xy_new" table:style-name="ta2">
        <table:table-column table:style-name="co25" table:default-cell-style-name="ce1"/>
        <table:table-column table:style-name="co10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config</text:p>
          </table:table-cell>
          <table:table-cell office:value-type="string" table:style-name="ce1">
            <text:p>XCTR&amp;1X-to-Y</text:p>
          </table:table-cell>
          <table:table-cell office:value-type="string" table:style-name="ce1">
            <text:p>XCTR&amp;1X_{L}-to-Y</text:p>
          </table:table-cell>
          <table:table-cell office:value-type="string" table:style-name="ce1">
            <text:p>XCTR&amp;1X-to-Y_{L}</text:p>
          </table:table-cell>
          <table:table-cell office:value-type="string" table:style-name="ce1">
            <text:p>XCTR&amp;1X_{L}-to-Y_{L}</text:p>
          </table:table-cell>
          <table:table-cell office:value-type="string" table:style-name="ce1">
            <text:p>XCTR&amp;1X_{T}-to-Y</text:p>
          </table:table-cell>
          <table:table-cell office:value-type="string" table:style-name="ce1">
            <text:p>XCTR&amp;1X_{LT}-to-Y</text:p>
          </table:table-cell>
          <table:table-cell office:value-type="string" table:style-name="ce1">
            <text:p>XCTR&amp;1X_{T}-to-Y_{L}</text:p>
          </table:table-cell>
          <table:table-cell office:value-type="string" table:style-name="ce1">
            <text:p>XCTR&amp;1X_{LT}-to-Y_{L}</text:p>
          </table:table-cell>
          <table:table-cell office:value-type="string" table:style-name="ce1">
            <text:p>XCTR&amp;1X-to-Y_{T}</text:p>
          </table:table-cell>
          <table:table-cell office:value-type="string" table:style-name="ce1">
            <text:p>XCTR&amp;1X_{L}-to-Y_{T}</text:p>
          </table:table-cell>
          <table:table-cell office:value-type="string" table:style-name="ce1">
            <text:p>XCTR&amp;1X-to-Y_{LT}</text:p>
          </table:table-cell>
          <table:table-cell office:value-type="string" table:style-name="ce1">
            <text:p>XCTR&amp;1X_{L}-to-Y_{LT}</text:p>
          </table:table-cell>
          <table:table-cell office:value-type="string" table:style-name="ce1">
            <text:p>XCTR&amp;1X_{T}-to-Y_{T}</text:p>
          </table:table-cell>
          <table:table-cell office:value-type="string" table:style-name="ce1">
            <text:p>XCTR&amp;1X_{LT}-to-Y_{T}</text:p>
          </table:table-cell>
          <table:table-cell office:value-type="string" table:style-name="ce1">
            <text:p>XCTR&amp;1X_{T}-to-Y_{LT}</text:p>
          </table:table-cell>
          <table:table-cell office:value-type="string" table:style-name="ce1">
            <text:p>XCTR&amp;1X_{LT}-to-Y_{LT}</text:p>
          </table:table-cell>
          <table:table-cell office:value-type="string" table:style-name="ce2">
            <text:p>spac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G32+RG32</text:p>
          </table:table-cell>
          <table:table-cell office:value-type="float" office:value="5.0470699999999997" table:style-name="ce2">
            <text:p>5.05</text:p>
          </table:table-cell>
          <table:table-cell office:value-type="float" office:value="8.0113400000000006" table:style-name="ce2">
            <text:p>8.01</text:p>
          </table:table-cell>
          <table:table-cell office:value-type="float" office:value="6.0681200000000004" table:style-name="ce2">
            <text:p>6.07</text:p>
          </table:table-cell>
          <table:table-cell office:value-type="float" office:value="12.150600000000001" table:style-name="ce2">
            <text:p>12.15</text:p>
          </table:table-cell>
          <table:table-cell office:value-type="float" office:value="15.24464" table:style-name="ce2">
            <text:p>15.24</text:p>
          </table:table-cell>
          <table:table-cell office:value-type="float" office:value="12.323230000000001" table:style-name="ce2">
            <text:p>12.32</text:p>
          </table:table-cell>
          <table:table-cell office:value-type="float" office:value="19.48404" table:style-name="ce2">
            <text:p>19.48</text:p>
          </table:table-cell>
          <table:table-cell office:value-type="float" office:value="16.025950000000002" table:style-name="ce2">
            <text:p>16.03</text:p>
          </table:table-cell>
          <table:table-cell office:value-type="float" office:value="13.78218" table:style-name="ce2">
            <text:p>13.78</text:p>
          </table:table-cell>
          <table:table-cell office:value-type="float" office:value="19.38841" table:style-name="ce2">
            <text:p>19.39</text:p>
          </table:table-cell>
          <table:table-cell office:value-type="float" office:value="10.390560000000001" table:style-name="ce2">
            <text:p>10.39</text:p>
          </table:table-cell>
          <table:table-cell office:value-type="float" office:value="16.598680000000002" table:style-name="ce2">
            <text:p>16.60</text:p>
          </table:table-cell>
          <table:table-cell office:value-type="float" office:value="22.325959999999998" table:style-name="ce2">
            <text:p>22.33</text:p>
          </table:table-cell>
          <table:table-cell office:value-type="float" office:value="18.56015" table:style-name="ce2">
            <text:p>18.56</text:p>
          </table:table-cell>
          <table:table-cell office:value-type="float" office:value="21.43188" table:style-name="ce2">
            <text:p>21.43</text:p>
          </table:table-cell>
          <table:table-cell office:value-type="float" office:value="17.874759999999998" table:style-name="ce2">
            <text:p>17.87</text:p>
          </table:table-cell>
          <table:table-cell office:value-type="float" office:value="111.73305779457093" table:formula="of:=[space_new.$H$7]" table:style-name="ce2">
            <text:p>111.7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G32+RRR32</text:p>
          </table:table-cell>
          <table:table-cell office:value-type="float" office:value="5.0445000000000002" table:style-name="ce2">
            <text:p>5.04</text:p>
          </table:table-cell>
          <table:table-cell office:value-type="float" office:value="7.9968899999999996" table:style-name="ce2">
            <text:p>8.00</text:p>
          </table:table-cell>
          <table:table-cell office:value-type="float" office:value="6.07057" table:style-name="ce2">
            <text:p>6.07</text:p>
          </table:table-cell>
          <table:table-cell office:value-type="float" office:value="12.13175" table:style-name="ce2">
            <text:p>12.13</text:p>
          </table:table-cell>
          <table:table-cell office:value-type="float" office:value="16.254940000000001" table:style-name="ce2">
            <text:p>16.25</text:p>
          </table:table-cell>
          <table:table-cell office:value-type="float" office:value="13.12754" table:style-name="ce2">
            <text:p>13.13</text:p>
          </table:table-cell>
          <table:table-cell office:value-type="float" office:value="21.801639999999999" table:style-name="ce2">
            <text:p>21.80</text:p>
          </table:table-cell>
          <table:table-cell office:value-type="float" office:value="18.012070000000001" table:style-name="ce2">
            <text:p>18.01</text:p>
          </table:table-cell>
          <table:table-cell office:value-type="float" office:value="14.943949999999999" table:style-name="ce2">
            <text:p>14.94</text:p>
          </table:table-cell>
          <table:table-cell office:value-type="float" office:value="20.42362" table:style-name="ce2">
            <text:p>20.42</text:p>
          </table:table-cell>
          <table:table-cell office:value-type="float" office:value="11.26046" table:style-name="ce2">
            <text:p>11.26</text:p>
          </table:table-cell>
          <table:table-cell office:value-type="float" office:value="17.593489999999999" table:style-name="ce2">
            <text:p>17.59</text:p>
          </table:table-cell>
          <table:table-cell office:value-type="float" office:value="25.25938" table:style-name="ce2">
            <text:p>25.26</text:p>
          </table:table-cell>
          <table:table-cell office:value-type="float" office:value="21.127510000000001" table:style-name="ce2">
            <text:p>21.13</text:p>
          </table:table-cell>
          <table:table-cell office:value-type="float" office:value="24.29768" table:style-name="ce2">
            <text:p>24.30</text:p>
          </table:table-cell>
          <table:table-cell office:value-type="float" office:value="20.37013" table:style-name="ce2">
            <text:p>20.37</text:p>
          </table:table-cell>
          <table:table-cell office:value-type="float" office:value="107.41181242704391" table:formula="of:=[space_new.$I$7]" table:style-name="ce2">
            <text:p>107.4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G32+RRR64</text:p>
          </table:table-cell>
          <table:table-cell office:value-type="float" office:value="5.0890000000000004" table:style-name="ce2">
            <text:p>5.09</text:p>
          </table:table-cell>
          <table:table-cell office:value-type="float" office:value="7.9848299999999997" table:style-name="ce2">
            <text:p>7.98</text:p>
          </table:table-cell>
          <table:table-cell office:value-type="float" office:value="6.0285299999999999" table:style-name="ce2">
            <text:p>6.03</text:p>
          </table:table-cell>
          <table:table-cell office:value-type="float" office:value="12.237450000000001" table:style-name="ce2">
            <text:p>12.24</text:p>
          </table:table-cell>
          <table:table-cell office:value-type="float" office:value="16.46808" table:style-name="ce2">
            <text:p>16.47</text:p>
          </table:table-cell>
          <table:table-cell office:value-type="float" office:value="13.29998" table:style-name="ce2">
            <text:p>13.30</text:p>
          </table:table-cell>
          <table:table-cell office:value-type="float" office:value="22.566120000000002" table:style-name="ce2">
            <text:p>22.57</text:p>
          </table:table-cell>
          <table:table-cell office:value-type="float" office:value="18.679369999999999" table:style-name="ce2">
            <text:p>18.68</text:p>
          </table:table-cell>
          <table:table-cell office:value-type="float" office:value="15.27558" table:style-name="ce2">
            <text:p>15.28</text:p>
          </table:table-cell>
          <table:table-cell office:value-type="float" office:value="20.693280000000001" table:style-name="ce2">
            <text:p>20.69</text:p>
          </table:table-cell>
          <table:table-cell office:value-type="float" office:value="11.52319" table:style-name="ce2">
            <text:p>11.52</text:p>
          </table:table-cell>
          <table:table-cell office:value-type="float" office:value="17.80049" table:style-name="ce2">
            <text:p>17.80</text:p>
          </table:table-cell>
          <table:table-cell office:value-type="float" office:value="26.20871" table:style-name="ce2">
            <text:p>26.21</text:p>
          </table:table-cell>
          <table:table-cell office:value-type="float" office:value="21.911729999999999" table:style-name="ce2">
            <text:p>21.91</text:p>
          </table:table-cell>
          <table:table-cell office:value-type="float" office:value="25.186209999999999" table:style-name="ce2">
            <text:p>25.19</text:p>
          </table:table-cell>
          <table:table-cell office:value-type="float" office:value="21.126609999999999" table:style-name="ce2">
            <text:p>21.13</text:p>
          </table:table-cell>
          <table:table-cell office:value-type="float" office:value="104.49847035884858" table:formula="of:=[space_new.$J$7]" table:style-name="ce2">
            <text:p>104.5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G32+RRR128</text:p>
          </table:table-cell>
          <table:table-cell office:value-type="float" office:value="5.1367900000000004" table:style-name="ce2">
            <text:p>5.14</text:p>
          </table:table-cell>
          <table:table-cell office:value-type="float" office:value="8.0519599999999993" table:style-name="ce2">
            <text:p>8.05</text:p>
          </table:table-cell>
          <table:table-cell office:value-type="float" office:value="6.0877499999999998" table:style-name="ce2">
            <text:p>6.09</text:p>
          </table:table-cell>
          <table:table-cell office:value-type="float" office:value="12.15546" table:style-name="ce2">
            <text:p>12.16</text:p>
          </table:table-cell>
          <table:table-cell office:value-type="float" office:value="16.979749999999999" table:style-name="ce2">
            <text:p>16.98</text:p>
          </table:table-cell>
          <table:table-cell office:value-type="float" office:value="13.62689" table:style-name="ce2">
            <text:p>13.63</text:p>
          </table:table-cell>
          <table:table-cell office:value-type="float" office:value="24.504650000000002" table:style-name="ce2">
            <text:p>24.50</text:p>
          </table:table-cell>
          <table:table-cell office:value-type="float" office:value="20.29055" table:style-name="ce2">
            <text:p>20.29</text:p>
          </table:table-cell>
          <table:table-cell office:value-type="float" office:value="15.80461" table:style-name="ce2">
            <text:p>15.80</text:p>
          </table:table-cell>
          <table:table-cell office:value-type="float" office:value="21.174469999999999" table:style-name="ce2">
            <text:p>21.17</text:p>
          </table:table-cell>
          <table:table-cell office:value-type="float" office:value="11.826180000000001" table:style-name="ce2">
            <text:p>11.83</text:p>
          </table:table-cell>
          <table:table-cell office:value-type="float" office:value="18.11026" table:style-name="ce2">
            <text:p>18.11</text:p>
          </table:table-cell>
          <table:table-cell office:value-type="float" office:value="28.30752" table:style-name="ce2">
            <text:p>28.31</text:p>
          </table:table-cell>
          <table:table-cell office:value-type="float" office:value="23.637070000000001" table:style-name="ce2">
            <text:p>23.64</text:p>
          </table:table-cell>
          <table:table-cell office:value-type="float" office:value="27.233799999999999" table:style-name="ce2">
            <text:p>27.23</text:p>
          </table:table-cell>
          <table:table-cell office:value-type="float" office:value="22.872640000000001" table:style-name="ce2">
            <text:p>22.87</text:p>
          </table:table-cell>
          <table:table-cell office:value-type="float" office:value="103.03967898845673" table:formula="of:=[space_new.$K$7]" table:style-name="ce2">
            <text:p>103.0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32+RG32</text:p>
          </table:table-cell>
          <table:table-cell office:value-type="float" office:value="5.0380799999999999" table:style-name="ce2">
            <text:p>5.04</text:p>
          </table:table-cell>
          <table:table-cell office:value-type="float" office:value="7.76647" table:style-name="ce2">
            <text:p>7.77</text:p>
          </table:table-cell>
          <table:table-cell office:value-type="float" office:value="6.1099600000000001" table:style-name="ce2">
            <text:p>6.11</text:p>
          </table:table-cell>
          <table:table-cell office:value-type="float" office:value="14.218400000000001" table:style-name="ce2">
            <text:p>14.22</text:p>
          </table:table-cell>
          <table:table-cell office:value-type="float" office:value="15.455690000000001" table:style-name="ce2">
            <text:p>15.46</text:p>
          </table:table-cell>
          <table:table-cell office:value-type="float" office:value="12.41277" table:style-name="ce2">
            <text:p>12.41</text:p>
          </table:table-cell>
          <table:table-cell office:value-type="float" office:value="20.9224" table:style-name="ce2">
            <text:p>20.92</text:p>
          </table:table-cell>
          <table:table-cell office:value-type="float" office:value="17.22447" table:style-name="ce2">
            <text:p>17.22</text:p>
          </table:table-cell>
          <table:table-cell office:value-type="float" office:value="14.041270000000001" table:style-name="ce2">
            <text:p>14.04</text:p>
          </table:table-cell>
          <table:table-cell office:value-type="float" office:value="21.85539" table:style-name="ce2">
            <text:p>21.86</text:p>
          </table:table-cell>
          <table:table-cell office:value-type="float" office:value="10.48795" table:style-name="ce2">
            <text:p>10.49</text:p>
          </table:table-cell>
          <table:table-cell office:value-type="float" office:value="18.998529999999999" table:style-name="ce2">
            <text:p>19.00</text:p>
          </table:table-cell>
          <table:table-cell office:value-type="float" office:value="23.89592" table:style-name="ce2">
            <text:p>23.90</text:p>
          </table:table-cell>
          <table:table-cell office:value-type="float" office:value="19.87968" table:style-name="ce2">
            <text:p>19.88</text:p>
          </table:table-cell>
          <table:table-cell office:value-type="float" office:value="22.916640000000001" table:style-name="ce2">
            <text:p>22.92</text:p>
          </table:table-cell>
          <table:table-cell office:value-type="float" office:value="19.143039999999999" table:style-name="ce2">
            <text:p>19.14</text:p>
          </table:table-cell>
          <table:table-cell office:value-type="float" office:value="101.38581667900087" table:formula="of:=[space_new.$L$7]" table:style-name="ce2">
            <text:p>101.3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32+RRR32</text:p>
          </table:table-cell>
          <table:table-cell office:value-type="float" office:value="5.0450600000000003" table:style-name="ce2">
            <text:p>5.05</text:p>
          </table:table-cell>
          <table:table-cell office:value-type="float" office:value="7.7755200000000002" table:style-name="ce2">
            <text:p>7.78</text:p>
          </table:table-cell>
          <table:table-cell office:value-type="float" office:value="6.0732799999999996" table:style-name="ce2">
            <text:p>6.07</text:p>
          </table:table-cell>
          <table:table-cell office:value-type="float" office:value="14.266209999999999" table:style-name="ce2">
            <text:p>14.27</text:p>
          </table:table-cell>
          <table:table-cell office:value-type="float" office:value="16.308309999999999" table:style-name="ce2">
            <text:p>16.31</text:p>
          </table:table-cell>
          <table:table-cell office:value-type="float" office:value="13.18477" table:style-name="ce2">
            <text:p>13.18</text:p>
          </table:table-cell>
          <table:table-cell office:value-type="float" office:value="23.069849999999999" table:style-name="ce2">
            <text:p>23.07</text:p>
          </table:table-cell>
          <table:table-cell office:value-type="float" office:value="19.084499999999998" table:style-name="ce2">
            <text:p>19.08</text:p>
          </table:table-cell>
          <table:table-cell office:value-type="float" office:value="15.08766" table:style-name="ce2">
            <text:p>15.09</text:p>
          </table:table-cell>
          <table:table-cell office:value-type="float" office:value="22.8748" table:style-name="ce2">
            <text:p>22.87</text:p>
          </table:table-cell>
          <table:table-cell office:value-type="float" office:value="11.31752" table:style-name="ce2">
            <text:p>11.32</text:p>
          </table:table-cell>
          <table:table-cell office:value-type="float" office:value="19.92164" table:style-name="ce2">
            <text:p>19.92</text:p>
          </table:table-cell>
          <table:table-cell office:value-type="float" office:value="26.66893" table:style-name="ce2">
            <text:p>26.67</text:p>
          </table:table-cell>
          <table:table-cell office:value-type="float" office:value="22.28856" table:style-name="ce2">
            <text:p>22.29</text:p>
          </table:table-cell>
          <table:table-cell office:value-type="float" office:value="25.60981" table:style-name="ce2">
            <text:p>25.61</text:p>
          </table:table-cell>
          <table:table-cell office:value-type="float" office:value="21.525950000000002" table:style-name="ce2">
            <text:p>21.53</text:p>
          </table:table-cell>
          <table:table-cell office:value-type="float" office:value="97.064571311473856" table:formula="of:=[space_new.$M$7]" table:style-name="ce2">
            <text:p>97.0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32+RRR64</text:p>
          </table:table-cell>
          <table:table-cell office:value-type="float" office:value="5.0608899999999997" table:style-name="ce2">
            <text:p>5.06</text:p>
          </table:table-cell>
          <table:table-cell office:value-type="float" office:value="7.7915099999999997" table:style-name="ce2">
            <text:p>7.79</text:p>
          </table:table-cell>
          <table:table-cell office:value-type="float" office:value="6.1155999999999997" table:style-name="ce2">
            <text:p>6.12</text:p>
          </table:table-cell>
          <table:table-cell office:value-type="float" office:value="14.23732" table:style-name="ce2">
            <text:p>14.24</text:p>
          </table:table-cell>
          <table:table-cell office:value-type="float" office:value="16.726520000000001" table:style-name="ce2">
            <text:p>16.73</text:p>
          </table:table-cell>
          <table:table-cell office:value-type="float" office:value="13.42623" table:style-name="ce2">
            <text:p>13.43</text:p>
          </table:table-cell>
          <table:table-cell office:value-type="float" office:value="24.309419999999999" table:style-name="ce2">
            <text:p>24.31</text:p>
          </table:table-cell>
          <table:table-cell office:value-type="float" office:value="20.060669999999998" table:style-name="ce2">
            <text:p>20.06</text:p>
          </table:table-cell>
          <table:table-cell office:value-type="float" office:value="15.564159999999999" table:style-name="ce2">
            <text:p>15.56</text:p>
          </table:table-cell>
          <table:table-cell office:value-type="float" office:value="23.809349999999998" table:style-name="ce2">
            <text:p>23.81</text:p>
          </table:table-cell>
          <table:table-cell office:value-type="float" office:value="11.61431" table:style-name="ce2">
            <text:p>11.61</text:p>
          </table:table-cell>
          <table:table-cell office:value-type="float" office:value="20.693989999999999" table:style-name="ce2">
            <text:p>20.69</text:p>
          </table:table-cell>
          <table:table-cell office:value-type="float" office:value="28.082650000000001" table:style-name="ce2">
            <text:p>28.08</text:p>
          </table:table-cell>
          <table:table-cell office:value-type="float" office:value="23.443739999999998" table:style-name="ce2">
            <text:p>23.44</text:p>
          </table:table-cell>
          <table:table-cell office:value-type="float" office:value="27.04175" table:style-name="ce2">
            <text:p>27.04</text:p>
          </table:table-cell>
          <table:table-cell office:value-type="float" office:value="22.664999999999999" table:style-name="ce2">
            <text:p>22.67</text:p>
          </table:table-cell>
          <table:table-cell office:value-type="float" office:value="94.151229243278507" table:formula="of:=[space_new.$N$7]" table:style-name="ce2">
            <text:p>94.1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32+RRR128</text:p>
          </table:table-cell>
          <table:table-cell office:value-type="float" office:value="5.04793" table:style-name="ce2">
            <text:p>5.05</text:p>
          </table:table-cell>
          <table:table-cell office:value-type="float" office:value="7.7880200000000004" table:style-name="ce2">
            <text:p>7.79</text:p>
          </table:table-cell>
          <table:table-cell office:value-type="float" office:value="6.0672100000000002" table:style-name="ce2">
            <text:p>6.07</text:p>
          </table:table-cell>
          <table:table-cell office:value-type="float" office:value="14.23499" table:style-name="ce2">
            <text:p>14.23</text:p>
          </table:table-cell>
          <table:table-cell office:value-type="float" office:value="16.936990000000002" table:style-name="ce2">
            <text:p>16.94</text:p>
          </table:table-cell>
          <table:table-cell office:value-type="float" office:value="13.554080000000001" table:style-name="ce2">
            <text:p>13.55</text:p>
          </table:table-cell>
          <table:table-cell office:value-type="float" office:value="25.579059999999998" table:style-name="ce2">
            <text:p>25.58</text:p>
          </table:table-cell>
          <table:table-cell office:value-type="float" office:value="21.18216" table:style-name="ce2">
            <text:p>21.18</text:p>
          </table:table-cell>
          <table:table-cell office:value-type="float" office:value="15.838369999999999" table:style-name="ce2">
            <text:p>15.84</text:p>
          </table:table-cell>
          <table:table-cell office:value-type="float" office:value="23.5519" table:style-name="ce2">
            <text:p>23.55</text:p>
          </table:table-cell>
          <table:table-cell office:value-type="float" office:value="11.7859" table:style-name="ce2">
            <text:p>11.79</text:p>
          </table:table-cell>
          <table:table-cell office:value-type="float" office:value="20.377949999999998" table:style-name="ce2">
            <text:p>20.38</text:p>
          </table:table-cell>
          <table:table-cell office:value-type="float" office:value="29.5243" table:style-name="ce2">
            <text:p>29.52</text:p>
          </table:table-cell>
          <table:table-cell office:value-type="float" office:value="24.641770000000001" table:style-name="ce2">
            <text:p>24.64</text:p>
          </table:table-cell>
          <table:table-cell office:value-type="float" office:value="28.440650000000002" table:style-name="ce2">
            <text:p>28.44</text:p>
          </table:table-cell>
          <table:table-cell office:value-type="float" office:value="24.7957" table:style-name="ce2">
            <text:p>24.80</text:p>
          </table:table-cell>
          <table:table-cell office:value-type="float" office:value="92.692437872886671" table:formula="of:=[space_new.$O$7]" table:style-name="ce2">
            <text:p>92.6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64+RG32</text:p>
          </table:table-cell>
          <table:table-cell office:value-type="float" office:value="5.0863699999999996" table:style-name="ce2">
            <text:p>5.09</text:p>
          </table:table-cell>
          <table:table-cell office:value-type="float" office:value="7.8827199999999999" table:style-name="ce2">
            <text:p>7.88</text:p>
          </table:table-cell>
          <table:table-cell office:value-type="float" office:value="6.1154900000000003" table:style-name="ce2">
            <text:p>6.12</text:p>
          </table:table-cell>
          <table:table-cell office:value-type="float" office:value="15.63734" table:style-name="ce2">
            <text:p>15.64</text:p>
          </table:table-cell>
          <table:table-cell office:value-type="float" office:value="15.81284" table:style-name="ce2">
            <text:p>15.81</text:p>
          </table:table-cell>
          <table:table-cell office:value-type="float" office:value="12.51581" table:style-name="ce2">
            <text:p>12.52</text:p>
          </table:table-cell>
          <table:table-cell office:value-type="float" office:value="21.984839999999998" table:style-name="ce2">
            <text:p>21.98</text:p>
          </table:table-cell>
          <table:table-cell office:value-type="float" office:value="17.898910000000001" table:style-name="ce2">
            <text:p>17.90</text:p>
          </table:table-cell>
          <table:table-cell office:value-type="float" office:value="14.22279" table:style-name="ce2">
            <text:p>14.22</text:p>
          </table:table-cell>
          <table:table-cell office:value-type="float" office:value="23.37595" table:style-name="ce2">
            <text:p>23.38</text:p>
          </table:table-cell>
          <table:table-cell office:value-type="float" office:value="10.487830000000001" table:style-name="ce2">
            <text:p>10.49</text:p>
          </table:table-cell>
          <table:table-cell office:value-type="float" office:value="20.400600000000001" table:style-name="ce2">
            <text:p>20.40</text:p>
          </table:table-cell>
          <table:table-cell office:value-type="float" office:value="25.025279999999999" table:style-name="ce2">
            <text:p>25.03</text:p>
          </table:table-cell>
          <table:table-cell office:value-type="float" office:value="20.65681" table:style-name="ce2">
            <text:p>20.66</text:p>
          </table:table-cell>
          <table:table-cell office:value-type="float" office:value="23.97814" table:style-name="ce2">
            <text:p>23.98</text:p>
          </table:table-cell>
          <table:table-cell office:value-type="float" office:value="19.863710000000001" table:style-name="ce2">
            <text:p>19.86</text:p>
          </table:table-cell>
          <table:table-cell office:value-type="float" office:value="100.71579041004182" table:formula="of:=[space_new.$P$7]" table:style-name="ce2">
            <text:p>100.7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64+RRR32</text:p>
          </table:table-cell>
          <table:table-cell office:value-type="float" office:value="5.1164199999999997" table:style-name="ce2">
            <text:p>5.12</text:p>
          </table:table-cell>
          <table:table-cell office:value-type="float" office:value="7.8859700000000004" table:style-name="ce2">
            <text:p>7.89</text:p>
          </table:table-cell>
          <table:table-cell office:value-type="float" office:value="6.1421700000000001" table:style-name="ce2">
            <text:p>6.14</text:p>
          </table:table-cell>
          <table:table-cell office:value-type="float" office:value="15.67062" table:style-name="ce2">
            <text:p>15.67</text:p>
          </table:table-cell>
          <table:table-cell office:value-type="float" office:value="16.778670000000002" table:style-name="ce2">
            <text:p>16.78</text:p>
          </table:table-cell>
          <table:table-cell office:value-type="float" office:value="13.279400000000001" table:style-name="ce2">
            <text:p>13.28</text:p>
          </table:table-cell>
          <table:table-cell office:value-type="float" office:value="24.066009999999999" table:style-name="ce2">
            <text:p>24.07</text:p>
          </table:table-cell>
          <table:table-cell office:value-type="float" office:value="19.761479999999999" table:style-name="ce2">
            <text:p>19.76</text:p>
          </table:table-cell>
          <table:table-cell office:value-type="float" office:value="15.218500000000001" table:style-name="ce2">
            <text:p>15.22</text:p>
          </table:table-cell>
          <table:table-cell office:value-type="float" office:value="24.416250000000002" table:style-name="ce2">
            <text:p>24.42</text:p>
          </table:table-cell>
          <table:table-cell office:value-type="float" office:value="11.317629999999999" table:style-name="ce2">
            <text:p>11.32</text:p>
          </table:table-cell>
          <table:table-cell office:value-type="float" office:value="21.283280000000001" table:style-name="ce2">
            <text:p>21.28</text:p>
          </table:table-cell>
          <table:table-cell office:value-type="float" office:value="27.822340000000001" table:style-name="ce2">
            <text:p>27.82</text:p>
          </table:table-cell>
          <table:table-cell office:value-type="float" office:value="23.00414" table:style-name="ce2">
            <text:p>23.00</text:p>
          </table:table-cell>
          <table:table-cell office:value-type="float" office:value="26.824210000000001" table:style-name="ce2">
            <text:p>26.82</text:p>
          </table:table-cell>
          <table:table-cell office:value-type="float" office:value="22.19417" table:style-name="ce2">
            <text:p>22.19</text:p>
          </table:table-cell>
          <table:table-cell office:value-type="float" office:value="96.394545042514807" table:formula="of:=[space_new.$Q$7]" table:style-name="ce2">
            <text:p>96.3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64+RRR64</text:p>
          </table:table-cell>
          <table:table-cell office:value-type="float" office:value="5.0896299999999997" table:style-name="ce2">
            <text:p>5.09</text:p>
          </table:table-cell>
          <table:table-cell office:value-type="float" office:value="7.9654299999999996" table:style-name="ce2">
            <text:p>7.97</text:p>
          </table:table-cell>
          <table:table-cell office:value-type="float" office:value="6.09321" table:style-name="ce2">
            <text:p>6.09</text:p>
          </table:table-cell>
          <table:table-cell office:value-type="float" office:value="15.680730000000001" table:style-name="ce2">
            <text:p>15.68</text:p>
          </table:table-cell>
          <table:table-cell office:value-type="float" office:value="16.945630000000001" table:style-name="ce2">
            <text:p>16.95</text:p>
          </table:table-cell>
          <table:table-cell office:value-type="float" office:value="13.4396" table:style-name="ce2">
            <text:p>13.44</text:p>
          </table:table-cell>
          <table:table-cell office:value-type="float" office:value="24.864850000000001" table:style-name="ce2">
            <text:p>24.86</text:p>
          </table:table-cell>
          <table:table-cell office:value-type="float" office:value="20.409099999999999" table:style-name="ce2">
            <text:p>20.41</text:p>
          </table:table-cell>
          <table:table-cell office:value-type="float" office:value="15.53162" table:style-name="ce2">
            <text:p>15.53</text:p>
          </table:table-cell>
          <table:table-cell office:value-type="float" office:value="24.682189999999999" table:style-name="ce2">
            <text:p>24.68</text:p>
          </table:table-cell>
          <table:table-cell office:value-type="float" office:value="11.520379999999999" table:style-name="ce2">
            <text:p>11.52</text:p>
          </table:table-cell>
          <table:table-cell office:value-type="float" office:value="21.507339999999999" table:style-name="ce2">
            <text:p>21.51</text:p>
          </table:table-cell>
          <table:table-cell office:value-type="float" office:value="28.646650000000001" table:style-name="ce2">
            <text:p>28.65</text:p>
          </table:table-cell>
          <table:table-cell office:value-type="float" office:value="23.860620000000001" table:style-name="ce2">
            <text:p>23.86</text:p>
          </table:table-cell>
          <table:table-cell office:value-type="float" office:value="27.603539999999999" table:style-name="ce2">
            <text:p>27.60</text:p>
          </table:table-cell>
          <table:table-cell office:value-type="float" office:value="22.93749" table:style-name="ce2">
            <text:p>22.94</text:p>
          </table:table-cell>
          <table:table-cell office:value-type="float" office:value="93.481202974319459" table:formula="of:=[space_new.$R$7]" table:style-name="ce2">
            <text:p>93.4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64+RRR128</text:p>
          </table:table-cell>
          <table:table-cell office:value-type="float" office:value="5.09856" table:style-name="ce2">
            <text:p>5.10</text:p>
          </table:table-cell>
          <table:table-cell office:value-type="float" office:value="7.9233099999999999" table:style-name="ce2">
            <text:p>7.92</text:p>
          </table:table-cell>
          <table:table-cell office:value-type="float" office:value="6.1388999999999996" table:style-name="ce2">
            <text:p>6.14</text:p>
          </table:table-cell>
          <table:table-cell office:value-type="float" office:value="15.612299999999999" table:style-name="ce2">
            <text:p>15.61</text:p>
          </table:table-cell>
          <table:table-cell office:value-type="float" office:value="17.36918" table:style-name="ce2">
            <text:p>17.37</text:p>
          </table:table-cell>
          <table:table-cell office:value-type="float" office:value="13.77792" table:style-name="ce2">
            <text:p>13.78</text:p>
          </table:table-cell>
          <table:table-cell office:value-type="float" office:value="26.664269999999998" table:style-name="ce2">
            <text:p>26.66</text:p>
          </table:table-cell>
          <table:table-cell office:value-type="float" office:value="21.893969999999999" table:style-name="ce2">
            <text:p>21.89</text:p>
          </table:table-cell>
          <table:table-cell office:value-type="float" office:value="16.088539999999998" table:style-name="ce2">
            <text:p>16.09</text:p>
          </table:table-cell>
          <table:table-cell office:value-type="float" office:value="25.195879999999999" table:style-name="ce2">
            <text:p>25.20</text:p>
          </table:table-cell>
          <table:table-cell office:value-type="float" office:value="11.834479999999999" table:style-name="ce2">
            <text:p>11.83</text:p>
          </table:table-cell>
          <table:table-cell office:value-type="float" office:value="21.80423" table:style-name="ce2">
            <text:p>21.80</text:p>
          </table:table-cell>
          <table:table-cell office:value-type="float" office:value="30.710989999999999" table:style-name="ce2">
            <text:p>30.71</text:p>
          </table:table-cell>
          <table:table-cell office:value-type="float" office:value="25.451589999999999" table:style-name="ce2">
            <text:p>25.45</text:p>
          </table:table-cell>
          <table:table-cell office:value-type="float" office:value="29.52318" table:style-name="ce2">
            <text:p>29.52</text:p>
          </table:table-cell>
          <table:table-cell office:value-type="float" office:value="24.64171" table:style-name="ce2">
            <text:p>24.64</text:p>
          </table:table-cell>
          <table:table-cell office:value-type="float" office:value="92.022411603927623" table:formula="of:=[space_new.$S$7]" table:style-name="ce2">
            <text:p>92.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128+RG32</text:p>
          </table:table-cell>
          <table:table-cell office:value-type="float" office:value="5.0309900000000001" table:style-name="ce2">
            <text:p>5.03</text:p>
          </table:table-cell>
          <table:table-cell office:value-type="float" office:value="8.3622899999999998" table:style-name="ce2">
            <text:p>8.36</text:p>
          </table:table-cell>
          <table:table-cell office:value-type="float" office:value="6.1915899999999997" table:style-name="ce2">
            <text:p>6.19</text:p>
          </table:table-cell>
          <table:table-cell office:value-type="float" office:value="18.791090000000001" table:style-name="ce2">
            <text:p>18.79</text:p>
          </table:table-cell>
          <table:table-cell office:value-type="float" office:value="16.769600000000001" table:style-name="ce2">
            <text:p>16.77</text:p>
          </table:table-cell>
          <table:table-cell office:value-type="float" office:value="12.953799999999999" table:style-name="ce2">
            <text:p>12.95</text:p>
          </table:table-cell>
          <table:table-cell office:value-type="float" office:value="24.344339999999999" table:style-name="ce2">
            <text:p>24.34</text:p>
          </table:table-cell>
          <table:table-cell office:value-type="float" office:value="19.609670000000001" table:style-name="ce2">
            <text:p>19.61</text:p>
          </table:table-cell>
          <table:table-cell office:value-type="float" office:value="14.544510000000001" table:style-name="ce2">
            <text:p>14.54</text:p>
          </table:table-cell>
          <table:table-cell office:value-type="float" office:value="26.836780000000001" table:style-name="ce2">
            <text:p>26.84</text:p>
          </table:table-cell>
          <table:table-cell office:value-type="float" office:value="10.563409999999999" table:style-name="ce2">
            <text:p>10.56</text:p>
          </table:table-cell>
          <table:table-cell office:value-type="float" office:value="24.304549999999999" table:style-name="ce2">
            <text:p>24.30</text:p>
          </table:table-cell>
          <table:table-cell office:value-type="float" office:value="28.327559999999998" table:style-name="ce2">
            <text:p>28.33</text:p>
          </table:table-cell>
          <table:table-cell office:value-type="float" office:value="22.501670000000001" table:style-name="ce2">
            <text:p>22.50</text:p>
          </table:table-cell>
          <table:table-cell office:value-type="float" office:value="26.875689999999999" table:style-name="ce2">
            <text:p>26.88</text:p>
          </table:table-cell>
          <table:table-cell office:value-type="float" office:value="21.528089999999999" table:style-name="ce2">
            <text:p>21.53</text:p>
          </table:table-cell>
          <table:table-cell office:value-type="float" office:value="100.38925862073899" table:formula="of:=[space_new.$T$7]" table:style-name="ce2">
            <text:p>100.3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128+RRR32</text:p>
          </table:table-cell>
          <table:table-cell office:value-type="float" office:value="5.1017700000000001" table:style-name="ce2">
            <text:p>5.10</text:p>
          </table:table-cell>
          <table:table-cell office:value-type="float" office:value="8.3971" table:style-name="ce2">
            <text:p>8.40</text:p>
          </table:table-cell>
          <table:table-cell office:value-type="float" office:value="6.1928400000000003" table:style-name="ce2">
            <text:p>6.19</text:p>
          </table:table-cell>
          <table:table-cell office:value-type="float" office:value="18.791039999999999" table:style-name="ce2">
            <text:p>18.79</text:p>
          </table:table-cell>
          <table:table-cell office:value-type="float" office:value="17.617819999999998" table:style-name="ce2">
            <text:p>17.62</text:p>
          </table:table-cell>
          <table:table-cell office:value-type="float" office:value="13.64251" table:style-name="ce2">
            <text:p>13.64</text:p>
          </table:table-cell>
          <table:table-cell office:value-type="float" office:value="26.449200000000001" table:style-name="ce2">
            <text:p>26.45</text:p>
          </table:table-cell>
          <table:table-cell office:value-type="float" office:value="21.422689999999999" table:style-name="ce2">
            <text:p>21.42</text:p>
          </table:table-cell>
          <table:table-cell office:value-type="float" office:value="15.63086" table:style-name="ce2">
            <text:p>15.63</text:p>
          </table:table-cell>
          <table:table-cell office:value-type="float" office:value="27.846810000000001" table:style-name="ce2">
            <text:p>27.85</text:p>
          </table:table-cell>
          <table:table-cell office:value-type="float" office:value="11.444330000000001" table:style-name="ce2">
            <text:p>11.44</text:p>
          </table:table-cell>
          <table:table-cell office:value-type="float" office:value="24.451630000000002" table:style-name="ce2">
            <text:p>24.45</text:p>
          </table:table-cell>
          <table:table-cell office:value-type="float" office:value="30.20196" table:style-name="ce2">
            <text:p>30.20</text:p>
          </table:table-cell>
          <table:table-cell office:value-type="float" office:value="24.750879999999999" table:style-name="ce2">
            <text:p>24.75</text:p>
          </table:table-cell>
          <table:table-cell office:value-type="float" office:value="28.969390000000001" table:style-name="ce2">
            <text:p>28.97</text:p>
          </table:table-cell>
          <table:table-cell office:value-type="float" office:value="23.85229" table:style-name="ce2">
            <text:p>23.85</text:p>
          </table:table-cell>
          <table:table-cell office:value-type="float" office:value="96.068013253211987" table:formula="of:=[space_new.$U$7]" table:style-name="ce2">
            <text:p>96.0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128+RRR64</text:p>
          </table:table-cell>
          <table:table-cell office:value-type="float" office:value="5.0884799999999997" table:style-name="ce2">
            <text:p>5.09</text:p>
          </table:table-cell>
          <table:table-cell office:value-type="float" office:value="8.4013899999999992" table:style-name="ce2">
            <text:p>8.40</text:p>
          </table:table-cell>
          <table:table-cell office:value-type="float" office:value="6.1626399999999997" table:style-name="ce2">
            <text:p>6.16</text:p>
          </table:table-cell>
          <table:table-cell office:value-type="float" office:value="18.8371" table:style-name="ce2">
            <text:p>18.84</text:p>
          </table:table-cell>
          <table:table-cell office:value-type="float" office:value="17.821380000000001" table:style-name="ce2">
            <text:p>17.82</text:p>
          </table:table-cell>
          <table:table-cell office:value-type="float" office:value="13.806380000000001" table:style-name="ce2">
            <text:p>13.81</text:p>
          </table:table-cell>
          <table:table-cell office:value-type="float" office:value="27.22166" table:style-name="ce2">
            <text:p>27.22</text:p>
          </table:table-cell>
          <table:table-cell office:value-type="float" office:value="22.035240000000002" table:style-name="ce2">
            <text:p>22.04</text:p>
          </table:table-cell>
          <table:table-cell office:value-type="float" office:value="15.906750000000001" table:style-name="ce2">
            <text:p>15.91</text:p>
          </table:table-cell>
          <table:table-cell office:value-type="float" office:value="28.12631" table:style-name="ce2">
            <text:p>28.13</text:p>
          </table:table-cell>
          <table:table-cell office:value-type="float" office:value="11.57122" table:style-name="ce2">
            <text:p>11.57</text:p>
          </table:table-cell>
          <table:table-cell office:value-type="float" office:value="24.660319999999999" table:style-name="ce2">
            <text:p>24.66</text:p>
          </table:table-cell>
          <table:table-cell office:value-type="float" office:value="31.12311" table:style-name="ce2">
            <text:p>31.12</text:p>
          </table:table-cell>
          <table:table-cell office:value-type="float" office:value="25.524329999999999" table:style-name="ce2">
            <text:p>25.52</text:p>
          </table:table-cell>
          <table:table-cell office:value-type="float" office:value="29.948" table:style-name="ce2">
            <text:p>29.95</text:p>
          </table:table-cell>
          <table:table-cell office:value-type="float" office:value="24.60716" table:style-name="ce2">
            <text:p>24.61</text:p>
          </table:table-cell>
          <table:table-cell office:value-type="float" office:value="93.154671185016639" table:formula="of:=[space_new.$V$7]" table:style-name="ce2">
            <text:p>93.1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32+RRR128+RRR128</text:p>
          </table:table-cell>
          <table:table-cell office:value-type="float" office:value="5.08317" table:style-name="ce2">
            <text:p>5.08</text:p>
          </table:table-cell>
          <table:table-cell office:value-type="float" office:value="8.3417200000000005" table:style-name="ce2">
            <text:p>8.34</text:p>
          </table:table-cell>
          <table:table-cell office:value-type="float" office:value="6.2561499999999999" table:style-name="ce2">
            <text:p>6.26</text:p>
          </table:table-cell>
          <table:table-cell office:value-type="float" office:value="18.784970000000001" table:style-name="ce2">
            <text:p>18.78</text:p>
          </table:table-cell>
          <table:table-cell office:value-type="float" office:value="18.271460000000001" table:style-name="ce2">
            <text:p>18.27</text:p>
          </table:table-cell>
          <table:table-cell office:value-type="float" office:value="14.145630000000001" table:style-name="ce2">
            <text:p>14.15</text:p>
          </table:table-cell>
          <table:table-cell office:value-type="float" office:value="29.202249999999999" table:style-name="ce2">
            <text:p>29.20</text:p>
          </table:table-cell>
          <table:table-cell office:value-type="float" office:value="23.691559999999999" table:style-name="ce2">
            <text:p>23.69</text:p>
          </table:table-cell>
          <table:table-cell office:value-type="float" office:value="16.407050000000002" table:style-name="ce2">
            <text:p>16.41</text:p>
          </table:table-cell>
          <table:table-cell office:value-type="float" office:value="28.940629999999999" table:style-name="ce2">
            <text:p>28.94</text:p>
          </table:table-cell>
          <table:table-cell office:value-type="float" office:value="11.926780000000001" table:style-name="ce2">
            <text:p>11.93</text:p>
          </table:table-cell>
          <table:table-cell office:value-type="float" office:value="25.240929999999999" table:style-name="ce2">
            <text:p>25.24</text:p>
          </table:table-cell>
          <table:table-cell office:value-type="float" office:value="33.28398" table:style-name="ce2">
            <text:p>33.28</text:p>
          </table:table-cell>
          <table:table-cell office:value-type="float" office:value="27.368079999999999" table:style-name="ce2">
            <text:p>27.37</text:p>
          </table:table-cell>
          <table:table-cell office:value-type="float" office:value="31.991119999999999" table:style-name="ce2">
            <text:p>31.99</text:p>
          </table:table-cell>
          <table:table-cell office:value-type="float" office:value="26.3994" table:style-name="ce2">
            <text:p>26.40</text:p>
          </table:table-cell>
          <table:table-cell office:value-type="float" office:value="91.695879814624789" table:formula="of:=[space_new.$W$7]" table:style-name="ce2">
            <text:p>91.7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G32+RG32</text:p>
          </table:table-cell>
          <table:table-cell office:value-type="float" office:value="9.4929100000000002" table:style-name="ce2">
            <text:p>9.49</text:p>
          </table:table-cell>
          <table:table-cell office:value-type="float" office:value="12.782690000000001" table:style-name="ce2">
            <text:p>12.78</text:p>
          </table:table-cell>
          <table:table-cell office:value-type="float" office:value="10.3544" table:style-name="ce2">
            <text:p>10.35</text:p>
          </table:table-cell>
          <table:table-cell office:value-type="float" office:value="16.811170000000001" table:style-name="ce2">
            <text:p>16.81</text:p>
          </table:table-cell>
          <table:table-cell office:value-type="float" office:value="19.753540000000001" table:style-name="ce2">
            <text:p>19.75</text:p>
          </table:table-cell>
          <table:table-cell office:value-type="float" office:value="16.900849999999998" table:style-name="ce2">
            <text:p>16.90</text:p>
          </table:table-cell>
          <table:table-cell office:value-type="float" office:value="23.944230000000001" table:style-name="ce2">
            <text:p>23.94</text:p>
          </table:table-cell>
          <table:table-cell office:value-type="float" office:value="20.54813" table:style-name="ce2">
            <text:p>20.55</text:p>
          </table:table-cell>
          <table:table-cell office:value-type="float" office:value="17.773810000000001" table:style-name="ce2">
            <text:p>17.77</text:p>
          </table:table-cell>
          <table:table-cell office:value-type="float" office:value="23.822150000000001" table:style-name="ce2">
            <text:p>23.82</text:p>
          </table:table-cell>
          <table:table-cell office:value-type="float" office:value="14.457660000000001" table:style-name="ce2">
            <text:p>14.46</text:p>
          </table:table-cell>
          <table:table-cell office:value-type="float" office:value="21.11102" table:style-name="ce2">
            <text:p>21.11</text:p>
          </table:table-cell>
          <table:table-cell office:value-type="float" office:value="26.71011" table:style-name="ce2">
            <text:p>26.71</text:p>
          </table:table-cell>
          <table:table-cell office:value-type="float" office:value="23.038989999999998" table:style-name="ce2">
            <text:p>23.04</text:p>
          </table:table-cell>
          <table:table-cell office:value-type="float" office:value="25.84723" table:style-name="ce2">
            <text:p>25.85</text:p>
          </table:table-cell>
          <table:table-cell office:value-type="float" office:value="22.361660000000001" table:style-name="ce2">
            <text:p>22.36</text:p>
          </table:table-cell>
          <table:table-cell office:value-type="float" office:value="106.52127118349075" table:formula="of:=[space_new.$X$7]" table:style-name="ce2">
            <text:p>106.5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G32+RRR32</text:p>
          </table:table-cell>
          <table:table-cell office:value-type="float" office:value="9.6138600000000007" table:style-name="ce2">
            <text:p>9.61</text:p>
          </table:table-cell>
          <table:table-cell office:value-type="float" office:value="12.796010000000001" table:style-name="ce2">
            <text:p>12.80</text:p>
          </table:table-cell>
          <table:table-cell office:value-type="float" office:value="10.4183" table:style-name="ce2">
            <text:p>10.42</text:p>
          </table:table-cell>
          <table:table-cell office:value-type="float" office:value="16.805389999999999" table:style-name="ce2">
            <text:p>16.81</text:p>
          </table:table-cell>
          <table:table-cell office:value-type="float" office:value="20.75563" table:style-name="ce2">
            <text:p>20.76</text:p>
          </table:table-cell>
          <table:table-cell office:value-type="float" office:value="17.68797" table:style-name="ce2">
            <text:p>17.69</text:p>
          </table:table-cell>
          <table:table-cell office:value-type="float" office:value="26.24568" table:style-name="ce2">
            <text:p>26.25</text:p>
          </table:table-cell>
          <table:table-cell office:value-type="float" office:value="22.603529999999999" table:style-name="ce2">
            <text:p>22.60</text:p>
          </table:table-cell>
          <table:table-cell office:value-type="float" office:value="18.926960000000001" table:style-name="ce2">
            <text:p>18.93</text:p>
          </table:table-cell>
          <table:table-cell office:value-type="float" office:value="24.904689999999999" table:style-name="ce2">
            <text:p>24.90</text:p>
          </table:table-cell>
          <table:table-cell office:value-type="float" office:value="15.42155" table:style-name="ce2">
            <text:p>15.42</text:p>
          </table:table-cell>
          <table:table-cell office:value-type="float" office:value="22.116350000000001" table:style-name="ce2">
            <text:p>22.12</text:p>
          </table:table-cell>
          <table:table-cell office:value-type="float" office:value="29.73208" table:style-name="ce2">
            <text:p>29.73</text:p>
          </table:table-cell>
          <table:table-cell office:value-type="float" office:value="25.56906" table:style-name="ce2">
            <text:p>25.57</text:p>
          </table:table-cell>
          <table:table-cell office:value-type="float" office:value="28.716930000000001" table:style-name="ce2">
            <text:p>28.72</text:p>
          </table:table-cell>
          <table:table-cell office:value-type="float" office:value="24.871289999999998" table:style-name="ce2">
            <text:p>24.87</text:p>
          </table:table-cell>
          <table:table-cell office:value-type="float" office:value="102.20002581596376" table:formula="of:=[space_new.$Y$7]" table:style-name="ce2">
            <text:p>102.2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G32+RRR64</text:p>
          </table:table-cell>
          <table:table-cell office:value-type="float" office:value="9.4936699999999998" table:style-name="ce2">
            <text:p>9.49</text:p>
          </table:table-cell>
          <table:table-cell office:value-type="float" office:value="12.785690000000001" table:style-name="ce2">
            <text:p>12.79</text:p>
          </table:table-cell>
          <table:table-cell office:value-type="float" office:value="10.37594" table:style-name="ce2">
            <text:p>10.38</text:p>
          </table:table-cell>
          <table:table-cell office:value-type="float" office:value="16.863060000000001" table:style-name="ce2">
            <text:p>16.86</text:p>
          </table:table-cell>
          <table:table-cell office:value-type="float" office:value="20.931730000000002" table:style-name="ce2">
            <text:p>20.93</text:p>
          </table:table-cell>
          <table:table-cell office:value-type="float" office:value="17.810320000000001" table:style-name="ce2">
            <text:p>17.81</text:p>
          </table:table-cell>
          <table:table-cell office:value-type="float" office:value="27.033550000000002" table:style-name="ce2">
            <text:p>27.03</text:p>
          </table:table-cell>
          <table:table-cell office:value-type="float" office:value="23.13109" table:style-name="ce2">
            <text:p>23.13</text:p>
          </table:table-cell>
          <table:table-cell office:value-type="float" office:value="19.22073" table:style-name="ce2">
            <text:p>19.22</text:p>
          </table:table-cell>
          <table:table-cell office:value-type="float" office:value="25.168189999999999" table:style-name="ce2">
            <text:p>25.17</text:p>
          </table:table-cell>
          <table:table-cell office:value-type="float" office:value="15.53234" table:style-name="ce2">
            <text:p>15.53</text:p>
          </table:table-cell>
          <table:table-cell office:value-type="float" office:value="22.291049999999998" table:style-name="ce2">
            <text:p>22.29</text:p>
          </table:table-cell>
          <table:table-cell office:value-type="float" office:value="30.597079999999998" table:style-name="ce2">
            <text:p>30.60</text:p>
          </table:table-cell>
          <table:table-cell office:value-type="float" office:value="26.307289999999998" table:style-name="ce2">
            <text:p>26.31</text:p>
          </table:table-cell>
          <table:table-cell office:value-type="float" office:value="29.660489999999999" table:style-name="ce2">
            <text:p>29.66</text:p>
          </table:table-cell>
          <table:table-cell office:value-type="float" office:value="25.595690000000001" table:style-name="ce2">
            <text:p>25.60</text:p>
          </table:table-cell>
          <table:table-cell office:value-type="float" office:value="99.286683747768393" table:formula="of:=[space_new.$Z$7]" table:style-name="ce2">
            <text:p>99.2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G32+RRR128</text:p>
          </table:table-cell>
          <table:table-cell office:value-type="float" office:value="9.5565800000000003" table:style-name="ce2">
            <text:p>9.56</text:p>
          </table:table-cell>
          <table:table-cell office:value-type="float" office:value="12.7776" table:style-name="ce2">
            <text:p>12.78</text:p>
          </table:table-cell>
          <table:table-cell office:value-type="float" office:value="10.432079999999999" table:style-name="ce2">
            <text:p>10.43</text:p>
          </table:table-cell>
          <table:table-cell office:value-type="float" office:value="16.797339999999998" table:style-name="ce2">
            <text:p>16.80</text:p>
          </table:table-cell>
          <table:table-cell office:value-type="float" office:value="21.411709999999999" table:style-name="ce2">
            <text:p>21.41</text:p>
          </table:table-cell>
          <table:table-cell office:value-type="float" office:value="18.203489999999999" table:style-name="ce2">
            <text:p>18.20</text:p>
          </table:table-cell>
          <table:table-cell office:value-type="float" office:value="28.838539999999998" table:style-name="ce2">
            <text:p>28.84</text:p>
          </table:table-cell>
          <table:table-cell office:value-type="float" office:value="24.673670000000001" table:style-name="ce2">
            <text:p>24.67</text:p>
          </table:table-cell>
          <table:table-cell office:value-type="float" office:value="19.759969999999999" table:style-name="ce2">
            <text:p>19.76</text:p>
          </table:table-cell>
          <table:table-cell office:value-type="float" office:value="25.753820000000001" table:style-name="ce2">
            <text:p>25.75</text:p>
          </table:table-cell>
          <table:table-cell office:value-type="float" office:value="15.881729999999999" table:style-name="ce2">
            <text:p>15.88</text:p>
          </table:table-cell>
          <table:table-cell office:value-type="float" office:value="22.6098" table:style-name="ce2">
            <text:p>22.61</text:p>
          </table:table-cell>
          <table:table-cell office:value-type="float" office:value="32.621279999999999" table:style-name="ce2">
            <text:p>32.62</text:p>
          </table:table-cell>
          <table:table-cell office:value-type="float" office:value="28.12472" table:style-name="ce2">
            <text:p>28.12</text:p>
          </table:table-cell>
          <table:table-cell office:value-type="float" office:value="31.625209999999999" table:style-name="ce2">
            <text:p>31.63</text:p>
          </table:table-cell>
          <table:table-cell office:value-type="float" office:value="27.35294" table:style-name="ce2">
            <text:p>27.35</text:p>
          </table:table-cell>
          <table:table-cell office:value-type="float" office:value="97.827892377376557" table:formula="of:=[space_new.$AA$7]" table:style-name="ce2">
            <text:p>97.8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32+RG32</text:p>
          </table:table-cell>
          <table:table-cell office:value-type="float" office:value="9.4766300000000001" table:style-name="ce2">
            <text:p>9.48</text:p>
          </table:table-cell>
          <table:table-cell office:value-type="float" office:value="12.5883" table:style-name="ce2">
            <text:p>12.59</text:p>
          </table:table-cell>
          <table:table-cell office:value-type="float" office:value="10.41661" table:style-name="ce2">
            <text:p>10.42</text:p>
          </table:table-cell>
          <table:table-cell office:value-type="float" office:value="18.927009999999999" table:style-name="ce2">
            <text:p>18.93</text:p>
          </table:table-cell>
          <table:table-cell office:value-type="float" office:value="19.970680000000002" table:style-name="ce2">
            <text:p>19.97</text:p>
          </table:table-cell>
          <table:table-cell office:value-type="float" office:value="16.96847" table:style-name="ce2">
            <text:p>16.97</text:p>
          </table:table-cell>
          <table:table-cell office:value-type="float" office:value="25.431909999999998" table:style-name="ce2">
            <text:p>25.43</text:p>
          </table:table-cell>
          <table:table-cell office:value-type="float" office:value="21.760349999999999" table:style-name="ce2">
            <text:p>21.76</text:p>
          </table:table-cell>
          <table:table-cell office:value-type="float" office:value="18.045300000000001" table:style-name="ce2">
            <text:p>18.05</text:p>
          </table:table-cell>
          <table:table-cell office:value-type="float" office:value="26.376169999999998" table:style-name="ce2">
            <text:p>26.38</text:p>
          </table:table-cell>
          <table:table-cell office:value-type="float" office:value="14.61023" table:style-name="ce2">
            <text:p>14.61</text:p>
          </table:table-cell>
          <table:table-cell office:value-type="float" office:value="23.521989999999999" table:style-name="ce2">
            <text:p>23.52</text:p>
          </table:table-cell>
          <table:table-cell office:value-type="float" office:value="28.355060000000002" table:style-name="ce2">
            <text:p>28.36</text:p>
          </table:table-cell>
          <table:table-cell office:value-type="float" office:value="24.380839999999999" table:style-name="ce2">
            <text:p>24.38</text:p>
          </table:table-cell>
          <table:table-cell office:value-type="float" office:value="27.414069999999999" table:style-name="ce2">
            <text:p>27.41</text:p>
          </table:table-cell>
          <table:table-cell office:value-type="float" office:value="23.694700000000001" table:style-name="ce2">
            <text:p>23.69</text:p>
          </table:table-cell>
          <table:table-cell office:value-type="float" office:value="96.174030067920683" table:formula="of:=[space_new.$AB$7]" table:style-name="ce2">
            <text:p>96.1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32+RRR32</text:p>
          </table:table-cell>
          <table:table-cell office:value-type="float" office:value="9.4840999999999998" table:style-name="ce2">
            <text:p>9.48</text:p>
          </table:table-cell>
          <table:table-cell office:value-type="float" office:value="12.582660000000001" table:style-name="ce2">
            <text:p>12.58</text:p>
          </table:table-cell>
          <table:table-cell office:value-type="float" office:value="10.4032" table:style-name="ce2">
            <text:p>10.40</text:p>
          </table:table-cell>
          <table:table-cell office:value-type="float" office:value="18.9039" table:style-name="ce2">
            <text:p>18.90</text:p>
          </table:table-cell>
          <table:table-cell office:value-type="float" office:value="20.804559999999999" table:style-name="ce2">
            <text:p>20.80</text:p>
          </table:table-cell>
          <table:table-cell office:value-type="float" office:value="17.6645" table:style-name="ce2">
            <text:p>17.66</text:p>
          </table:table-cell>
          <table:table-cell office:value-type="float" office:value="27.561920000000001" table:style-name="ce2">
            <text:p>27.56</text:p>
          </table:table-cell>
          <table:table-cell office:value-type="float" office:value="23.611809999999998" table:style-name="ce2">
            <text:p>23.61</text:p>
          </table:table-cell>
          <table:table-cell office:value-type="float" office:value="19.052790000000002" table:style-name="ce2">
            <text:p>19.05</text:p>
          </table:table-cell>
          <table:table-cell office:value-type="float" office:value="27.384530000000002" table:style-name="ce2">
            <text:p>27.38</text:p>
          </table:table-cell>
          <table:table-cell office:value-type="float" office:value="15.380599999999999" table:style-name="ce2">
            <text:p>15.38</text:p>
          </table:table-cell>
          <table:table-cell office:value-type="float" office:value="24.41583" table:style-name="ce2">
            <text:p>24.42</text:p>
          </table:table-cell>
          <table:table-cell office:value-type="float" office:value="31.11138" table:style-name="ce2">
            <text:p>31.11</text:p>
          </table:table-cell>
          <table:table-cell office:value-type="float" office:value="26.764009999999999" table:style-name="ce2">
            <text:p>26.76</text:p>
          </table:table-cell>
          <table:table-cell office:value-type="float" office:value="30.081209999999999" table:style-name="ce2">
            <text:p>30.08</text:p>
          </table:table-cell>
          <table:table-cell office:value-type="float" office:value="25.98968" table:style-name="ce2">
            <text:p>25.99</text:p>
          </table:table-cell>
          <table:table-cell office:value-type="float" office:value="91.852784700393684" table:formula="of:=[space_new.$AC$7]" table:style-name="ce2">
            <text:p>91.8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32+RRR64</text:p>
          </table:table-cell>
          <table:table-cell office:value-type="float" office:value="9.5128599999999999" table:style-name="ce2">
            <text:p>9.51</text:p>
          </table:table-cell>
          <table:table-cell office:value-type="float" office:value="12.566750000000001" table:style-name="ce2">
            <text:p>12.57</text:p>
          </table:table-cell>
          <table:table-cell office:value-type="float" office:value="10.408860000000001" table:style-name="ce2">
            <text:p>10.41</text:p>
          </table:table-cell>
          <table:table-cell office:value-type="float" office:value="18.914449999999999" table:style-name="ce2">
            <text:p>18.91</text:p>
          </table:table-cell>
          <table:table-cell office:value-type="float" office:value="21.350069999999999" table:style-name="ce2">
            <text:p>21.35</text:p>
          </table:table-cell>
          <table:table-cell office:value-type="float" office:value="18.055810000000001" table:style-name="ce2">
            <text:p>18.06</text:p>
          </table:table-cell>
          <table:table-cell office:value-type="float" office:value="28.746690000000001" table:style-name="ce2">
            <text:p>28.75</text:p>
          </table:table-cell>
          <table:table-cell office:value-type="float" office:value="24.51266" table:style-name="ce2">
            <text:p>24.51</text:p>
          </table:table-cell>
          <table:table-cell office:value-type="float" office:value="19.8019" table:style-name="ce2">
            <text:p>19.80</text:p>
          </table:table-cell>
          <table:table-cell office:value-type="float" office:value="28.018979999999999" table:style-name="ce2">
            <text:p>28.02</text:p>
          </table:table-cell>
          <table:table-cell office:value-type="float" office:value="15.7788" table:style-name="ce2">
            <text:p>15.78</text:p>
          </table:table-cell>
          <table:table-cell office:value-type="float" office:value="24.827300000000001" table:style-name="ce2">
            <text:p>24.83</text:p>
          </table:table-cell>
          <table:table-cell office:value-type="float" office:value="32.586939999999998" table:style-name="ce2">
            <text:p>32.59</text:p>
          </table:table-cell>
          <table:table-cell office:value-type="float" office:value="27.920110000000001" table:style-name="ce2">
            <text:p>27.92</text:p>
          </table:table-cell>
          <table:table-cell office:value-type="float" office:value="31.51925" table:style-name="ce2">
            <text:p>31.52</text:p>
          </table:table-cell>
          <table:table-cell office:value-type="float" office:value="27.16375" table:style-name="ce2">
            <text:p>27.16</text:p>
          </table:table-cell>
          <table:table-cell office:value-type="float" office:value="88.939442632198336" table:formula="of:=[space_new.$AD$7]" table:style-name="ce2">
            <text:p>88.9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32+RRR128</text:p>
          </table:table-cell>
          <table:table-cell office:value-type="float" office:value="9.49268" table:style-name="ce2">
            <text:p>9.49</text:p>
          </table:table-cell>
          <table:table-cell office:value-type="float" office:value="12.552199999999999" table:style-name="ce2">
            <text:p>12.55</text:p>
          </table:table-cell>
          <table:table-cell office:value-type="float" office:value="10.400869999999999" table:style-name="ce2">
            <text:p>10.40</text:p>
          </table:table-cell>
          <table:table-cell office:value-type="float" office:value="18.924389999999999" table:style-name="ce2">
            <text:p>18.92</text:p>
          </table:table-cell>
          <table:table-cell office:value-type="float" office:value="21.449300000000001" table:style-name="ce2">
            <text:p>21.45</text:p>
          </table:table-cell>
          <table:table-cell office:value-type="float" office:value="18.207049999999999" table:style-name="ce2">
            <text:p>18.21</text:p>
          </table:table-cell>
          <table:table-cell office:value-type="float" office:value="30.162669999999999" table:style-name="ce2">
            <text:p>30.16</text:p>
          </table:table-cell>
          <table:table-cell office:value-type="float" office:value="25.691120000000002" table:style-name="ce2">
            <text:p>25.69</text:p>
          </table:table-cell>
          <table:table-cell office:value-type="float" office:value="19.936070000000001" table:style-name="ce2">
            <text:p>19.94</text:p>
          </table:table-cell>
          <table:table-cell office:value-type="float" office:value="28.10604" table:style-name="ce2">
            <text:p>28.11</text:p>
          </table:table-cell>
          <table:table-cell office:value-type="float" office:value="15.937189999999999" table:style-name="ce2">
            <text:p>15.94</text:p>
          </table:table-cell>
          <table:table-cell office:value-type="float" office:value="24.937290000000001" table:style-name="ce2">
            <text:p>24.94</text:p>
          </table:table-cell>
          <table:table-cell office:value-type="float" office:value="34.064619999999998" table:style-name="ce2">
            <text:p>34.06</text:p>
          </table:table-cell>
          <table:table-cell office:value-type="float" office:value="29.204409999999999" table:style-name="ce2">
            <text:p>29.20</text:p>
          </table:table-cell>
          <table:table-cell office:value-type="float" office:value="32.943089999999998" table:style-name="ce2">
            <text:p>32.94</text:p>
          </table:table-cell>
          <table:table-cell office:value-type="float" office:value="28.441780000000001" table:style-name="ce2">
            <text:p>28.44</text:p>
          </table:table-cell>
          <table:table-cell office:value-type="float" office:value="87.480651261806486" table:formula="of:=[space_new.$AE$7]" table:style-name="ce2">
            <text:p>87.4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64+RG32</text:p>
          </table:table-cell>
          <table:table-cell office:value-type="float" office:value="9.4887800000000002" table:style-name="ce2">
            <text:p>9.49</text:p>
          </table:table-cell>
          <table:table-cell office:value-type="float" office:value="12.763439999999999" table:style-name="ce2">
            <text:p>12.76</text:p>
          </table:table-cell>
          <table:table-cell office:value-type="float" office:value="10.446719999999999" table:style-name="ce2">
            <text:p>10.45</text:p>
          </table:table-cell>
          <table:table-cell office:value-type="float" office:value="20.299019999999999" table:style-name="ce2">
            <text:p>20.30</text:p>
          </table:table-cell>
          <table:table-cell office:value-type="float" office:value="20.303249999999998" table:style-name="ce2">
            <text:p>20.30</text:p>
          </table:table-cell>
          <table:table-cell office:value-type="float" office:value="17.08117" table:style-name="ce2">
            <text:p>17.08</text:p>
          </table:table-cell>
          <table:table-cell office:value-type="float" office:value="26.396070000000002" table:style-name="ce2">
            <text:p>26.40</text:p>
          </table:table-cell>
          <table:table-cell office:value-type="float" office:value="22.38486" table:style-name="ce2">
            <text:p>22.38</text:p>
          </table:table-cell>
          <table:table-cell office:value-type="float" office:value="18.22335" table:style-name="ce2">
            <text:p>18.22</text:p>
          </table:table-cell>
          <table:table-cell office:value-type="float" office:value="27.8858" table:style-name="ce2">
            <text:p>27.89</text:p>
          </table:table-cell>
          <table:table-cell office:value-type="float" office:value="14.590719999999999" table:style-name="ce2">
            <text:p>14.59</text:p>
          </table:table-cell>
          <table:table-cell office:value-type="float" office:value="24.944769999999998" table:style-name="ce2">
            <text:p>24.94</text:p>
          </table:table-cell>
          <table:table-cell office:value-type="float" office:value="29.384730000000001" table:style-name="ce2">
            <text:p>29.38</text:p>
          </table:table-cell>
          <table:table-cell office:value-type="float" office:value="25.040870000000002" table:style-name="ce2">
            <text:p>25.04</text:p>
          </table:table-cell>
          <table:table-cell office:value-type="float" office:value="28.47681" table:style-name="ce2">
            <text:p>28.48</text:p>
          </table:table-cell>
          <table:table-cell office:value-type="float" office:value="24.27984" table:style-name="ce2">
            <text:p>24.28</text:p>
          </table:table-cell>
          <table:table-cell office:value-type="float" office:value="95.504003798961634" table:formula="of:=[space_new.$AF$7]" table:style-name="ce2">
            <text:p>95.5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64+RRR32</text:p>
          </table:table-cell>
          <table:table-cell office:value-type="float" office:value="9.4829000000000008" table:style-name="ce2">
            <text:p>9.48</text:p>
          </table:table-cell>
          <table:table-cell office:value-type="float" office:value="12.8005" table:style-name="ce2">
            <text:p>12.80</text:p>
          </table:table-cell>
          <table:table-cell office:value-type="float" office:value="10.413539999999999" table:style-name="ce2">
            <text:p>10.41</text:p>
          </table:table-cell>
          <table:table-cell office:value-type="float" office:value="20.30959" table:style-name="ce2">
            <text:p>20.31</text:p>
          </table:table-cell>
          <table:table-cell office:value-type="float" office:value="21.166599999999999" table:style-name="ce2">
            <text:p>21.17</text:p>
          </table:table-cell>
          <table:table-cell office:value-type="float" office:value="17.81917" table:style-name="ce2">
            <text:p>17.82</text:p>
          </table:table-cell>
          <table:table-cell office:value-type="float" office:value="28.465620000000001" table:style-name="ce2">
            <text:p>28.47</text:p>
          </table:table-cell>
          <table:table-cell office:value-type="float" office:value="24.249639999999999" table:style-name="ce2">
            <text:p>24.25</text:p>
          </table:table-cell>
          <table:table-cell office:value-type="float" office:value="19.25151" table:style-name="ce2">
            <text:p>19.25</text:p>
          </table:table-cell>
          <table:table-cell office:value-type="float" office:value="28.890689999999999" table:style-name="ce2">
            <text:p>28.89</text:p>
          </table:table-cell>
          <table:table-cell office:value-type="float" office:value="15.381589999999999" table:style-name="ce2">
            <text:p>15.38</text:p>
          </table:table-cell>
          <table:table-cell office:value-type="float" office:value="25.81194" table:style-name="ce2">
            <text:p>25.81</text:p>
          </table:table-cell>
          <table:table-cell office:value-type="float" office:value="32.124989999999997" table:style-name="ce2">
            <text:p>32.12</text:p>
          </table:table-cell>
          <table:table-cell office:value-type="float" office:value="27.452089999999998" table:style-name="ce2">
            <text:p>27.45</text:p>
          </table:table-cell>
          <table:table-cell office:value-type="float" office:value="31.035229999999999" table:style-name="ce2">
            <text:p>31.04</text:p>
          </table:table-cell>
          <table:table-cell office:value-type="float" office:value="26.62668" table:style-name="ce2">
            <text:p>26.63</text:p>
          </table:table-cell>
          <table:table-cell office:value-type="float" office:value="91.182758431434635" table:formula="of:=[space_new.$AG$7]" table:style-name="ce2">
            <text:p>91.1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64+RRR64</text:p>
          </table:table-cell>
          <table:table-cell office:value-type="float" office:value="9.5400700000000001" table:style-name="ce2">
            <text:p>9.54</text:p>
          </table:table-cell>
          <table:table-cell office:value-type="float" office:value="12.721629999999999" table:style-name="ce2">
            <text:p>12.72</text:p>
          </table:table-cell>
          <table:table-cell office:value-type="float" office:value="10.428900000000001" table:style-name="ce2">
            <text:p>10.43</text:p>
          </table:table-cell>
          <table:table-cell office:value-type="float" office:value="20.29542" table:style-name="ce2">
            <text:p>20.30</text:p>
          </table:table-cell>
          <table:table-cell office:value-type="float" office:value="21.329470000000001" table:style-name="ce2">
            <text:p>21.33</text:p>
          </table:table-cell>
          <table:table-cell office:value-type="float" office:value="17.928629999999998" table:style-name="ce2">
            <text:p>17.93</text:p>
          </table:table-cell>
          <table:table-cell office:value-type="float" office:value="29.24634" table:style-name="ce2">
            <text:p>29.25</text:p>
          </table:table-cell>
          <table:table-cell office:value-type="float" office:value="24.851559999999999" table:style-name="ce2">
            <text:p>24.85</text:p>
          </table:table-cell>
          <table:table-cell office:value-type="float" office:value="19.488520000000001" table:style-name="ce2">
            <text:p>19.49</text:p>
          </table:table-cell>
          <table:table-cell office:value-type="float" office:value="29.091609999999999" table:style-name="ce2">
            <text:p>29.09</text:p>
          </table:table-cell>
          <table:table-cell office:value-type="float" office:value="15.53242" table:style-name="ce2">
            <text:p>15.53</text:p>
          </table:table-cell>
          <table:table-cell office:value-type="float" office:value="25.965669999999999" table:style-name="ce2">
            <text:p>25.97</text:p>
          </table:table-cell>
          <table:table-cell office:value-type="float" office:value="32.983899999999998" table:style-name="ce2">
            <text:p>32.98</text:p>
          </table:table-cell>
          <table:table-cell office:value-type="float" office:value="28.19369" table:style-name="ce2">
            <text:p>28.19</text:p>
          </table:table-cell>
          <table:table-cell office:value-type="float" office:value="31.906110000000002" table:style-name="ce2">
            <text:p>31.91</text:p>
          </table:table-cell>
          <table:table-cell office:value-type="float" office:value="27.372479999999999" table:style-name="ce2">
            <text:p>27.37</text:p>
          </table:table-cell>
          <table:table-cell office:value-type="float" office:value="88.269416363239287" table:formula="of:=[space_new.$AH$7]" table:style-name="ce2">
            <text:p>88.2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64+RRR128</text:p>
          </table:table-cell>
          <table:table-cell office:value-type="float" office:value="9.5094100000000008" table:style-name="ce2">
            <text:p>9.51</text:p>
          </table:table-cell>
          <table:table-cell office:value-type="float" office:value="12.740069999999999" table:style-name="ce2">
            <text:p>12.74</text:p>
          </table:table-cell>
          <table:table-cell office:value-type="float" office:value="10.428520000000001" table:style-name="ce2">
            <text:p>10.43</text:p>
          </table:table-cell>
          <table:table-cell office:value-type="float" office:value="20.324619999999999" table:style-name="ce2">
            <text:p>20.32</text:p>
          </table:table-cell>
          <table:table-cell office:value-type="float" office:value="21.935649999999999" table:style-name="ce2">
            <text:p>21.94</text:p>
          </table:table-cell>
          <table:table-cell office:value-type="float" office:value="18.235420000000001" table:style-name="ce2">
            <text:p>18.24</text:p>
          </table:table-cell>
          <table:table-cell office:value-type="float" office:value="31.132989999999999" table:style-name="ce2">
            <text:p>31.13</text:p>
          </table:table-cell>
          <table:table-cell office:value-type="float" office:value="26.372409999999999" table:style-name="ce2">
            <text:p>26.37</text:p>
          </table:table-cell>
          <table:table-cell office:value-type="float" office:value="20.08203" table:style-name="ce2">
            <text:p>20.08</text:p>
          </table:table-cell>
          <table:table-cell office:value-type="float" office:value="29.727460000000001" table:style-name="ce2">
            <text:p>29.73</text:p>
          </table:table-cell>
          <table:table-cell office:value-type="float" office:value="15.87894" table:style-name="ce2">
            <text:p>15.88</text:p>
          </table:table-cell>
          <table:table-cell office:value-type="float" office:value="26.26792" table:style-name="ce2">
            <text:p>26.27</text:p>
          </table:table-cell>
          <table:table-cell office:value-type="float" office:value="35.182560000000002" table:style-name="ce2">
            <text:p>35.18</text:p>
          </table:table-cell>
          <table:table-cell office:value-type="float" office:value="30.801120000000001" table:style-name="ce2">
            <text:p>30.80</text:p>
          </table:table-cell>
          <table:table-cell office:value-type="float" office:value="33.899279999999997" table:style-name="ce2">
            <text:p>33.90</text:p>
          </table:table-cell>
          <table:table-cell office:value-type="float" office:value="29.035889999999998" table:style-name="ce2">
            <text:p>29.04</text:p>
          </table:table-cell>
          <table:table-cell office:value-type="float" office:value="86.810624992847437" table:formula="of:=[space_new.$AI$7]" table:style-name="ce2">
            <text:p>86.8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128+RG32</text:p>
          </table:table-cell>
          <table:table-cell office:value-type="float" office:value="9.5014299999999992" table:style-name="ce2">
            <text:p>9.50</text:p>
          </table:table-cell>
          <table:table-cell office:value-type="float" office:value="13.20234" table:style-name="ce2">
            <text:p>13.20</text:p>
          </table:table-cell>
          <table:table-cell office:value-type="float" office:value="10.48002" table:style-name="ce2">
            <text:p>10.48</text:p>
          </table:table-cell>
          <table:table-cell office:value-type="float" office:value="23.456800000000001" table:style-name="ce2">
            <text:p>23.46</text:p>
          </table:table-cell>
          <table:table-cell office:value-type="float" office:value="21.258870000000002" table:style-name="ce2">
            <text:p>21.26</text:p>
          </table:table-cell>
          <table:table-cell office:value-type="float" office:value="17.537009999999999" table:style-name="ce2">
            <text:p>17.54</text:p>
          </table:table-cell>
          <table:table-cell office:value-type="float" office:value="28.871929999999999" table:style-name="ce2">
            <text:p>28.87</text:p>
          </table:table-cell>
          <table:table-cell office:value-type="float" office:value="24.052620000000001" table:style-name="ce2">
            <text:p>24.05</text:p>
          </table:table-cell>
          <table:table-cell office:value-type="float" office:value="18.548400000000001" table:style-name="ce2">
            <text:p>18.55</text:p>
          </table:table-cell>
          <table:table-cell office:value-type="float" office:value="31.270949999999999" table:style-name="ce2">
            <text:p>31.27</text:p>
          </table:table-cell>
          <table:table-cell office:value-type="float" office:value="14.62416" table:style-name="ce2">
            <text:p>14.62</text:p>
          </table:table-cell>
          <table:table-cell office:value-type="float" office:value="28.06269" table:style-name="ce2">
            <text:p>28.06</text:p>
          </table:table-cell>
          <table:table-cell office:value-type="float" office:value="31.857510000000001" table:style-name="ce2">
            <text:p>31.86</text:p>
          </table:table-cell>
          <table:table-cell office:value-type="float" office:value="26.83257" table:style-name="ce2">
            <text:p>26.83</text:p>
          </table:table-cell>
          <table:table-cell office:value-type="float" office:value="30.71951" table:style-name="ce2">
            <text:p>30.72</text:p>
          </table:table-cell>
          <table:table-cell office:value-type="float" office:value="25.963239999999999" table:style-name="ce2">
            <text:p>25.96</text:p>
          </table:table-cell>
          <table:table-cell office:value-type="float" office:value="95.177472009658828" table:formula="of:=[space_new.$AJ$7]" table:style-name="ce2">
            <text:p>95.1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128+RRR32</text:p>
          </table:table-cell>
          <table:table-cell office:value-type="float" office:value="9.4994300000000003" table:style-name="ce2">
            <text:p>9.50</text:p>
          </table:table-cell>
          <table:table-cell office:value-type="float" office:value="13.21707" table:style-name="ce2">
            <text:p>13.22</text:p>
          </table:table-cell>
          <table:table-cell office:value-type="float" office:value="10.47969" table:style-name="ce2">
            <text:p>10.48</text:p>
          </table:table-cell>
          <table:table-cell office:value-type="float" office:value="23.91" table:style-name="ce2">
            <text:p>23.91</text:p>
          </table:table-cell>
          <table:table-cell office:value-type="float" office:value="22.010680000000001" table:style-name="ce2">
            <text:p>22.01</text:p>
          </table:table-cell>
          <table:table-cell office:value-type="float" office:value="18.18535" table:style-name="ce2">
            <text:p>18.19</text:p>
          </table:table-cell>
          <table:table-cell office:value-type="float" office:value="30.800799999999999" table:style-name="ce2">
            <text:p>30.80</text:p>
          </table:table-cell>
          <table:table-cell office:value-type="float" office:value="25.84619" table:style-name="ce2">
            <text:p>25.85</text:p>
          </table:table-cell>
          <table:table-cell office:value-type="float" office:value="19.576309999999999" table:style-name="ce2">
            <text:p>19.58</text:p>
          </table:table-cell>
          <table:table-cell office:value-type="float" office:value="32.31512" table:style-name="ce2">
            <text:p>32.32</text:p>
          </table:table-cell>
          <table:table-cell office:value-type="float" office:value="15.481059999999999" table:style-name="ce2">
            <text:p>15.48</text:p>
          </table:table-cell>
          <table:table-cell office:value-type="float" office:value="29.018630000000002" table:style-name="ce2">
            <text:p>29.02</text:p>
          </table:table-cell>
          <table:table-cell office:value-type="float" office:value="34.54815" table:style-name="ce2">
            <text:p>34.55</text:p>
          </table:table-cell>
          <table:table-cell office:value-type="float" office:value="29.147649999999999" table:style-name="ce2">
            <text:p>29.15</text:p>
          </table:table-cell>
          <table:table-cell office:value-type="float" office:value="33.447020000000002" table:style-name="ce2">
            <text:p>33.45</text:p>
          </table:table-cell>
          <table:table-cell office:value-type="float" office:value="28.227869999999999" table:style-name="ce2">
            <text:p>28.23</text:p>
          </table:table-cell>
          <table:table-cell office:value-type="float" office:value="90.856226642131816" table:formula="of:=[space_new.$AK$7]" table:style-name="ce2">
            <text:p>90.8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128+RRR64</text:p>
          </table:table-cell>
          <table:table-cell office:value-type="float" office:value="9.5156200000000002" table:style-name="ce2">
            <text:p>9.52</text:p>
          </table:table-cell>
          <table:table-cell office:value-type="float" office:value="13.21285" table:style-name="ce2">
            <text:p>13.21</text:p>
          </table:table-cell>
          <table:table-cell office:value-type="float" office:value="10.46937" table:style-name="ce2">
            <text:p>10.47</text:p>
          </table:table-cell>
          <table:table-cell office:value-type="float" office:value="23.508019999999998" table:style-name="ce2">
            <text:p>23.51</text:p>
          </table:table-cell>
          <table:table-cell office:value-type="float" office:value="23.203140000000001" table:style-name="ce2">
            <text:p>23.20</text:p>
          </table:table-cell>
          <table:table-cell office:value-type="float" office:value="18.337730000000001" table:style-name="ce2">
            <text:p>18.34</text:p>
          </table:table-cell>
          <table:table-cell office:value-type="float" office:value="31.645209999999999" table:style-name="ce2">
            <text:p>31.65</text:p>
          </table:table-cell>
          <table:table-cell office:value-type="float" office:value="26.580010000000001" table:style-name="ce2">
            <text:p>26.58</text:p>
          </table:table-cell>
          <table:table-cell office:value-type="float" office:value="19.861080000000001" table:style-name="ce2">
            <text:p>19.86</text:p>
          </table:table-cell>
          <table:table-cell office:value-type="float" office:value="32.532159999999998" table:style-name="ce2">
            <text:p>32.53</text:p>
          </table:table-cell>
          <table:table-cell office:value-type="float" office:value="15.5966" table:style-name="ce2">
            <text:p>15.60</text:p>
          </table:table-cell>
          <table:table-cell office:value-type="float" office:value="29.144110000000001" table:style-name="ce2">
            <text:p>29.14</text:p>
          </table:table-cell>
          <table:table-cell office:value-type="float" office:value="35.582520000000002" table:style-name="ce2">
            <text:p>35.58</text:p>
          </table:table-cell>
          <table:table-cell office:value-type="float" office:value="30.011600000000001" table:style-name="ce2">
            <text:p>30.01</text:p>
          </table:table-cell>
          <table:table-cell office:value-type="float" office:value="34.280329999999999" table:style-name="ce2">
            <text:p>34.28</text:p>
          </table:table-cell>
          <table:table-cell office:value-type="float" office:value="29.046990000000001" table:style-name="ce2">
            <text:p>29.05</text:p>
          </table:table-cell>
          <table:table-cell office:value-type="float" office:value="87.942884573936468" table:formula="of:=[space_new.$AL$7]" table:style-name="ce2">
            <text:p>87.9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128+RRR128+RRR128</text:p>
          </table:table-cell>
          <table:table-cell office:value-type="float" office:value="9.4997900000000008" table:style-name="ce2">
            <text:p>9.50</text:p>
          </table:table-cell>
          <table:table-cell office:value-type="float" office:value="13.21588" table:style-name="ce2">
            <text:p>13.22</text:p>
          </table:table-cell>
          <table:table-cell office:value-type="float" office:value="10.47954" table:style-name="ce2">
            <text:p>10.48</text:p>
          </table:table-cell>
          <table:table-cell office:value-type="float" office:value="23.447030000000002" table:style-name="ce2">
            <text:p>23.45</text:p>
          </table:table-cell>
          <table:table-cell office:value-type="float" office:value="22.73771" table:style-name="ce2">
            <text:p>22.74</text:p>
          </table:table-cell>
          <table:table-cell office:value-type="float" office:value="18.760449999999999" table:style-name="ce2">
            <text:p>18.76</text:p>
          </table:table-cell>
          <table:table-cell office:value-type="float" office:value="33.428690000000003" table:style-name="ce2">
            <text:p>33.43</text:p>
          </table:table-cell>
          <table:table-cell office:value-type="float" office:value="28.042280000000002" table:style-name="ce2">
            <text:p>28.04</text:p>
          </table:table-cell>
          <table:table-cell office:value-type="float" office:value="20.44792" table:style-name="ce2">
            <text:p>20.45</text:p>
          </table:table-cell>
          <table:table-cell office:value-type="float" office:value="32.994300000000003" table:style-name="ce2">
            <text:p>32.99</text:p>
          </table:table-cell>
          <table:table-cell office:value-type="float" office:value="15.903370000000001" table:style-name="ce2">
            <text:p>15.90</text:p>
          </table:table-cell>
          <table:table-cell office:value-type="float" office:value="29.4252" table:style-name="ce2">
            <text:p>29.43</text:p>
          </table:table-cell>
          <table:table-cell office:value-type="float" office:value="37.595370000000003" table:style-name="ce2">
            <text:p>37.60</text:p>
          </table:table-cell>
          <table:table-cell office:value-type="float" office:value="31.697959999999998" table:style-name="ce2">
            <text:p>31.70</text:p>
          </table:table-cell>
          <table:table-cell office:value-type="float" office:value="36.25732" table:style-name="ce2">
            <text:p>36.26</text:p>
          </table:table-cell>
          <table:table-cell office:value-type="float" office:value="30.737590000000001" table:style-name="ce2">
            <text:p>30.74</text:p>
          </table:table-cell>
          <table:table-cell office:value-type="float" office:value="86.484093203544631" table:formula="of:=[space_new.$AM$7]" table:style-name="ce2">
            <text:p>86.4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G32+RG32</text:p>
          </table:table-cell>
          <table:table-cell office:value-type="float" office:value="26.60398" table:style-name="ce2">
            <text:p>26.60</text:p>
          </table:table-cell>
          <table:table-cell office:value-type="float" office:value="32.494329999999998" table:style-name="ce2">
            <text:p>32.49</text:p>
          </table:table-cell>
          <table:table-cell office:value-type="float" office:value="27.526800000000001" table:style-name="ce2">
            <text:p>27.53</text:p>
          </table:table-cell>
          <table:table-cell office:value-type="float" office:value="36.453249999999997" table:style-name="ce2">
            <text:p>36.45</text:p>
          </table:table-cell>
          <table:table-cell office:value-type="float" office:value="39.384149999999998" table:style-name="ce2">
            <text:p>39.38</text:p>
          </table:table-cell>
          <table:table-cell office:value-type="float" office:value="36.540260000000004" table:style-name="ce2">
            <text:p>36.54</text:p>
          </table:table-cell>
          <table:table-cell office:value-type="float" office:value="43.55068" table:style-name="ce2">
            <text:p>43.55</text:p>
          </table:table-cell>
          <table:table-cell office:value-type="float" office:value="40.134279999999997" table:style-name="ce2">
            <text:p>40.13</text:p>
          </table:table-cell>
          <table:table-cell office:value-type="float" office:value="34.871079999999999" table:style-name="ce2">
            <text:p>34.87</text:p>
          </table:table-cell>
          <table:table-cell office:value-type="float" office:value="43.330480000000001" table:style-name="ce2">
            <text:p>43.33</text:p>
          </table:table-cell>
          <table:table-cell office:value-type="float" office:value="31.629470000000001" table:style-name="ce2">
            <text:p>31.63</text:p>
          </table:table-cell>
          <table:table-cell office:value-type="float" office:value="40.684849999999997" table:style-name="ce2">
            <text:p>40.68</text:p>
          </table:table-cell>
          <table:table-cell office:value-type="float" office:value="46.2883" table:style-name="ce2">
            <text:p>46.29</text:p>
          </table:table-cell>
          <table:table-cell office:value-type="float" office:value="42.615749999999998" table:style-name="ce2">
            <text:p>42.62</text:p>
          </table:table-cell>
          <table:table-cell office:value-type="float" office:value="45.398009999999999" table:style-name="ce2">
            <text:p>45.40</text:p>
          </table:table-cell>
          <table:table-cell office:value-type="float" office:value="41.929279999999999" table:style-name="ce2">
            <text:p>41.93</text:p>
          </table:table-cell>
          <table:table-cell office:value-type="float" office:value="105.20666268110276" table:formula="of:=[space_new.$AN$7]" table:style-name="ce2">
            <text:p>105.2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G32+RRR32</text:p>
          </table:table-cell>
          <table:table-cell office:value-type="float" office:value="26.598199999999999" table:style-name="ce2">
            <text:p>26.60</text:p>
          </table:table-cell>
          <table:table-cell office:value-type="float" office:value="32.422879999999999" table:style-name="ce2">
            <text:p>32.42</text:p>
          </table:table-cell>
          <table:table-cell office:value-type="float" office:value="27.507909999999999" table:style-name="ce2">
            <text:p>27.51</text:p>
          </table:table-cell>
          <table:table-cell office:value-type="float" office:value="36.418689999999998" table:style-name="ce2">
            <text:p>36.42</text:p>
          </table:table-cell>
          <table:table-cell office:value-type="float" office:value="40.381500000000003" table:style-name="ce2">
            <text:p>40.38</text:p>
          </table:table-cell>
          <table:table-cell office:value-type="float" office:value="37.35933" table:style-name="ce2">
            <text:p>37.36</text:p>
          </table:table-cell>
          <table:table-cell office:value-type="float" office:value="45.857399999999998" table:style-name="ce2">
            <text:p>45.86</text:p>
          </table:table-cell>
          <table:table-cell office:value-type="float" office:value="42.173690000000001" table:style-name="ce2">
            <text:p>42.17</text:p>
          </table:table-cell>
          <table:table-cell office:value-type="float" office:value="36.056040000000003" table:style-name="ce2">
            <text:p>36.06</text:p>
          </table:table-cell>
          <table:table-cell office:value-type="float" office:value="44.469839999999998" table:style-name="ce2">
            <text:p>44.47</text:p>
          </table:table-cell>
          <table:table-cell office:value-type="float" office:value="32.428629999999998" table:style-name="ce2">
            <text:p>32.43</text:p>
          </table:table-cell>
          <table:table-cell office:value-type="float" office:value="41.697740000000003" table:style-name="ce2">
            <text:p>41.70</text:p>
          </table:table-cell>
          <table:table-cell office:value-type="float" office:value="49.217309999999998" table:style-name="ce2">
            <text:p>49.22</text:p>
          </table:table-cell>
          <table:table-cell office:value-type="float" office:value="45.154609999999998" table:style-name="ce2">
            <text:p>45.15</text:p>
          </table:table-cell>
          <table:table-cell office:value-type="float" office:value="48.253340000000001" table:style-name="ce2">
            <text:p>48.25</text:p>
          </table:table-cell>
          <table:table-cell office:value-type="float" office:value="44.420580000000001" table:style-name="ce2">
            <text:p>44.42</text:p>
          </table:table-cell>
          <table:table-cell office:value-type="float" office:value="100.88541731357574" table:formula="of:=[space_new.$AO$7]" table:style-name="ce2">
            <text:p>100.8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G32+RRR64</text:p>
          </table:table-cell>
          <table:table-cell office:value-type="float" office:value="26.743490000000001" table:style-name="ce2">
            <text:p>26.74</text:p>
          </table:table-cell>
          <table:table-cell office:value-type="float" office:value="32.489890000000003" table:style-name="ce2">
            <text:p>32.49</text:p>
          </table:table-cell>
          <table:table-cell office:value-type="float" office:value="27.520209999999999" table:style-name="ce2">
            <text:p>27.52</text:p>
          </table:table-cell>
          <table:table-cell office:value-type="float" office:value="36.417749999999998" table:style-name="ce2">
            <text:p>36.42</text:p>
          </table:table-cell>
          <table:table-cell office:value-type="float" office:value="40.641419999999997" table:style-name="ce2">
            <text:p>40.64</text:p>
          </table:table-cell>
          <table:table-cell office:value-type="float" office:value="37.573160000000001" table:style-name="ce2">
            <text:p>37.57</text:p>
          </table:table-cell>
          <table:table-cell office:value-type="float" office:value="46.729199999999999" table:style-name="ce2">
            <text:p>46.73</text:p>
          </table:table-cell>
          <table:table-cell office:value-type="float" office:value="42.878660000000004" table:style-name="ce2">
            <text:p>42.88</text:p>
          </table:table-cell>
          <table:table-cell office:value-type="float" office:value="37.486229999999999" table:style-name="ce2">
            <text:p>37.49</text:p>
          </table:table-cell>
          <table:table-cell office:value-type="float" office:value="44.765500000000003" table:style-name="ce2">
            <text:p>44.77</text:p>
          </table:table-cell>
          <table:table-cell office:value-type="float" office:value="32.659410000000001" table:style-name="ce2">
            <text:p>32.66</text:p>
          </table:table-cell>
          <table:table-cell office:value-type="float" office:value="41.884439999999998" table:style-name="ce2">
            <text:p>41.88</text:p>
          </table:table-cell>
          <table:table-cell office:value-type="float" office:value="50.252749999999999" table:style-name="ce2">
            <text:p>50.25</text:p>
          </table:table-cell>
          <table:table-cell office:value-type="float" office:value="46.016480000000001" table:style-name="ce2">
            <text:p>46.02</text:p>
          </table:table-cell>
          <table:table-cell office:value-type="float" office:value="49.282539999999997" table:style-name="ce2">
            <text:p>49.28</text:p>
          </table:table-cell>
          <table:table-cell office:value-type="float" office:value="45.265030000000003" table:style-name="ce2">
            <text:p>45.27</text:p>
          </table:table-cell>
          <table:table-cell office:value-type="float" office:value="97.972075245380395" table:formula="of:=[space_new.$AP$7]" table:style-name="ce2">
            <text:p>97.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G32+RRR128</text:p>
          </table:table-cell>
          <table:table-cell office:value-type="float" office:value="26.5671" table:style-name="ce2">
            <text:p>26.57</text:p>
          </table:table-cell>
          <table:table-cell office:value-type="float" office:value="32.438920000000003" table:style-name="ce2">
            <text:p>32.44</text:p>
          </table:table-cell>
          <table:table-cell office:value-type="float" office:value="27.474019999999999" table:style-name="ce2">
            <text:p>27.47</text:p>
          </table:table-cell>
          <table:table-cell office:value-type="float" office:value="36.42183" table:style-name="ce2">
            <text:p>36.42</text:p>
          </table:table-cell>
          <table:table-cell office:value-type="float" office:value="41.01896" table:style-name="ce2">
            <text:p>41.02</text:p>
          </table:table-cell>
          <table:table-cell office:value-type="float" office:value="37.824779999999997" table:style-name="ce2">
            <text:p>37.82</text:p>
          </table:table-cell>
          <table:table-cell office:value-type="float" office:value="48.433610000000002" table:style-name="ce2">
            <text:p>48.43</text:p>
          </table:table-cell>
          <table:table-cell office:value-type="float" office:value="44.254750000000001" table:style-name="ce2">
            <text:p>44.25</text:p>
          </table:table-cell>
          <table:table-cell office:value-type="float" office:value="36.852229999999999" table:style-name="ce2">
            <text:p>36.85</text:p>
          </table:table-cell>
          <table:table-cell office:value-type="float" office:value="45.133690000000001" table:style-name="ce2">
            <text:p>45.13</text:p>
          </table:table-cell>
          <table:table-cell office:value-type="float" office:value="32.924430000000001" table:style-name="ce2">
            <text:p>32.92</text:p>
          </table:table-cell>
          <table:table-cell office:value-type="float" office:value="42.187809999999999" table:style-name="ce2">
            <text:p>42.19</text:p>
          </table:table-cell>
          <table:table-cell office:value-type="float" office:value="52.148539999999997" table:style-name="ce2">
            <text:p>52.15</text:p>
          </table:table-cell>
          <table:table-cell office:value-type="float" office:value="47.595750000000002" table:style-name="ce2">
            <text:p>47.60</text:p>
          </table:table-cell>
          <table:table-cell office:value-type="float" office:value="52.197299999999998" table:style-name="ce2">
            <text:p>52.20</text:p>
          </table:table-cell>
          <table:table-cell office:value-type="float" office:value="46.880960000000002" table:style-name="ce2">
            <text:p>46.88</text:p>
          </table:table-cell>
          <table:table-cell office:value-type="float" office:value="96.513283874988559" table:formula="of:=[space_new.$AQ$7]" table:style-name="ce2">
            <text:p>96.5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32+RG32</text:p>
          </table:table-cell>
          <table:table-cell office:value-type="float" office:value="27.4909" table:style-name="ce2">
            <text:p>27.49</text:p>
          </table:table-cell>
          <table:table-cell office:value-type="float" office:value="32.295470000000002" table:style-name="ce2">
            <text:p>32.30</text:p>
          </table:table-cell>
          <table:table-cell office:value-type="float" office:value="27.542449999999999" table:style-name="ce2">
            <text:p>27.54</text:p>
          </table:table-cell>
          <table:table-cell office:value-type="float" office:value="38.561950000000003" table:style-name="ce2">
            <text:p>38.56</text:p>
          </table:table-cell>
          <table:table-cell office:value-type="float" office:value="39.67745" table:style-name="ce2">
            <text:p>39.68</text:p>
          </table:table-cell>
          <table:table-cell office:value-type="float" office:value="37.563980000000001" table:style-name="ce2">
            <text:p>37.56</text:p>
          </table:table-cell>
          <table:table-cell office:value-type="float" office:value="45.064079999999997" table:style-name="ce2">
            <text:p>45.06</text:p>
          </table:table-cell>
          <table:table-cell office:value-type="float" office:value="41.375489999999999" table:style-name="ce2">
            <text:p>41.38</text:p>
          </table:table-cell>
          <table:table-cell office:value-type="float" office:value="35.187240000000003" table:style-name="ce2">
            <text:p>35.19</text:p>
          </table:table-cell>
          <table:table-cell office:value-type="float" office:value="46.037770000000002" table:style-name="ce2">
            <text:p>46.04</text:p>
          </table:table-cell>
          <table:table-cell office:value-type="float" office:value="31.699570000000001" table:style-name="ce2">
            <text:p>31.70</text:p>
          </table:table-cell>
          <table:table-cell office:value-type="float" office:value="43.152340000000002" table:style-name="ce2">
            <text:p>43.15</text:p>
          </table:table-cell>
          <table:table-cell office:value-type="float" office:value="48.158880000000003" table:style-name="ce2">
            <text:p>48.16</text:p>
          </table:table-cell>
          <table:table-cell office:value-type="float" office:value="43.979619999999997" table:style-name="ce2">
            <text:p>43.98</text:p>
          </table:table-cell>
          <table:table-cell office:value-type="float" office:value="47.030720000000002" table:style-name="ce2">
            <text:p>47.03</text:p>
          </table:table-cell>
          <table:table-cell office:value-type="float" office:value="43.264180000000003" table:style-name="ce2">
            <text:p>43.26</text:p>
          </table:table-cell>
          <table:table-cell office:value-type="float" office:value="94.859421565532685" table:formula="of:=[space_new.$AR$7]" table:style-name="ce2">
            <text:p>94.8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32+RRR32</text:p>
          </table:table-cell>
          <table:table-cell office:value-type="float" office:value="26.63608" table:style-name="ce2">
            <text:p>26.64</text:p>
          </table:table-cell>
          <table:table-cell office:value-type="float" office:value="32.323999999999998" table:style-name="ce2">
            <text:p>32.32</text:p>
          </table:table-cell>
          <table:table-cell office:value-type="float" office:value="27.573930000000001" table:style-name="ce2">
            <text:p>27.57</text:p>
          </table:table-cell>
          <table:table-cell office:value-type="float" office:value="38.57891" table:style-name="ce2">
            <text:p>38.58</text:p>
          </table:table-cell>
          <table:table-cell office:value-type="float" office:value="40.629620000000003" table:style-name="ce2">
            <text:p>40.63</text:p>
          </table:table-cell>
          <table:table-cell office:value-type="float" office:value="37.3733" table:style-name="ce2">
            <text:p>37.37</text:p>
          </table:table-cell>
          <table:table-cell office:value-type="float" office:value="47.162100000000002" table:style-name="ce2">
            <text:p>47.16</text:p>
          </table:table-cell>
          <table:table-cell office:value-type="float" office:value="43.198729999999998" table:style-name="ce2">
            <text:p>43.20</text:p>
          </table:table-cell>
          <table:table-cell office:value-type="float" office:value="36.213590000000003" table:style-name="ce2">
            <text:p>36.21</text:p>
          </table:table-cell>
          <table:table-cell office:value-type="float" office:value="46.995010000000001" table:style-name="ce2">
            <text:p>47.00</text:p>
          </table:table-cell>
          <table:table-cell office:value-type="float" office:value="32.483879999999999" table:style-name="ce2">
            <text:p>32.48</text:p>
          </table:table-cell>
          <table:table-cell office:value-type="float" office:value="44.025280000000002" table:style-name="ce2">
            <text:p>44.03</text:p>
          </table:table-cell>
          <table:table-cell office:value-type="float" office:value="50.665550000000003" table:style-name="ce2">
            <text:p>50.67</text:p>
          </table:table-cell>
          <table:table-cell office:value-type="float" office:value="46.345550000000003" table:style-name="ce2">
            <text:p>46.35</text:p>
          </table:table-cell>
          <table:table-cell office:value-type="float" office:value="49.67915" table:style-name="ce2">
            <text:p>49.68</text:p>
          </table:table-cell>
          <table:table-cell office:value-type="float" office:value="45.574779999999997" table:style-name="ce2">
            <text:p>45.57</text:p>
          </table:table-cell>
          <table:table-cell office:value-type="float" office:value="90.538176198005687" table:formula="of:=[space_new.$AS$7]" table:style-name="ce2">
            <text:p>90.5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32+RRR64</text:p>
          </table:table-cell>
          <table:table-cell office:value-type="float" office:value="26.583950000000002" table:style-name="ce2">
            <text:p>26.58</text:p>
          </table:table-cell>
          <table:table-cell office:value-type="float" office:value="32.293880000000001" table:style-name="ce2">
            <text:p>32.29</text:p>
          </table:table-cell>
          <table:table-cell office:value-type="float" office:value="27.53321" table:style-name="ce2">
            <text:p>27.53</text:p>
          </table:table-cell>
          <table:table-cell office:value-type="float" office:value="38.546520000000001" table:style-name="ce2">
            <text:p>38.55</text:p>
          </table:table-cell>
          <table:table-cell office:value-type="float" office:value="40.633389999999999" table:style-name="ce2">
            <text:p>40.63</text:p>
          </table:table-cell>
          <table:table-cell office:value-type="float" office:value="37.607680000000002" table:style-name="ce2">
            <text:p>37.61</text:p>
          </table:table-cell>
          <table:table-cell office:value-type="float" office:value="47.928629999999998" table:style-name="ce2">
            <text:p>47.93</text:p>
          </table:table-cell>
          <table:table-cell office:value-type="float" office:value="43.827750000000002" table:style-name="ce2">
            <text:p>43.83</text:p>
          </table:table-cell>
          <table:table-cell office:value-type="float" office:value="36.49971" table:style-name="ce2">
            <text:p>36.50</text:p>
          </table:table-cell>
          <table:table-cell office:value-type="float" office:value="47.219929999999998" table:style-name="ce2">
            <text:p>47.22</text:p>
          </table:table-cell>
          <table:table-cell office:value-type="float" office:value="32.642589999999998" table:style-name="ce2">
            <text:p>32.64</text:p>
          </table:table-cell>
          <table:table-cell office:value-type="float" office:value="44.197580000000002" table:style-name="ce2">
            <text:p>44.20</text:p>
          </table:table-cell>
          <table:table-cell office:value-type="float" office:value="51.603540000000002" table:style-name="ce2">
            <text:p>51.60</text:p>
          </table:table-cell>
          <table:table-cell office:value-type="float" office:value="47.134189999999997" table:style-name="ce2">
            <text:p>47.13</text:p>
          </table:table-cell>
          <table:table-cell office:value-type="float" office:value="50.583419999999997" table:style-name="ce2">
            <text:p>50.58</text:p>
          </table:table-cell>
          <table:table-cell office:value-type="float" office:value="46.345750000000002" table:style-name="ce2">
            <text:p>46.35</text:p>
          </table:table-cell>
          <table:table-cell office:value-type="float" office:value="87.624834129810324" table:formula="of:=[space_new.$AT$7]" table:style-name="ce2">
            <text:p>87.6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32+RRR128</text:p>
          </table:table-cell>
          <table:table-cell office:value-type="float" office:value="26.64846" table:style-name="ce2">
            <text:p>26.65</text:p>
          </table:table-cell>
          <table:table-cell office:value-type="float" office:value="32.329680000000003" table:style-name="ce2">
            <text:p>32.33</text:p>
          </table:table-cell>
          <table:table-cell office:value-type="float" office:value="27.554790000000001" table:style-name="ce2">
            <text:p>27.55</text:p>
          </table:table-cell>
          <table:table-cell office:value-type="float" office:value="38.590330000000002" table:style-name="ce2">
            <text:p>38.59</text:p>
          </table:table-cell>
          <table:table-cell office:value-type="float" office:value="41.072580000000002" table:style-name="ce2">
            <text:p>41.07</text:p>
          </table:table-cell>
          <table:table-cell office:value-type="float" office:value="37.853059999999999" table:style-name="ce2">
            <text:p>37.85</text:p>
          </table:table-cell>
          <table:table-cell office:value-type="float" office:value="49.667180000000002" table:style-name="ce2">
            <text:p>49.67</text:p>
          </table:table-cell>
          <table:table-cell office:value-type="float" office:value="45.298340000000003" table:style-name="ce2">
            <text:p>45.30</text:p>
          </table:table-cell>
          <table:table-cell office:value-type="float" office:value="36.99192" table:style-name="ce2">
            <text:p>36.99</text:p>
          </table:table-cell>
          <table:table-cell office:value-type="float" office:value="47.711970000000001" table:style-name="ce2">
            <text:p>47.71</text:p>
          </table:table-cell>
          <table:table-cell office:value-type="float" office:value="32.973640000000003" table:style-name="ce2">
            <text:p>32.97</text:p>
          </table:table-cell>
          <table:table-cell office:value-type="float" office:value="44.508850000000002" table:style-name="ce2">
            <text:p>44.51</text:p>
          </table:table-cell>
          <table:table-cell office:value-type="float" office:value="53.648919999999997" table:style-name="ce2">
            <text:p>53.65</text:p>
          </table:table-cell>
          <table:table-cell office:value-type="float" office:value="48.755600000000001" table:style-name="ce2">
            <text:p>48.76</text:p>
          </table:table-cell>
          <table:table-cell office:value-type="float" office:value="52.491289999999999" table:style-name="ce2">
            <text:p>52.49</text:p>
          </table:table-cell>
          <table:table-cell office:value-type="float" office:value="48.00235" table:style-name="ce2">
            <text:p>48.00</text:p>
          </table:table-cell>
          <table:table-cell office:value-type="float" office:value="86.166042759418488" table:formula="of:=[space_new.$AU$7]" table:style-name="ce2">
            <text:p>86.1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64+RG32</text:p>
          </table:table-cell>
          <table:table-cell office:value-type="float" office:value="26.586639999999999" table:style-name="ce2">
            <text:p>26.59</text:p>
          </table:table-cell>
          <table:table-cell office:value-type="float" office:value="32.478490000000001" table:style-name="ce2">
            <text:p>32.48</text:p>
          </table:table-cell>
          <table:table-cell office:value-type="float" office:value="27.56259" table:style-name="ce2">
            <text:p>27.56</text:p>
          </table:table-cell>
          <table:table-cell office:value-type="float" office:value="39.993989999999997" table:style-name="ce2">
            <text:p>39.99</text:p>
          </table:table-cell>
          <table:table-cell office:value-type="float" office:value="39.99391" table:style-name="ce2">
            <text:p>39.99</text:p>
          </table:table-cell>
          <table:table-cell office:value-type="float" office:value="36.773679999999999" table:style-name="ce2">
            <text:p>36.77</text:p>
          </table:table-cell>
          <table:table-cell office:value-type="float" office:value="45.985819999999997" table:style-name="ce2">
            <text:p>45.99</text:p>
          </table:table-cell>
          <table:table-cell office:value-type="float" office:value="42.018270000000001" table:style-name="ce2">
            <text:p>42.02</text:p>
          </table:table-cell>
          <table:table-cell office:value-type="float" office:value="35.307259999999999" table:style-name="ce2">
            <text:p>35.31</text:p>
          </table:table-cell>
          <table:table-cell office:value-type="float" office:value="47.470869999999998" table:style-name="ce2">
            <text:p>47.47</text:p>
          </table:table-cell>
          <table:table-cell office:value-type="float" office:value="31.684349999999998" table:style-name="ce2">
            <text:p>31.68</text:p>
          </table:table-cell>
          <table:table-cell office:value-type="float" office:value="44.530569999999997" table:style-name="ce2">
            <text:p>44.53</text:p>
          </table:table-cell>
          <table:table-cell office:value-type="float" office:value="48.948720000000002" table:style-name="ce2">
            <text:p>48.95</text:p>
          </table:table-cell>
          <table:table-cell office:value-type="float" office:value="44.66919" table:style-name="ce2">
            <text:p>44.67</text:p>
          </table:table-cell>
          <table:table-cell office:value-type="float" office:value="47.930219999999998" table:style-name="ce2">
            <text:p>47.93</text:p>
          </table:table-cell>
          <table:table-cell office:value-type="float" office:value="43.910020000000003" table:style-name="ce2">
            <text:p>43.91</text:p>
          </table:table-cell>
          <table:table-cell office:value-type="float" office:value="94.18939529657365" table:formula="of:=[space_new.$AV$7]" table:style-name="ce2">
            <text:p>94.1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64+RRR32</text:p>
          </table:table-cell>
          <table:table-cell office:value-type="float" office:value="26.600010000000001" table:style-name="ce2">
            <text:p>26.60</text:p>
          </table:table-cell>
          <table:table-cell office:value-type="float" office:value="32.492550000000001" table:style-name="ce2">
            <text:p>32.49</text:p>
          </table:table-cell>
          <table:table-cell office:value-type="float" office:value="27.574649999999998" table:style-name="ce2">
            <text:p>27.57</text:p>
          </table:table-cell>
          <table:table-cell office:value-type="float" office:value="39.981999999999999" table:style-name="ce2">
            <text:p>39.98</text:p>
          </table:table-cell>
          <table:table-cell office:value-type="float" office:value="40.82038" table:style-name="ce2">
            <text:p>40.82</text:p>
          </table:table-cell>
          <table:table-cell office:value-type="float" office:value="37.55791" table:style-name="ce2">
            <text:p>37.56</text:p>
          </table:table-cell>
          <table:table-cell office:value-type="float" office:value="48.194389999999999" table:style-name="ce2">
            <text:p>48.19</text:p>
          </table:table-cell>
          <table:table-cell office:value-type="float" office:value="43.879170000000002" table:style-name="ce2">
            <text:p>43.88</text:p>
          </table:table-cell>
          <table:table-cell office:value-type="float" office:value="36.387889999999999" table:style-name="ce2">
            <text:p>36.39</text:p>
          </table:table-cell>
          <table:table-cell office:value-type="float" office:value="48.471629999999998" table:style-name="ce2">
            <text:p>48.47</text:p>
          </table:table-cell>
          <table:table-cell office:value-type="float" office:value="32.638080000000002" table:style-name="ce2">
            <text:p>32.64</text:p>
          </table:table-cell>
          <table:table-cell office:value-type="float" office:value="45.380870000000002" table:style-name="ce2">
            <text:p>45.38</text:p>
          </table:table-cell>
          <table:table-cell office:value-type="float" office:value="51.708399999999997" table:style-name="ce2">
            <text:p>51.71</text:p>
          </table:table-cell>
          <table:table-cell office:value-type="float" office:value="47.051299999999998" table:style-name="ce2">
            <text:p>47.05</text:p>
          </table:table-cell>
          <table:table-cell office:value-type="float" office:value="50.622149999999998" table:style-name="ce2">
            <text:p>50.62</text:p>
          </table:table-cell>
          <table:table-cell office:value-type="float" office:value="46.249400000000001" table:style-name="ce2">
            <text:p>46.25</text:p>
          </table:table-cell>
          <table:table-cell office:value-type="float" office:value="89.868149929046638" table:formula="of:=[space_new.$AW$7]" table:style-name="ce2">
            <text:p>89.8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64+RRR64</text:p>
          </table:table-cell>
          <table:table-cell office:value-type="float" office:value="26.601749999999999" table:style-name="ce2">
            <text:p>26.60</text:p>
          </table:table-cell>
          <table:table-cell office:value-type="float" office:value="32.488630000000001" table:style-name="ce2">
            <text:p>32.49</text:p>
          </table:table-cell>
          <table:table-cell office:value-type="float" office:value="27.573910000000001" table:style-name="ce2">
            <text:p>27.57</text:p>
          </table:table-cell>
          <table:table-cell office:value-type="float" office:value="39.997950000000003" table:style-name="ce2">
            <text:p>40.00</text:p>
          </table:table-cell>
          <table:table-cell office:value-type="float" office:value="41.01979" table:style-name="ce2">
            <text:p>41.02</text:p>
          </table:table-cell>
          <table:table-cell office:value-type="float" office:value="37.624830000000003" table:style-name="ce2">
            <text:p>37.62</text:p>
          </table:table-cell>
          <table:table-cell office:value-type="float" office:value="48.940359999999998" table:style-name="ce2">
            <text:p>48.94</text:p>
          </table:table-cell>
          <table:table-cell office:value-type="float" office:value="44.571840000000002" table:style-name="ce2">
            <text:p>44.57</text:p>
          </table:table-cell>
          <table:table-cell office:value-type="float" office:value="36.793039999999998" table:style-name="ce2">
            <text:p>36.79</text:p>
          </table:table-cell>
          <table:table-cell office:value-type="float" office:value="48.723790000000001" table:style-name="ce2">
            <text:p>48.72</text:p>
          </table:table-cell>
          <table:table-cell office:value-type="float" office:value="32.670659999999998" table:style-name="ce2">
            <text:p>32.67</text:p>
          </table:table-cell>
          <table:table-cell office:value-type="float" office:value="45.586840000000002" table:style-name="ce2">
            <text:p>45.59</text:p>
          </table:table-cell>
          <table:table-cell office:value-type="float" office:value="52.651330000000002" table:style-name="ce2">
            <text:p>52.65</text:p>
          </table:table-cell>
          <table:table-cell office:value-type="float" office:value="47.864490000000004" table:style-name="ce2">
            <text:p>47.86</text:p>
          </table:table-cell>
          <table:table-cell office:value-type="float" office:value="51.539079999999998" table:style-name="ce2">
            <text:p>51.54</text:p>
          </table:table-cell>
          <table:table-cell office:value-type="float" office:value="47.036729999999999" table:style-name="ce2">
            <text:p>47.04</text:p>
          </table:table-cell>
          <table:table-cell office:value-type="float" office:value="86.95480786085129" table:formula="of:=[space_new.$AX$7]" table:style-name="ce2">
            <text:p>86.9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64+RRR128</text:p>
          </table:table-cell>
          <table:table-cell office:value-type="float" office:value="26.628160000000001" table:style-name="ce2">
            <text:p>26.63</text:p>
          </table:table-cell>
          <table:table-cell office:value-type="float" office:value="32.475099999999998" table:style-name="ce2">
            <text:p>32.48</text:p>
          </table:table-cell>
          <table:table-cell office:value-type="float" office:value="27.645990000000001" table:style-name="ce2">
            <text:p>27.65</text:p>
          </table:table-cell>
          <table:table-cell office:value-type="float" office:value="40.077570000000001" table:style-name="ce2">
            <text:p>40.08</text:p>
          </table:table-cell>
          <table:table-cell office:value-type="float" office:value="41.477089999999997" table:style-name="ce2">
            <text:p>41.48</text:p>
          </table:table-cell>
          <table:table-cell office:value-type="float" office:value="37.979239999999997" table:style-name="ce2">
            <text:p>37.98</text:p>
          </table:table-cell>
          <table:table-cell office:value-type="float" office:value="50.87567" table:style-name="ce2">
            <text:p>50.88</text:p>
          </table:table-cell>
          <table:table-cell office:value-type="float" office:value="46.112279999999998" table:style-name="ce2">
            <text:p>46.11</text:p>
          </table:table-cell>
          <table:table-cell office:value-type="float" office:value="37.17295" table:style-name="ce2">
            <text:p>37.17</text:p>
          </table:table-cell>
          <table:table-cell office:value-type="float" office:value="49.194830000000003" table:style-name="ce2">
            <text:p>49.19</text:p>
          </table:table-cell>
          <table:table-cell office:value-type="float" office:value="33.025410000000001" table:style-name="ce2">
            <text:p>33.03</text:p>
          </table:table-cell>
          <table:table-cell office:value-type="float" office:value="45.889499999999998" table:style-name="ce2">
            <text:p>45.89</text:p>
          </table:table-cell>
          <table:table-cell office:value-type="float" office:value="55.284910000000004" table:style-name="ce2">
            <text:p>55.28</text:p>
          </table:table-cell>
          <table:table-cell office:value-type="float" office:value="49.486849999999997" table:style-name="ce2">
            <text:p>49.49</text:p>
          </table:table-cell>
          <table:table-cell office:value-type="float" office:value="53.605960000000003" table:style-name="ce2">
            <text:p>53.61</text:p>
          </table:table-cell>
          <table:table-cell office:value-type="float" office:value="48.653680000000001" table:style-name="ce2">
            <text:p>48.65</text:p>
          </table:table-cell>
          <table:table-cell office:value-type="float" office:value="85.496016490459454" table:formula="of:=[space_new.$AY$7]" table:style-name="ce2">
            <text:p>85.5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128+RG32</text:p>
          </table:table-cell>
          <table:table-cell office:value-type="float" office:value="26.583089999999999" table:style-name="ce2">
            <text:p>26.58</text:p>
          </table:table-cell>
          <table:table-cell office:value-type="float" office:value="32.885260000000002" table:style-name="ce2">
            <text:p>32.89</text:p>
          </table:table-cell>
          <table:table-cell office:value-type="float" office:value="27.70581" table:style-name="ce2">
            <text:p>27.71</text:p>
          </table:table-cell>
          <table:table-cell office:value-type="float" office:value="43.256860000000003" table:style-name="ce2">
            <text:p>43.26</text:p>
          </table:table-cell>
          <table:table-cell office:value-type="float" office:value="40.93385" table:style-name="ce2">
            <text:p>40.93</text:p>
          </table:table-cell>
          <table:table-cell office:value-type="float" office:value="37.168390000000002" table:style-name="ce2">
            <text:p>37.17</text:p>
          </table:table-cell>
          <table:table-cell office:value-type="float" office:value="48.538179999999997" table:style-name="ce2">
            <text:p>48.54</text:p>
          </table:table-cell>
          <table:table-cell office:value-type="float" office:value="43.703940000000003" table:style-name="ce2">
            <text:p>43.70</text:p>
          </table:table-cell>
          <table:table-cell office:value-type="float" office:value="35.674840000000003" table:style-name="ce2">
            <text:p>35.67</text:p>
          </table:table-cell>
          <table:table-cell office:value-type="float" office:value="50.8964" table:style-name="ce2">
            <text:p>50.90</text:p>
          </table:table-cell>
          <table:table-cell office:value-type="float" office:value="31.8354" table:style-name="ce2">
            <text:p>31.84</text:p>
          </table:table-cell>
          <table:table-cell office:value-type="float" office:value="47.686340000000001" table:style-name="ce2">
            <text:p>47.69</text:p>
          </table:table-cell>
          <table:table-cell office:value-type="float" office:value="51.462499999999999" table:style-name="ce2">
            <text:p>51.46</text:p>
          </table:table-cell>
          <table:table-cell office:value-type="float" office:value="46.455030000000001" table:style-name="ce2">
            <text:p>46.46</text:p>
          </table:table-cell>
          <table:table-cell office:value-type="float" office:value="50.359070000000003" table:style-name="ce2">
            <text:p>50.36</text:p>
          </table:table-cell>
          <table:table-cell office:value-type="float" office:value="45.592460000000003" table:style-name="ce2">
            <text:p>45.59</text:p>
          </table:table-cell>
          <table:table-cell office:value-type="float" office:value="93.862863507270816" table:formula="of:=[space_new.$AZ$7]" table:style-name="ce2">
            <text:p>93.8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128+RRR32</text:p>
          </table:table-cell>
          <table:table-cell office:value-type="float" office:value="26.632259999999999" table:style-name="ce2">
            <text:p>26.63</text:p>
          </table:table-cell>
          <table:table-cell office:value-type="float" office:value="33.659439999999996" table:style-name="ce2">
            <text:p>33.66</text:p>
          </table:table-cell>
          <table:table-cell office:value-type="float" office:value="27.64489" table:style-name="ce2">
            <text:p>27.64</text:p>
          </table:table-cell>
          <table:table-cell office:value-type="float" office:value="43.162849999999999" table:style-name="ce2">
            <text:p>43.16</text:p>
          </table:table-cell>
          <table:table-cell office:value-type="float" office:value="41.742269999999998" table:style-name="ce2">
            <text:p>41.74</text:p>
          </table:table-cell>
          <table:table-cell office:value-type="float" office:value="37.857219999999998" table:style-name="ce2">
            <text:p>37.86</text:p>
          </table:table-cell>
          <table:table-cell office:value-type="float" office:value="50.511360000000003" table:style-name="ce2">
            <text:p>50.51</text:p>
          </table:table-cell>
          <table:table-cell office:value-type="float" office:value="45.548490000000001" table:style-name="ce2">
            <text:p>45.55</text:p>
          </table:table-cell>
          <table:table-cell office:value-type="float" office:value="36.732250000000001" table:style-name="ce2">
            <text:p>36.73</text:p>
          </table:table-cell>
          <table:table-cell office:value-type="float" office:value="52.070740000000001" table:style-name="ce2">
            <text:p>52.07</text:p>
          </table:table-cell>
          <table:table-cell office:value-type="float" office:value="32.572400000000002" table:style-name="ce2">
            <text:p>32.57</text:p>
          </table:table-cell>
          <table:table-cell office:value-type="float" office:value="48.592190000000002" table:style-name="ce2">
            <text:p>48.59</text:p>
          </table:table-cell>
          <table:table-cell office:value-type="float" office:value="54.220930000000003" table:style-name="ce2">
            <text:p>54.22</text:p>
          </table:table-cell>
          <table:table-cell office:value-type="float" office:value="48.814360000000001" table:style-name="ce2">
            <text:p>48.81</text:p>
          </table:table-cell>
          <table:table-cell office:value-type="float" office:value="52.985700000000001" table:style-name="ce2">
            <text:p>52.99</text:p>
          </table:table-cell>
          <table:table-cell office:value-type="float" office:value="47.881180000000001" table:style-name="ce2">
            <text:p>47.88</text:p>
          </table:table-cell>
          <table:table-cell office:value-type="float" office:value="89.541618139743804" table:formula="of:=[space_new.$BA$7]" table:style-name="ce2">
            <text:p>89.5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128+RRR64</text:p>
          </table:table-cell>
          <table:table-cell office:value-type="float" office:value="26.618130000000001" table:style-name="ce2">
            <text:p>26.62</text:p>
          </table:table-cell>
          <table:table-cell office:value-type="float" office:value="32.866309999999999" table:style-name="ce2">
            <text:p>32.87</text:p>
          </table:table-cell>
          <table:table-cell office:value-type="float" office:value="27.629449999999999" table:style-name="ce2">
            <text:p>27.63</text:p>
          </table:table-cell>
          <table:table-cell office:value-type="float" office:value="43.150550000000003" table:style-name="ce2">
            <text:p>43.15</text:p>
          </table:table-cell>
          <table:table-cell office:value-type="float" office:value="41.918999999999997" table:style-name="ce2">
            <text:p>41.92</text:p>
          </table:table-cell>
          <table:table-cell office:value-type="float" office:value="38.014400000000002" table:style-name="ce2">
            <text:p>38.01</text:p>
          </table:table-cell>
          <table:table-cell office:value-type="float" office:value="51.338149999999999" table:style-name="ce2">
            <text:p>51.34</text:p>
          </table:table-cell>
          <table:table-cell office:value-type="float" office:value="46.170180000000002" table:style-name="ce2">
            <text:p>46.17</text:p>
          </table:table-cell>
          <table:table-cell office:value-type="float" office:value="36.995420000000003" table:style-name="ce2">
            <text:p>37.00</text:p>
          </table:table-cell>
          <table:table-cell office:value-type="float" office:value="52.130409999999998" table:style-name="ce2">
            <text:p>52.13</text:p>
          </table:table-cell>
          <table:table-cell office:value-type="float" office:value="32.698520000000002" table:style-name="ce2">
            <text:p>32.70</text:p>
          </table:table-cell>
          <table:table-cell office:value-type="float" office:value="48.772069999999999" table:style-name="ce2">
            <text:p>48.77</text:p>
          </table:table-cell>
          <table:table-cell office:value-type="float" office:value="55.047159999999998" table:style-name="ce2">
            <text:p>55.05</text:p>
          </table:table-cell>
          <table:table-cell office:value-type="float" office:value="49.531779999999998" table:style-name="ce2">
            <text:p>49.53</text:p>
          </table:table-cell>
          <table:table-cell office:value-type="float" office:value="53.879660000000001" table:style-name="ce2">
            <text:p>53.88</text:p>
          </table:table-cell>
          <table:table-cell office:value-type="float" office:value="48.663919999999997" table:style-name="ce2">
            <text:p>48.66</text:p>
          </table:table-cell>
          <table:table-cell office:value-type="float" office:value="86.62827607154847" table:formula="of:=[space_new.$BB$7]" table:style-name="ce2">
            <text:p>86.6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_Ψ512+RRR128+RRR128</text:p>
          </table:table-cell>
          <table:table-cell office:value-type="float" office:value="26.569659999999999" table:style-name="ce2">
            <text:p>26.57</text:p>
          </table:table-cell>
          <table:table-cell office:value-type="float" office:value="32.931609999999999" table:style-name="ce2">
            <text:p>32.93</text:p>
          </table:table-cell>
          <table:table-cell office:value-type="float" office:value="27.602830000000001" table:style-name="ce2">
            <text:p>27.60</text:p>
          </table:table-cell>
          <table:table-cell office:value-type="float" office:value="43.214219999999997" table:style-name="ce2">
            <text:p>43.21</text:p>
          </table:table-cell>
          <table:table-cell office:value-type="float" office:value="42.390140000000002" table:style-name="ce2">
            <text:p>42.39</text:p>
          </table:table-cell>
          <table:table-cell office:value-type="float" office:value="39.250570000000003" table:style-name="ce2">
            <text:p>39.25</text:p>
          </table:table-cell>
          <table:table-cell office:value-type="float" office:value="54.393599999999999" table:style-name="ce2">
            <text:p>54.39</text:p>
          </table:table-cell>
          <table:table-cell office:value-type="float" office:value="47.718919999999997" table:style-name="ce2">
            <text:p>47.72</text:p>
          </table:table-cell>
          <table:table-cell office:value-type="float" office:value="37.478920000000002" table:style-name="ce2">
            <text:p>37.48</text:p>
          </table:table-cell>
          <table:table-cell office:value-type="float" office:value="52.637270000000001" table:style-name="ce2">
            <text:p>52.64</text:p>
          </table:table-cell>
          <table:table-cell office:value-type="float" office:value="33.017249999999997" table:style-name="ce2">
            <text:p>33.02</text:p>
          </table:table-cell>
          <table:table-cell office:value-type="float" office:value="49.054900000000004" table:style-name="ce2">
            <text:p>49.05</text:p>
          </table:table-cell>
          <table:table-cell office:value-type="float" office:value="57.104849999999999" table:style-name="ce2">
            <text:p>57.10</text:p>
          </table:table-cell>
          <table:table-cell office:value-type="float" office:value="51.23874" table:style-name="ce2">
            <text:p>51.24</text:p>
          </table:table-cell>
          <table:table-cell office:value-type="float" office:value="55.863379999999999" table:style-name="ce2">
            <text:p>55.86</text:p>
          </table:table-cell>
          <table:table-cell office:value-type="float" office:value="50.321710000000003" table:style-name="ce2">
            <text:p>50.32</text:p>
          </table:table-cell>
          <table:table-cell office:value-type="float" office:value="85.16948470115662" table:formula="of:=[space_new.$BC$7]" table:style-name="ce2">
            <text:p>85.17</text:p>
          </table:table-cell>
          <table:table-cell table:number-columns-repeated="16366"/>
        </table:table-row>
        <table:table-row table:number-rows-repeated="15" table:style-name="ro1">
          <table:table-cell table:number-columns-repeated="3" table:style-name="ce1"/>
          <table:table-cell table:style-name="ce5"/>
          <table:table-cell table:number-columns-repeated="16380" table:style-name="ce1"/>
        </table:table-row>
        <table:table-row table:number-rows-repeated="15" table:style-name="ro1">
          <table:table-cell table:number-columns-repeated="3"/>
          <table:table-cell table:style-name="ce5"/>
          <table:table-cell table:number-columns-repeated="16380"/>
        </table:table-row>
        <table:table-row table:number-rows-repeated="1048497" table:style-name="ro1">
          <table:table-cell table:number-columns-repeated="16384"/>
        </table:table-row>
      </table:table>
      <table:database-ranges>
        <table:database-range table:target-range-address="board_old.M3:board_old.M6" table:name="__Anonymous_Sheet_DB__1" table:contains-header="false">
          <table:sort>
            <table:sort-by table:field-number="0" table:order="descending"/>
          </table:sort>
        </table:database-range>
        <table:database-range table:target-range-address="end_old.M3:end_old.M6" table:name="__Anonymous_Sheet_DB__3" table:contains-header="false">
          <table:sort>
            <table:sort-by table:field-number="0" table:order="descending"/>
          </table:sort>
        </table:database-range>
        <table:database-range table:target-range-address="xy_old.M4:xy_old.M7" table:name="__Anonymous_Sheet_DB__4" table:contains-header="false">
          <table:sort>
            <table:sort-by table:field-number="0" table:order="descending"/>
          </table:sort>
        </table:database-range>
        <table:database-range table:target-range-address="board_new.M3:board_new.M6" table:name="__Anonymous_Sheet_DB__6" table:contains-header="false">
          <table:sort>
            <table:sort-by table:field-number="0" table:order="descending"/>
          </table:sort>
        </table:database-range>
        <table:database-range table:target-range-address="start_new.A1:start_new.E49" table:name="__Anonymous_Sheet_DB__7">
          <table:sort>
            <table:sort-by table:field-number="3" table:order="descending"/>
          </table:sort>
        </table:database-range>
        <table:database-range table:target-range-address="end_new.M3:end_new.M6" table:name="__Anonymous_Sheet_DB__8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Windows User</meta:initial-creator>
    <dc:creator>Windows User</dc:creator>
    <meta:creation-date>2019-02-11T14:39:13Z</meta:creation-date>
    <dc:date>2019-03-25T11:11:02Z</dc:date>
    <meta:editing-cycles>402</meta:editing-cycles>
    <meta:editing-duration>PT37317S</meta:editing-duration>
  </office:meta>
</office:document-meta>
</file>